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88mm solid #000000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88mm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none" fo:border-left="0.88mm solid #000000" fo:border-right="0.88mm solid #000000" fo:border-top="none"/>
    </style:style>
    <style:style style:name="ce5" style:family="table-cell" style:parent-style-name="Default">
      <style:table-cell-properties fo:border-bottom="0.88mm solid #000000" fo:border-left="0.88mm solid #000000" fo:border-right="0.88mm solid #000000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88mm solid #000000" fo:border-right="0.88mm solid #000000" fo:border-top="0.88mm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88mm solid #000000" fo:border-right="0.88mm solid #000000" fo:border-top="none"/>
      <style:paragraph-properties fo:text-align="center" fo:margin-left="0mm"/>
      <style:text-properties style:use-window-font-color="true" style:text-underline-style="none" fo:font-weight="bold" style:font-weight-asian="bold" style:font-weight-complex="bold"/>
    </style:style>
    <style:style style:name="ce9" style:family="table-cell" style:parent-style-name="Default" style:data-style-name="N5118">
      <style:table-cell-properties fo:border-bottom="none" style:text-align-source="fix" style:repeat-content="false" fo:border-left="0.88mm solid #000000" fo:border-right="0.88mm solid #000000" fo:border-top="none"/>
      <style:paragraph-properties fo:text-align="center" fo:margin-left="0mm"/>
    </style:style>
    <style:style style:name="ce10" style:family="table-cell" style:parent-style-name="Default" style:data-style-name="N5118">
      <style:table-cell-properties fo:border-bottom="none" style:text-align-source="fix" style:repeat-content="false" fo:border-left="0.88mm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5118">
      <style:table-cell-properties fo:border-bottom="0.88mm solid #000000" style:text-align-source="fix" style:repeat-content="false" fo:border-left="0.88mm solid #000000" fo:border-right="0.88mm solid #000000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5118"/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88mm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5118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 style:data-style-name="N5118">
      <style:table-cell-properties fo:border-bottom="0.88mm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88mm solid #000000" fo:border-top="0.88mm solid #000000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0.88mm solid #000000" fo:border-top="none"/>
      <style:paragraph-properties fo:text-align="center" fo:margin-left="0mm"/>
    </style:style>
    <style:style style:name="ce21" style:family="table-cell" style:parent-style-name="Default" style:data-style-name="N5118">
      <style:table-cell-properties fo:border-bottom="none" style:text-align-source="fix" style:repeat-content="false" fo:border-left="none" fo:border-right="0.88mm solid #000000" fo:border-top="none"/>
      <style:paragraph-properties fo:text-align="center" fo:margin-left="0mm"/>
    </style:style>
    <style:style style:name="ce22" style:family="table-cell" style:parent-style-name="Default" style:data-style-name="N5118">
      <style:table-cell-properties fo:border-bottom="0.88mm solid #000000" style:text-align-source="fix" style:repeat-content="false" fo:border-left="none" fo:border-right="0.88mm solid #000000" fo:border-top="none"/>
      <style:paragraph-properties fo:text-align="center" fo:margin-left="0mm"/>
    </style:style>
    <style:style style:name="ce23" style:family="table-cell" style:parent-style-name="Default" style:data-style-name="N5118">
      <style:table-cell-properties fo:border-bottom="none" style:text-align-source="fix" style:repeat-content="false" fo:border-left="0.88mm solid #000000" fo:border-right="0.88mm solid #000000" fo:border-top="0.88mm solid #000000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0.88mm solid #000000" fo:border-right="0.88mm solid #000000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5118">
      <style:table-cell-properties fo:border-bottom="none" style:text-align-source="fix" style:repeat-content="false" fo:border-left="none" fo:border-right="none" fo:border-top="0.88mm solid #000000"/>
      <style:paragraph-properties fo:text-align="center" fo:margin-left="0mm"/>
    </style:style>
    <style:style style:name="ce26" style:family="table-cell" style:parent-style-name="Default" style:data-style-name="N5118">
      <style:table-cell-properties fo:border-bottom="none" style:text-align-source="fix" style:repeat-content="false" fo:border-left="none" fo:border-right="0.88mm solid #000000" fo:border-top="0.88mm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88mm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5118">
      <style:table-cell-properties style:text-align-source="fix" style:repeat-content="false" fo:border="0.88mm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88mm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5118">
      <style:table-cell-properties fo:border-bottom="none" style:text-align-source="fix" style:repeat-content="false" fo:border-left="0.88mm solid #000000" fo:border-right="0.88mm solid #000000" fo:border-top="0.88mm solid #000000"/>
      <style:paragraph-properties fo:text-align="center" fo:margin-left="0mm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 style:data-style-name="N5118">
      <style:table-cell-properties fo:border-bottom="none" style:text-align-source="fix" style:repeat-content="false" fo:border-left="0.88mm solid #000000" fo:border-right="0.88mm solid #000000" fo:border-top="none"/>
      <style:paragraph-properties fo:text-align="center" fo:margin-left="0m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style>
    <style:style style:name="ce32" style:family="table-cell" style:parent-style-name="Default" style:data-style-name="N5118">
      <style:table-cell-properties fo:border-bottom="0.88mm solid #000000" style:text-align-source="fix" style:repeat-content="false" fo:border-left="0.88mm solid #000000" fo:border-right="0.88mm solid #000000" fo:border-top="none"/>
      <style:paragraph-properties fo:text-align="center" fo:margin-left="0m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style>
    <style:style style:name="ce33" style:family="table-cell" style:parent-style-name="Default" style:data-style-name="N5000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5000"/>
    <style:style style:name="ce35" style:family="table-cell" style:parent-style-name="Default">
      <style:table-cell-properties style:text-align-source="fix" style:repeat-content="false" fo:border="0.88mm solid #000000"/>
      <style:paragraph-properties fo:text-align="center" fo:margin-left="0mm"/>
    </style:style>
    <style:style style:name="ce36" style:family="table-cell" style:parent-style-name="Default">
      <style:table-cell-properties fo:border="0.88mm solid #000000"/>
    </style:style>
    <style:style style:name="ce37" style:family="table-cell" style:parent-style-name="Default" style:data-style-name="N5118">
      <style:table-cell-properties fo:border="0.88mm solid #000000"/>
    </style:style>
    <style:style style:name="ce38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mm"/>
    </style:style>
    <style:style style:name="ce39" style:family="table-cell" style:parent-style-name="Default" style:data-style-name="N5000">
      <style:table-cell-properties style:text-align-source="fix" style:repeat-content="false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5000">
      <style:table-cell-properties style:text-align-source="fix" style:repeat-content="false" fo:border="0.88mm solid #000000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 style:data-style-name="N5000">
      <style:table-cell-properties style:text-align-source="fix" style:repeat-content="false" fo:border="0.88mm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 style:data-style-name="N5000">
      <style:table-cell-properties fo:border-bottom="none" fo:border-left="0.88mm solid #000000" fo:border-right="0.88mm solid #000000" fo:border-top="none"/>
    </style:style>
    <style:style style:name="ce43" style:family="table-cell" style:parent-style-name="Default" style:data-style-name="N5000">
      <style:table-cell-properties fo:border-bottom="0.88mm solid #000000" fo:border-left="0.88mm solid #000000" fo:border-right="0.88mm solid #000000" fo:border-top="none"/>
    </style:style>
    <style:style style:name="ce44" style:family="table-cell" style:parent-style-name="Default" style:data-style-name="N5000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 style:data-style-name="N5000">
      <style:table-cell-properties fo:border-bottom="none" style:text-align-source="fix" style:repeat-content="false" fo:border-left="0.88mm solid #000000" fo:border-right="0.88mm solid #000000" fo:border-top="0.88mm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 style:data-style-name="N5000">
      <style:table-cell-properties fo:border-bottom="none" style:text-align-source="fix" style:repeat-content="false" fo:border-left="0.88mm solid #000000" fo:border-right="0.88mm solid #000000" fo:border-top="none"/>
      <style:paragraph-properties fo:text-align="center" fo:margin-left="0mm"/>
      <style:text-properties style:use-window-font-color="true" style:text-underline-style="none" fo:font-weight="bold" style:font-weight-asian="bold" style:font-weight-complex="bold"/>
    </style:style>
    <style:style style:name="ce47" style:family="table-cell" style:parent-style-name="Default" style:data-style-name="N5000">
      <style:table-cell-properties style:text-align-source="fix" style:repeat-content="false" fo:border="none"/>
      <style:paragraph-properties fo:text-align="center" fo:margin-left="0mm"/>
    </style:style>
    <style:style style:name="ce48" style:family="table-cell" style:parent-style-name="Default" style:data-style-name="N5000">
      <style:table-cell-properties fo:border-bottom="none" style:text-align-source="fix" style:repeat-content="false" fo:border-left="none" fo:border-right="none" fo:border-top="0.88mm solid #000000"/>
      <style:paragraph-properties fo:text-align="center" fo:margin-left="0mm"/>
    </style:style>
    <style:style style:name="ce49" style:family="table-cell" style:parent-style-name="Default" style:data-style-name="N500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5000">
      <style:table-cell-properties fo:border-bottom="none" style:text-align-source="fix" style:repeat-content="false" fo:border-left="none" fo:border-right="0.88mm solid #000000" fo:border-top="0.88mm solid #000000"/>
      <style:paragraph-properties fo:text-align="center" fo:margin-left="0mm"/>
    </style:style>
    <style:style style:name="ce51" style:family="table-cell" style:parent-style-name="Default" style:data-style-name="N5000">
      <style:table-cell-properties fo:border-bottom="none" style:text-align-source="fix" style:repeat-content="false" fo:border-left="none" fo:border-right="0.88mm solid #000000" fo:border-top="none"/>
      <style:paragraph-properties fo:text-align="center" fo:margin-left="0mm"/>
    </style:style>
    <style:style style:name="ce52" style:family="table-cell" style:parent-style-name="Default" style:data-style-name="N5118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 style:data-style-name="N5000">
      <style:table-cell-properties fo:border-bottom="none" style:text-align-source="fix" style:repeat-content="false" fo:border-left="0.88mm solid #000000" fo:border-right="0.88mm solid #000000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5000">
      <style:table-cell-properties style:text-align-source="fix" style:repeat-content="false" fo:border="0.88mm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5000">
      <style:table-cell-properties style:text-align-source="fix" style:repeat-content="false" fo:border="0.88mm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5000">
      <style:table-cell-properties style:text-align-source="fix" style:repeat-content="false" fo:border="0.88mm solid #000000"/>
      <style:paragraph-properties fo:text-align="center" fo:margin-left="0mm"/>
    </style:style>
    <style:style style:name="ce57" style:family="table-cell" style:parent-style-name="Default" style:data-style-name="N5000">
      <style:table-cell-properties fo:border="0.88mm solid #000000"/>
    </style:style>
  </office:automatic-styles>
  <office:body>
    <office:spreadsheet>
      <table:calculation-settings table:use-regular-expressions="false"/>
      <table:table table:name="Bloat" table:style-name="ta1" table:print="false">
        <table:table-column table:style-name="co1" table:default-cell-style-name="ce4"/>
        <table:table-column table:style-name="co2" table:number-columns-repeated="7" table:default-cell-style-name="Default"/>
        <table:table-column table:style-name="co2" table:default-cell-style-name="ce17"/>
        <table:table-column table:style-name="co2" table:default-cell-style-name="ce21"/>
        <table:table-column table:style-name="co2" table:default-cell-style-name="Default"/>
        <table:table-column table:style-name="co2" table:default-cell-style-name="ce17"/>
        <table:table-column table:style-name="co2" table:default-cell-style-name="ce21"/>
        <table:table-column table:style-name="co2" table:default-cell-style-name="Default"/>
        <table:table-column table:style-name="co2" table:default-cell-style-name="ce17"/>
        <table:table-column table:style-name="co2" table:default-cell-style-name="ce21"/>
        <table:table-column table:style-name="co2" table:default-cell-style-name="Default"/>
        <table:table-column table:style-name="co2" table:default-cell-style-name="ce17"/>
        <table:table-column table:style-name="co2" table:default-cell-style-name="ce21"/>
        <table:table-column table:style-name="co2" table:default-cell-style-name="Default"/>
        <table:table-column table:style-name="co2" table:default-cell-style-name="ce17"/>
        <table:table-column table:style-name="co2" table:default-cell-style-name="ce21"/>
        <table:table-column table:style-name="co2" table:default-cell-style-name="Default"/>
        <table:table-column table:style-name="co2" table:default-cell-style-name="ce17"/>
        <table:table-column table:style-name="co2" table:default-cell-style-name="ce21"/>
        <table:table-column table:style-name="co3" table:number-columns-repeated="12" table:default-cell-style-name="Default"/>
        <table:table-row table:style-name="ro1">
          <table:table-cell table:style-name="ce1"/>
          <table:table-cell table:style-name="ce6"/>
          <table:table-cell table:style-name="ce14" table:number-columns-repeated="5"/>
          <table:table-cell table:style-name="ce27" office:value-type="string" table:number-columns-spanned="18" table:number-rows-spanned="1">
            <text:p>Normal Sizes</text:p>
          </table:table-cell>
          <table:covered-table-cell table:number-columns-repeated="17" table:style-name="ce35"/>
          <table:table-cell table:style-name="ce14" table:number-columns-repeated="3"/>
          <table:table-cell table:number-columns-repeated="9"/>
        </table:table-row>
        <table:table-row table:style-name="ro1">
          <table:table-cell table:style-name="ce2" office:value-type="string">
            <text:p>SizeScale</text:p>
          </table:table-cell>
          <table:table-cell table:style-name="ce7" table:number-columns-spanned="3" table:number-rows-spanned="1"/>
          <table:covered-table-cell table:style-name="ce15"/>
          <table:covered-table-cell table:style-name="ce19"/>
          <table:table-cell table:style-name="ce23" office:value-type="float" office:value="1" table:number-columns-spanned="3" table:number-rows-spanned="1">
            <text:p>1.0</text:p>
          </table:table-cell>
          <table:covered-table-cell table:style-name="ce25"/>
          <table:covered-table-cell table:style-name="ce26"/>
          <table:table-cell table:style-name="ce28" office:value-type="float" office:value="0.85" table:number-columns-spanned="3" table:number-rows-spanned="1">
            <text:p>0.85</text:p>
          </table:table-cell>
          <table:covered-table-cell table:number-columns-repeated="2" table:style-name="ce28"/>
          <table:table-cell table:style-name="ce28" office:value-type="float" office:value="0.9" table:number-columns-spanned="3" table:number-rows-spanned="1">
            <text:p>0.9</text:p>
          </table:table-cell>
          <table:covered-table-cell table:number-columns-repeated="2" table:style-name="ce28"/>
          <table:table-cell table:style-name="ce28" office:value-type="float" office:value="0.95" table:number-columns-spanned="3" table:number-rows-spanned="1">
            <text:p>0.95</text:p>
          </table:table-cell>
          <table:covered-table-cell table:number-columns-repeated="2" table:style-name="ce37"/>
          <table:table-cell table:style-name="ce28" office:value-type="float" office:value="1.05" table:number-columns-spanned="3" table:number-rows-spanned="1">
            <text:p>1.05</text:p>
          </table:table-cell>
          <table:covered-table-cell table:number-columns-repeated="2" table:style-name="ce37"/>
          <table:table-cell table:style-name="ce28" office:value-type="float" office:value="1.1" table:number-columns-spanned="3" table:number-rows-spanned="1">
            <text:p>1.1</text:p>
          </table:table-cell>
          <table:covered-table-cell table:number-columns-repeated="2" table:style-name="ce37"/>
          <table:table-cell table:style-name="ce28" office:value-type="float" office:value="1.15" table:number-columns-spanned="3" table:number-rows-spanned="1">
            <text:p>1.15</text:p>
          </table:table-cell>
          <table:covered-table-cell table:number-columns-repeated="2" table:style-name="ce37"/>
          <table:table-cell table:style-name="ce14" table:number-columns-repeated="3"/>
          <table:table-cell table:number-columns-repeated="9"/>
        </table:table-row>
        <table:table-row table:style-name="ro1">
          <table:table-cell table:style-name="ce3" office:value-type="string">
            <text:p>defaultproperties</text:p>
          </table:table-cell>
          <table:table-cell table:style-name="ce8" office:value-type="string" table:number-columns-spanned="3" table:number-rows-spanned="1">
            <text:p>Mesh</text:p>
          </table:table-cell>
          <table:covered-table-cell table:style-name="ce16"/>
          <table:covered-table-cell table:style-name="ce20"/>
          <table:table-cell table:style-name="ce24" office:value-type="string" table:number-columns-spanned="3" table:number-rows-spanned="1">
            <text:p>Standard</text:p>
          </table:table-cell>
          <table:covered-table-cell table:style-name="ce14"/>
          <table:covered-table-cell table:style-name="ce20"/>
          <table:table-cell table:style-name="ce29" office:value-type="string" table:number-columns-spanned="3" table:number-rows-spanned="1">
            <text:p>XXSmall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Xsmall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Small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Large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Xlarge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XXLarge</text:p>
          </table:table-cell>
          <table:covered-table-cell table:number-columns-repeated="2" table:style-name="ce29"/>
          <table:table-cell table:style-name="ce14" table:number-columns-repeated="3"/>
          <table:table-cell table:number-columns-repeated="9"/>
        </table:table-row>
        <table:table-row table:style-name="ro1">
          <table:table-cell office:value-type="string">
            <text:p>DrawScale</text:p>
          </table:table-cell>
          <table:table-cell table:style-name="ce9" office:value-type="float" office:value="1" table:number-columns-spanned="3" table:number-rows-spanned="1">
            <text:p>1.0</text:p>
          </table:table-cell>
          <table:covered-table-cell table:style-name="ce17"/>
          <table:covered-table-cell table:style-name="ce21"/>
          <table:table-cell table:style-name="ce9" office:value-type="float" office:value="1.075" table:number-columns-spanned="3" table:number-rows-spanned="1">
            <text:p>1.075</text:p>
          </table:table-cell>
          <table:covered-table-cell table:style-name="ce17"/>
          <table:covered-table-cell table:style-name="ce21"/>
          <table:table-cell table:style-name="ce30" table:formula="of:=[.H$2]/[.$E$2]*[.$E$4]" office:value-type="float" office:value="0.91375" table:number-columns-spanned="3" table:number-rows-spanned="1">
            <text:p>0.9138</text:p>
          </table:table-cell>
          <table:covered-table-cell table:style-name="ce25"/>
          <table:covered-table-cell table:style-name="ce26"/>
          <table:table-cell table:style-name="ce30" table:formula="of:=[.K$2]/[.$E$2]*[.$E$4]" office:value-type="float" office:value="0.9675" table:number-columns-spanned="3" table:number-rows-spanned="1">
            <text:p>0.9675</text:p>
          </table:table-cell>
          <table:covered-table-cell table:style-name="ce25"/>
          <table:covered-table-cell table:style-name="ce26"/>
          <table:table-cell table:style-name="ce30" table:formula="of:=[.N$2]/[.$E$2]*[.$E$4]" office:value-type="float" office:value="1.02125" table:number-columns-spanned="3" table:number-rows-spanned="1">
            <text:p>1.0213</text:p>
          </table:table-cell>
          <table:covered-table-cell table:style-name="ce25"/>
          <table:covered-table-cell table:style-name="ce26"/>
          <table:table-cell table:style-name="ce30" table:formula="of:=[.Q$2]/[.$E$2]*[.$E$4]" office:value-type="float" office:value="1.12875" table:number-columns-spanned="3" table:number-rows-spanned="1">
            <text:p>1.1288</text:p>
          </table:table-cell>
          <table:covered-table-cell table:style-name="ce25"/>
          <table:covered-table-cell table:style-name="ce26"/>
          <table:table-cell table:style-name="ce30" table:formula="of:=[.T$2]/[.$E$2]*[.$E$4]" office:value-type="float" office:value="1.1825" table:number-columns-spanned="3" table:number-rows-spanned="1">
            <text:p>1.1825</text:p>
          </table:table-cell>
          <table:covered-table-cell table:style-name="ce25"/>
          <table:covered-table-cell table:style-name="ce26"/>
          <table:table-cell table:style-name="ce30" table:formula="of:=[.W$2]/[.$E$2]*[.$E$4]" office:value-type="float" office:value="1.23625" table:number-columns-spanned="3" table:number-rows-spanned="1">
            <text:p>1.2363</text:p>
          </table:table-cell>
          <table:covered-table-cell table:style-name="ce25"/>
          <table:covered-table-cell table:style-name="ce26"/>
          <table:table-cell table:style-name="ce38" table:number-columns-repeated="3"/>
          <table:table-cell table:number-columns-repeated="9"/>
        </table:table-row>
        <table:table-row table:style-name="ro1">
          <table:table-cell office:value-type="string">
            <text:p>CollisionHeight</text:p>
          </table:table-cell>
          <table:table-cell table:style-name="ce9" office:value-type="float" office:value="63" table:number-columns-spanned="3" table:number-rows-spanned="1">
            <text:p>63.0</text:p>
          </table:table-cell>
          <table:covered-table-cell table:style-name="ce17"/>
          <table:covered-table-cell table:style-name="ce21"/>
          <table:table-cell table:style-name="ce9" table:formula="of:=[.$E$4]/[.$B$4]*[.$B$5]" office:value-type="float" office:value="67.725" table:number-columns-spanned="3" table:number-rows-spanned="1">
            <text:p>67.725</text:p>
          </table:table-cell>
          <table:covered-table-cell table:style-name="ce17"/>
          <table:covered-table-cell table:style-name="ce21"/>
          <table:table-cell table:style-name="ce31" table:formula="of:=[.H$2]/[.$E$2]*[.$E$5]" office:value-type="float" office:value="57.56625" table:number-columns-spanned="3" table:number-rows-spanned="1">
            <text:p>57.5663</text:p>
          </table:table-cell>
          <table:covered-table-cell table:number-columns-repeated="2"/>
          <table:table-cell table:style-name="ce31" table:formula="of:=[.K$2]/[.$E$2]*[.$E$5]" office:value-type="float" office:value="60.9525" table:number-columns-spanned="3" table:number-rows-spanned="1">
            <text:p>60.9525</text:p>
          </table:table-cell>
          <table:covered-table-cell table:number-columns-repeated="2"/>
          <table:table-cell table:style-name="ce31" table:formula="of:=[.N$2]/[.$E$2]*[.$E$5]" office:value-type="float" office:value="64.33875" table:number-columns-spanned="3" table:number-rows-spanned="1">
            <text:p>64.3388</text:p>
          </table:table-cell>
          <table:covered-table-cell table:number-columns-repeated="2"/>
          <table:table-cell table:style-name="ce31" table:formula="of:=[.Q$2]/[.$E$2]*[.$E$5]" office:value-type="float" office:value="71.11125" table:number-columns-spanned="3" table:number-rows-spanned="1">
            <text:p>71.1113</text:p>
          </table:table-cell>
          <table:covered-table-cell table:number-columns-repeated="2"/>
          <table:table-cell table:style-name="ce31" table:formula="of:=[.T$2]/[.$E$2]*[.$E$5]" office:value-type="float" office:value="74.4975" table:number-columns-spanned="3" table:number-rows-spanned="1">
            <text:p>74.4975</text:p>
          </table:table-cell>
          <table:covered-table-cell table:number-columns-repeated="2"/>
          <table:table-cell table:style-name="ce31" table:formula="of:=[.W$2]/[.$E$2]*[.$E$5]" office:value-type="float" office:value="77.88375" table:number-columns-spanned="3" table:number-rows-spanned="1">
            <text:p>77.8838</text:p>
          </table:table-cell>
          <table:covered-table-cell table:number-columns-repeated="2"/>
          <table:table-cell table:style-name="ce38" table:number-columns-repeated="3"/>
          <table:table-cell table:number-columns-repeated="9"/>
        </table:table-row>
        <table:table-row table:style-name="ro1">
          <table:table-cell office:value-type="string">
            <text:p>CollisionRadius</text:p>
          </table:table-cell>
          <table:table-cell table:style-name="ce9" office:value-type="float" office:value="25" table:number-columns-spanned="3" table:number-rows-spanned="1">
            <text:p>25.0</text:p>
          </table:table-cell>
          <table:covered-table-cell table:style-name="ce17"/>
          <table:covered-table-cell table:style-name="ce21"/>
          <table:table-cell table:style-name="ce9" table:formula="of:=[.$E$4]/[.$B$4]*[.$B$6]" office:value-type="float" office:value="26.875" table:number-columns-spanned="3" table:number-rows-spanned="1">
            <text:p>26.875</text:p>
          </table:table-cell>
          <table:covered-table-cell table:style-name="ce17"/>
          <table:covered-table-cell table:style-name="ce21"/>
          <table:table-cell table:style-name="ce31" table:formula="of:=[.H$2]/[.$E$2]*[.$E$6]" office:value-type="float" office:value="22.84375" table:number-columns-spanned="3" table:number-rows-spanned="1">
            <text:p>22.8438</text:p>
          </table:table-cell>
          <table:covered-table-cell table:number-columns-repeated="2"/>
          <table:table-cell table:style-name="ce31" table:formula="of:=[.K$2]/[.$E$2]*[.$E$6]" office:value-type="float" office:value="24.1875" table:number-columns-spanned="3" table:number-rows-spanned="1">
            <text:p>24.1875</text:p>
          </table:table-cell>
          <table:covered-table-cell table:number-columns-repeated="2"/>
          <table:table-cell table:style-name="ce31" table:formula="of:=[.N$2]/[.$E$2]*[.$E$6]" office:value-type="float" office:value="25.53125" table:number-columns-spanned="3" table:number-rows-spanned="1">
            <text:p>25.5313</text:p>
          </table:table-cell>
          <table:covered-table-cell table:number-columns-repeated="2"/>
          <table:table-cell table:style-name="ce31" table:formula="of:=[.Q$2]/[.$E$2]*[.$E$6]" office:value-type="float" office:value="28.21875" table:number-columns-spanned="3" table:number-rows-spanned="1">
            <text:p>28.2188</text:p>
          </table:table-cell>
          <table:covered-table-cell table:number-columns-repeated="2"/>
          <table:table-cell table:style-name="ce31" table:formula="of:=[.T$2]/[.$E$2]*[.$E$6]" office:value-type="float" office:value="29.5625" table:number-columns-spanned="3" table:number-rows-spanned="1">
            <text:p>29.5625</text:p>
          </table:table-cell>
          <table:covered-table-cell table:number-columns-repeated="2"/>
          <table:table-cell table:style-name="ce31" table:formula="of:=[.W$2]/[.$E$2]*[.$E$6]" office:value-type="float" office:value="30.90625" table:number-columns-spanned="3" table:number-rows-spanned="1">
            <text:p>30.9063</text:p>
          </table:table-cell>
          <table:covered-table-cell table:number-columns-repeated="2"/>
          <table:table-cell table:style-name="ce38" table:number-columns-repeated="3"/>
          <table:table-cell table:number-columns-repeated="9"/>
        </table:table-row>
        <table:table-row table:style-name="ro1">
          <table:table-cell office:value-type="string">
            <text:p>BaseEyeHeight</text:p>
          </table:table-cell>
          <table:table-cell table:style-name="ce9" office:value-type="float" office:value="55" table:number-columns-spanned="3" table:number-rows-spanned="1">
            <text:p>55.0</text:p>
          </table:table-cell>
          <table:covered-table-cell table:style-name="ce17"/>
          <table:covered-table-cell table:style-name="ce21"/>
          <table:table-cell table:style-name="ce9" table:formula="of:=[.$E$4]/[.$B$4]*[.$B$7]" office:value-type="float" office:value="59.125" table:number-columns-spanned="3" table:number-rows-spanned="1">
            <text:p>59.125</text:p>
          </table:table-cell>
          <table:covered-table-cell table:style-name="ce17"/>
          <table:covered-table-cell table:style-name="ce21"/>
          <table:table-cell table:style-name="ce31" table:formula="of:=[.H$2]/[.$E$2]*[.$E$7]" office:value-type="float" office:value="50.25625" table:number-columns-spanned="3" table:number-rows-spanned="1">
            <text:p>50.2563</text:p>
          </table:table-cell>
          <table:covered-table-cell table:number-columns-repeated="2"/>
          <table:table-cell table:style-name="ce31" table:formula="of:=[.K$2]/[.$E$2]*[.$E$7]" office:value-type="float" office:value="53.2125" table:number-columns-spanned="3" table:number-rows-spanned="1">
            <text:p>53.2125</text:p>
          </table:table-cell>
          <table:covered-table-cell table:number-columns-repeated="2"/>
          <table:table-cell table:style-name="ce31" table:formula="of:=[.N$2]/[.$E$2]*[.$E$7]" office:value-type="float" office:value="56.16875" table:number-columns-spanned="3" table:number-rows-spanned="1">
            <text:p>56.1688</text:p>
          </table:table-cell>
          <table:covered-table-cell table:number-columns-repeated="2"/>
          <table:table-cell table:style-name="ce31" table:formula="of:=[.Q$2]/[.$E$2]*[.$E$7]" office:value-type="float" office:value="62.08125" table:number-columns-spanned="3" table:number-rows-spanned="1">
            <text:p>62.0813</text:p>
          </table:table-cell>
          <table:covered-table-cell table:number-columns-repeated="2"/>
          <table:table-cell table:style-name="ce31" table:formula="of:=[.T$2]/[.$E$2]*[.$E$7]" office:value-type="float" office:value="65.0375" table:number-columns-spanned="3" table:number-rows-spanned="1">
            <text:p>65.0375</text:p>
          </table:table-cell>
          <table:covered-table-cell table:number-columns-repeated="2"/>
          <table:table-cell table:style-name="ce31" table:formula="of:=[.W$2]/[.$E$2]*[.$E$7]" office:value-type="float" office:value="67.99375" table:number-columns-spanned="3" table:number-rows-spanned="1">
            <text:p>67.9938</text:p>
          </table:table-cell>
          <table:covered-table-cell table:number-columns-repeated="2"/>
          <table:table-cell table:style-name="ce38" table:number-columns-repeated="3"/>
          <table:table-cell table:number-columns-repeated="9"/>
        </table:table-row>
        <table:table-row table:style-name="ro1">
          <table:table-cell office:value-type="string">
            <text:p>EyeHeight</text:p>
          </table:table-cell>
          <table:table-cell table:style-name="ce9" office:value-type="float" office:value="55" table:number-columns-spanned="3" table:number-rows-spanned="1">
            <text:p>55.0</text:p>
          </table:table-cell>
          <table:covered-table-cell table:style-name="ce17"/>
          <table:covered-table-cell table:style-name="ce21"/>
          <table:table-cell table:style-name="ce9" table:formula="of:=[.E7]" office:value-type="float" office:value="59.125" table:number-columns-spanned="3" table:number-rows-spanned="1">
            <text:p>59.125</text:p>
          </table:table-cell>
          <table:covered-table-cell table:style-name="ce17"/>
          <table:covered-table-cell table:style-name="ce21"/>
          <table:table-cell table:style-name="ce9" table:formula="of:=[.H7]" office:value-type="float" office:value="50.25625" table:number-columns-spanned="3" table:number-rows-spanned="1">
            <text:p>50.2563</text:p>
          </table:table-cell>
          <table:covered-table-cell table:number-columns-repeated="2"/>
          <table:table-cell table:style-name="ce9" table:formula="of:=[.K7]" office:value-type="float" office:value="53.2125" table:number-columns-spanned="3" table:number-rows-spanned="1">
            <text:p>53.2125</text:p>
          </table:table-cell>
          <table:covered-table-cell table:number-columns-repeated="2"/>
          <table:table-cell table:style-name="ce9" table:formula="of:=[.N7]" office:value-type="float" office:value="56.16875" table:number-columns-spanned="3" table:number-rows-spanned="1">
            <text:p>56.1688</text:p>
          </table:table-cell>
          <table:covered-table-cell table:number-columns-repeated="2"/>
          <table:table-cell table:style-name="ce9" table:formula="of:=[.Q7]" office:value-type="float" office:value="62.08125" table:number-columns-spanned="3" table:number-rows-spanned="1">
            <text:p>62.0813</text:p>
          </table:table-cell>
          <table:covered-table-cell table:number-columns-repeated="2"/>
          <table:table-cell table:style-name="ce9" table:formula="of:=[.T7]" office:value-type="float" office:value="65.0375" table:number-columns-spanned="3" table:number-rows-spanned="1">
            <text:p>65.0375</text:p>
          </table:table-cell>
          <table:covered-table-cell table:number-columns-repeated="2"/>
          <table:table-cell table:style-name="ce9" table:formula="of:=[.W7]" office:value-type="float" office:value="67.99375" table:number-columns-spanned="3" table:number-rows-spanned="1">
            <text:p>67.9938</text:p>
          </table:table-cell>
          <table:covered-table-cell table:number-columns-repeated="2"/>
          <table:table-cell table:style-name="ce38" table:number-columns-repeated="3"/>
          <table:table-cell table:number-columns-repeated="9"/>
        </table:table-row>
        <table:table-row table:style-name="ro1">
          <table:table-cell office:value-type="string">
            <text:p>CrouchHeight</text:p>
          </table:table-cell>
          <table:table-cell table:style-name="ce9" table:formula="of:=[.B5]/1.5625" office:value-type="float" office:value="40.32" table:number-columns-spanned="3" table:number-rows-spanned="1">
            <text:p>40.32</text:p>
          </table:table-cell>
          <table:covered-table-cell table:style-name="ce17"/>
          <table:covered-table-cell table:style-name="ce21"/>
          <table:table-cell table:style-name="ce9" table:formula="of:=[.E$4]/[.$B$4]*[.$B$9]" office:value-type="float" office:value="43.344" table:number-columns-spanned="3" table:number-rows-spanned="1">
            <text:p>43.344</text:p>
          </table:table-cell>
          <table:covered-table-cell table:number-columns-repeated="2"/>
          <table:table-cell table:style-name="ce9" table:formula="of:=[.H$4]/[.$B$4]*[.$B$9]" office:value-type="float" office:value="36.8424" table:number-columns-spanned="3" table:number-rows-spanned="1">
            <text:p>36.8424</text:p>
          </table:table-cell>
          <table:covered-table-cell table:number-columns-repeated="2" table:style-name="Default"/>
          <table:table-cell table:style-name="ce9" table:formula="of:=[.K$4]/[.$B$4]*[.$B$9]" office:value-type="float" office:value="39.0096" table:number-columns-spanned="3" table:number-rows-spanned="1">
            <text:p>39.0096</text:p>
          </table:table-cell>
          <table:covered-table-cell table:number-columns-repeated="2" table:style-name="Default"/>
          <table:table-cell table:style-name="ce9" table:formula="of:=[.N$4]/[.$B$4]*[.$B$9]" office:value-type="float" office:value="41.1768" table:number-columns-spanned="3" table:number-rows-spanned="1">
            <text:p>41.1768</text:p>
          </table:table-cell>
          <table:covered-table-cell table:number-columns-repeated="2" table:style-name="Default"/>
          <table:table-cell table:style-name="ce9" table:formula="of:=[.Q$4]/[.$B$4]*[.$B$9]" office:value-type="float" office:value="45.5112" table:number-columns-spanned="3" table:number-rows-spanned="1">
            <text:p>45.5112</text:p>
          </table:table-cell>
          <table:covered-table-cell table:number-columns-repeated="2" table:style-name="Default"/>
          <table:table-cell table:style-name="ce9" table:formula="of:=[.T$4]/[.$B$4]*[.$B$9]" office:value-type="float" office:value="47.6784" table:number-columns-spanned="3" table:number-rows-spanned="1">
            <text:p>47.6784</text:p>
          </table:table-cell>
          <table:covered-table-cell table:number-columns-repeated="2" table:style-name="Default"/>
          <table:table-cell table:style-name="ce9" table:formula="of:=[.W$4]/[.$B$4]*[.$B$9]" office:value-type="float" office:value="49.8456" table:number-columns-spanned="3" table:number-rows-spanned="1">
            <text:p>49.8456</text:p>
          </table:table-cell>
          <table:covered-table-cell table:number-columns-repeated="2" table:style-name="Default"/>
          <table:table-cell table:style-name="ce38" table:number-columns-repeated="3"/>
          <table:table-cell table:number-columns-repeated="9"/>
        </table:table-row>
        <table:table-row table:style-name="ro1">
          <table:table-cell office:value-type="string">
            <text:p>CrouchRadius</text:p>
          </table:table-cell>
          <table:table-cell table:style-name="ce9" table:formula="of:=[.B6]" office:value-type="float" office:value="25" table:number-columns-spanned="3" table:number-rows-spanned="1">
            <text:p>25.0</text:p>
          </table:table-cell>
          <table:covered-table-cell table:style-name="ce17"/>
          <table:covered-table-cell table:style-name="ce21"/>
          <table:table-cell table:style-name="ce9" table:formula="of:=[.E6]" office:value-type="float" office:value="26.875" table:number-columns-spanned="3" table:number-rows-spanned="1">
            <text:p>26.875</text:p>
          </table:table-cell>
          <table:covered-table-cell table:style-name="ce17"/>
          <table:covered-table-cell table:style-name="ce21"/>
          <table:table-cell table:style-name="ce9" table:formula="of:=[.H6]" office:value-type="float" office:value="22.84375" table:number-columns-spanned="3" table:number-rows-spanned="1">
            <text:p>22.8438</text:p>
          </table:table-cell>
          <table:covered-table-cell table:number-columns-repeated="2"/>
          <table:table-cell table:style-name="ce9" table:formula="of:=[.K6]" office:value-type="float" office:value="24.1875" table:number-columns-spanned="3" table:number-rows-spanned="1">
            <text:p>24.1875</text:p>
          </table:table-cell>
          <table:covered-table-cell table:number-columns-repeated="2"/>
          <table:table-cell table:style-name="ce9" table:formula="of:=[.N6]" office:value-type="float" office:value="25.53125" table:number-columns-spanned="3" table:number-rows-spanned="1">
            <text:p>25.5313</text:p>
          </table:table-cell>
          <table:covered-table-cell table:number-columns-repeated="2"/>
          <table:table-cell table:style-name="ce9" table:formula="of:=[.Q6]" office:value-type="float" office:value="28.21875" table:number-columns-spanned="3" table:number-rows-spanned="1">
            <text:p>28.2188</text:p>
          </table:table-cell>
          <table:covered-table-cell table:number-columns-repeated="2"/>
          <table:table-cell table:style-name="ce9" table:formula="of:=[.T6]" office:value-type="float" office:value="29.5625" table:number-columns-spanned="3" table:number-rows-spanned="1">
            <text:p>29.5625</text:p>
          </table:table-cell>
          <table:covered-table-cell table:number-columns-repeated="2"/>
          <table:table-cell table:style-name="ce9" table:formula="of:=[.W6]" office:value-type="float" office:value="30.90625" table:number-columns-spanned="3" table:number-rows-spanned="1">
            <text:p>30.9063</text:p>
          </table:table-cell>
          <table:covered-table-cell table:number-columns-repeated="2"/>
          <table:table-cell table:style-name="ce38" table:number-columns-repeated="3"/>
          <table:table-cell table:number-columns-repeated="9"/>
        </table:table-row>
        <table:table-row table:style-name="ro1">
          <table:table-cell office:value-type="string">
            <text:p>OnlineHeadshotOffset (X,Y,Z)</text:p>
          </table:table-cell>
          <table:table-cell table:style-name="ce10" office:value-type="float" office:value="2">
            <text:p>2.0</text:p>
          </table:table-cell>
          <table:table-cell table:style-name="ce17" office:value-type="float" office:value="0">
            <text:p>0.0</text:p>
          </table:table-cell>
          <table:table-cell table:style-name="ce21" office:value-type="float" office:value="53.5">
            <text:p>53.5</text:p>
          </table:table-cell>
          <table:table-cell table:style-name="ce10" table:formula="of:=[.$E$4]/[.$B$4]*[.$B$11]" office:value-type="float" office:value="2.15">
            <text:p>2.15</text:p>
          </table:table-cell>
          <table:table-cell table:style-name="ce17" table:formula="of:=[.$E$4]/[.$B$4]*[.$C$11]" office:value-type="float" office:value="0">
            <text:p>0.0</text:p>
          </table:table-cell>
          <table:table-cell table:style-name="ce21" table:formula="of:=[.$E$4]/[.$B$4]*[.$D$11]" office:value-type="float" office:value="57.5125">
            <text:p>57.5125</text:p>
          </table:table-cell>
          <table:table-cell table:style-name="ce10" table:formula="of:=[.H$2]/[.$E$2]*[.$E$11]" office:value-type="float" office:value="1.8275">
            <text:p>1.8275</text:p>
          </table:table-cell>
          <table:table-cell table:formula="of:=[.H$2]/[.$E$2]*[.$F$11]" office:value-type="float" office:value="0">
            <text:p>0.0</text:p>
          </table:table-cell>
          <table:table-cell table:formula="of:=[.H$2]/[.$E$2]*[.$G$11]" office:value-type="float" office:value="48.885625">
            <text:p>48.8856</text:p>
          </table:table-cell>
          <table:table-cell table:style-name="ce10" table:formula="of:=[.K$2]/[.$E$2]*[.$E$11]" office:value-type="float" office:value="1.935">
            <text:p>1.935</text:p>
          </table:table-cell>
          <table:table-cell table:formula="of:=[.K$2]/[.$E$2]*[.$F$11]" office:value-type="float" office:value="0">
            <text:p>0.0</text:p>
          </table:table-cell>
          <table:table-cell table:formula="of:=[.K$2]/[.$E$2]*[.$G$11]" office:value-type="float" office:value="51.76125">
            <text:p>51.7613</text:p>
          </table:table-cell>
          <table:table-cell table:style-name="ce10" table:formula="of:=[.N$2]/[.$E$2]*[.$E$11]" office:value-type="float" office:value="2.0425">
            <text:p>2.0425</text:p>
          </table:table-cell>
          <table:table-cell table:formula="of:=[.N$2]/[.$E$2]*[.$F$11]" office:value-type="float" office:value="0">
            <text:p>0.0</text:p>
          </table:table-cell>
          <table:table-cell table:formula="of:=[.N$2]/[.$E$2]*[.$G$11]" office:value-type="float" office:value="54.636875">
            <text:p>54.6369</text:p>
          </table:table-cell>
          <table:table-cell table:style-name="ce10" table:formula="of:=[.Q$2]/[.$E$2]*[.$E$11]" office:value-type="float" office:value="2.2575">
            <text:p>2.2575</text:p>
          </table:table-cell>
          <table:table-cell table:formula="of:=[.Q$2]/[.$E$2]*[.$F$11]" office:value-type="float" office:value="0">
            <text:p>0.0</text:p>
          </table:table-cell>
          <table:table-cell table:formula="of:=[.Q$2]/[.$E$2]*[.$G$11]" office:value-type="float" office:value="60.388125">
            <text:p>60.3881</text:p>
          </table:table-cell>
          <table:table-cell table:style-name="ce10" table:formula="of:=[.T$2]/[.$E$2]*[.$E$11]" office:value-type="float" office:value="2.365">
            <text:p>2.365</text:p>
          </table:table-cell>
          <table:table-cell table:formula="of:=[.T$2]/[.$E$2]*[.$F$11]" office:value-type="float" office:value="0">
            <text:p>0.0</text:p>
          </table:table-cell>
          <table:table-cell table:formula="of:=[.T$2]/[.$E$2]*[.$G$11]" office:value-type="float" office:value="63.26375">
            <text:p>63.2638</text:p>
          </table:table-cell>
          <table:table-cell table:style-name="ce10" table:formula="of:=[.W$2]/[.$E$2]*[.$E$11]" office:value-type="float" office:value="2.4725">
            <text:p>2.4725</text:p>
          </table:table-cell>
          <table:table-cell table:formula="of:=[.W$2]/[.$E$2]*[.$F$11]" office:value-type="float" office:value="0">
            <text:p>0.0</text:p>
          </table:table-cell>
          <table:table-cell table:formula="of:=[.W$2]/[.$E$2]*[.$G$11]" office:value-type="float" office:value="66.139375">
            <text:p>66.1394</text:p>
          </table:table-cell>
          <table:table-cell table:style-name="ce38" table:number-columns-repeated="3"/>
          <table:table-cell table:number-columns-repeated="9"/>
        </table:table-row>
        <table:table-row table:style-name="ro1">
          <table:table-cell office:value-type="string">
            <text:p>OnlineHeadshotScale</text:p>
          </table:table-cell>
          <table:table-cell table:style-name="ce9" table:number-columns-spanned="3" table:number-rows-spanned="1"/>
          <table:covered-table-cell table:style-name="ce17"/>
          <table:covered-table-cell table:style-name="ce21"/>
          <table:table-cell table:style-name="ce9" office:value-type="float" office:value="1.5" table:number-columns-spanned="3" table:number-rows-spanned="1">
            <text:p>1.5</text:p>
          </table:table-cell>
          <table:covered-table-cell table:style-name="ce17"/>
          <table:covered-table-cell table:style-name="ce21"/>
          <table:table-cell table:style-name="ce31" table:formula="of:=[.H$2]/[.$E$2]*[.$E$12]" office:value-type="float" office:value="1.275" table:number-columns-spanned="3" table:number-rows-spanned="1">
            <text:p>1.275</text:p>
          </table:table-cell>
          <table:covered-table-cell table:number-columns-repeated="2"/>
          <table:table-cell table:style-name="ce31" table:formula="of:=[.K$2]/[.$E$2]*[.$E$12]" office:value-type="float" office:value="1.35" table:number-columns-spanned="3" table:number-rows-spanned="1">
            <text:p>1.35</text:p>
          </table:table-cell>
          <table:covered-table-cell table:number-columns-repeated="2"/>
          <table:table-cell table:style-name="ce31" table:formula="of:=[.N$2]/[.$E$2]*[.$E$12]" office:value-type="float" office:value="1.425" table:number-columns-spanned="3" table:number-rows-spanned="1">
            <text:p>1.425</text:p>
          </table:table-cell>
          <table:covered-table-cell table:number-columns-repeated="2"/>
          <table:table-cell table:style-name="ce31" table:formula="of:=[.Q$2]/[.$E$2]*[.$E$12]" office:value-type="float" office:value="1.575" table:number-columns-spanned="3" table:number-rows-spanned="1">
            <text:p>1.575</text:p>
          </table:table-cell>
          <table:covered-table-cell table:number-columns-repeated="2"/>
          <table:table-cell table:style-name="ce31" table:formula="of:=[.T$2]/[.$E$2]*[.$E$12]" office:value-type="float" office:value="1.65" table:number-columns-spanned="3" table:number-rows-spanned="1">
            <text:p>1.65</text:p>
          </table:table-cell>
          <table:covered-table-cell table:number-columns-repeated="2"/>
          <table:table-cell table:style-name="ce31" table:formula="of:=[.W$2]/[.$E$2]*[.$E$12]" office:value-type="float" office:value="1.725" table:number-columns-spanned="3" table:number-rows-spanned="1">
            <text:p>1.725</text:p>
          </table:table-cell>
          <table:covered-table-cell table:number-columns-repeated="2"/>
          <table:table-cell table:style-name="ce38" table:number-columns-repeated="3"/>
          <table:table-cell table:number-columns-repeated="9"/>
        </table:table-row>
        <table:table-row table:style-name="ro1">
          <table:table-cell table:style-name="ce5" office:value-type="string">
            <text:p>Mass</text:p>
          </table:table-cell>
          <table:table-cell table:style-name="ce11" table:number-columns-spanned="3" table:number-rows-spanned="1"/>
          <table:covered-table-cell table:style-name="ce18"/>
          <table:covered-table-cell table:style-name="ce22"/>
          <table:table-cell table:style-name="ce11" office:value-type="float" office:value="460" table:number-columns-spanned="3" table:number-rows-spanned="1">
            <text:p>460.0</text:p>
          </table:table-cell>
          <table:covered-table-cell table:style-name="ce18"/>
          <table:covered-table-cell table:style-name="ce22"/>
          <table:table-cell table:style-name="ce32" table:formula="of:=[.H$2]/[.$E$2]*[.$E$13]" office:value-type="float" office:value="391" table:number-columns-spanned="3" table:number-rows-spanned="1">
            <text:p>391.0</text:p>
          </table:table-cell>
          <table:covered-table-cell table:style-name="ce18"/>
          <table:covered-table-cell table:style-name="ce22"/>
          <table:table-cell table:style-name="ce32" table:formula="of:=[.K$2]/[.$E$2]*[.$E$13]" office:value-type="float" office:value="414" table:number-columns-spanned="3" table:number-rows-spanned="1">
            <text:p>414.0</text:p>
          </table:table-cell>
          <table:covered-table-cell table:style-name="ce18"/>
          <table:covered-table-cell table:style-name="ce22"/>
          <table:table-cell table:style-name="ce32" table:formula="of:=[.N$2]/[.$E$2]*[.$E$13]" office:value-type="float" office:value="437" table:number-columns-spanned="3" table:number-rows-spanned="1">
            <text:p>437.0</text:p>
          </table:table-cell>
          <table:covered-table-cell table:style-name="ce18"/>
          <table:covered-table-cell table:style-name="ce22"/>
          <table:table-cell table:style-name="ce32" table:formula="of:=[.Q$2]/[.$E$2]*[.$E$13]" office:value-type="float" office:value="483" table:number-columns-spanned="3" table:number-rows-spanned="1">
            <text:p>483.0</text:p>
          </table:table-cell>
          <table:covered-table-cell table:style-name="ce18"/>
          <table:covered-table-cell table:style-name="ce22"/>
          <table:table-cell table:style-name="ce32" table:formula="of:=[.T$2]/[.$E$2]*[.$E$13]" office:value-type="float" office:value="506" table:number-columns-spanned="3" table:number-rows-spanned="1">
            <text:p>506.0</text:p>
          </table:table-cell>
          <table:covered-table-cell table:style-name="ce18"/>
          <table:covered-table-cell table:style-name="ce22"/>
          <table:table-cell table:style-name="ce32" table:formula="of:=[.W$2]/[.$E$2]*[.$E$13]" office:value-type="float" office:value="529" table:number-columns-spanned="3" table:number-rows-spanned="1">
            <text:p>529.0</text:p>
          </table:table-cell>
          <table:covered-table-cell table:style-name="ce18"/>
          <table:covered-table-cell table:style-name="ce22"/>
          <table:table-cell table:style-name="ce38" table:number-columns-repeated="3"/>
          <table:table-cell table:number-columns-repeated="9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/>
          <table:table-cell table:number-columns-repeated="6"/>
          <table:table-cell table:style-name="ce27" office:value-type="string" table:number-columns-spanned="18" table:number-rows-spanned="1">
            <text:p>Special Sizes</text:p>
          </table:table-cell>
          <table:covered-table-cell table:number-columns-repeated="14" table:style-name="ce36"/>
          <table:covered-table-cell/>
          <table:covered-table-cell table:number-columns-repeated="2" table:style-name="Default"/>
          <table:table-cell table:number-columns-repeated="12"/>
        </table:table-row>
        <table:table-row table:style-name="ro1">
          <table:table-cell table:style-name="ce2" office:value-type="string">
            <text:p>SizeScale</text:p>
          </table:table-cell>
          <table:table-cell table:number-columns-repeated="6"/>
          <table:table-cell table:style-name="ce28" office:value-type="float" office:value="0.65" table:number-columns-spanned="3" table:number-rows-spanned="1">
            <text:p>0.65</text:p>
          </table:table-cell>
          <table:covered-table-cell table:number-columns-repeated="2" table:style-name="ce28"/>
          <table:table-cell table:style-name="ce28" office:value-type="float" office:value="0.7" table:number-columns-spanned="3" table:number-rows-spanned="1">
            <text:p>0.7</text:p>
          </table:table-cell>
          <table:covered-table-cell table:number-columns-repeated="2" table:style-name="ce28"/>
          <table:table-cell table:style-name="ce28" office:value-type="float" office:value="0.75" table:number-columns-spanned="3" table:number-rows-spanned="1">
            <text:p>0.75</text:p>
          </table:table-cell>
          <table:covered-table-cell table:number-columns-repeated="2" table:style-name="ce28"/>
          <table:table-cell table:style-name="ce28" office:value-type="float" office:value="0.8" table:number-columns-spanned="3" table:number-rows-spanned="1">
            <text:p>0.8</text:p>
          </table:table-cell>
          <table:covered-table-cell table:number-columns-repeated="2" table:style-name="ce28"/>
          <table:table-cell table:style-name="ce28" office:value-type="float" office:value="1.2" table:number-columns-spanned="3" table:number-rows-spanned="1">
            <text:p>1.2</text:p>
          </table:table-cell>
          <table:covered-table-cell table:number-columns-repeated="2" table:style-name="ce28"/>
          <table:table-cell table:style-name="ce28" office:value-type="float" office:value="1.25" table:number-columns-spanned="3" table:number-rows-spanned="1">
            <text:p>1.25</text:p>
          </table:table-cell>
          <table:covered-table-cell table:number-columns-repeated="2" table:style-name="ce28"/>
          <table:table-cell table:number-columns-repeated="12"/>
        </table:table-row>
        <table:table-row table:style-name="ro1">
          <table:table-cell table:style-name="ce3" office:value-type="string">
            <text:p>defaultproperties</text:p>
          </table:table-cell>
          <table:table-cell table:number-columns-repeated="6"/>
          <table:table-cell table:style-name="ce29" office:value-type="string" table:number-columns-spanned="3" table:number-rows-spanned="1">
            <text:p>Midget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XXTiny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Xtiny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Tiny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Huge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Xhuge</text:p>
          </table:table-cell>
          <table:covered-table-cell table:number-columns-repeated="2" table:style-name="ce29"/>
          <table:table-cell table:number-columns-repeated="12"/>
        </table:table-row>
        <table:table-row table:style-name="ro1">
          <table:table-cell office:value-type="string">
            <text:p>DrawScale</text:p>
          </table:table-cell>
          <table:table-cell table:number-columns-repeated="6"/>
          <table:table-cell table:style-name="ce30" table:formula="of:=[.H$17]/[.$E$2]*[.$E$4]" office:value-type="float" office:value="0.69875" table:number-columns-spanned="3" table:number-rows-spanned="1">
            <text:p>0.6988</text:p>
          </table:table-cell>
          <table:covered-table-cell table:style-name="ce25"/>
          <table:covered-table-cell table:style-name="ce26"/>
          <table:table-cell table:style-name="ce30" table:formula="of:=[.K$17]/[.$E$2]*[.$E$4]" office:value-type="float" office:value="0.7525" table:number-columns-spanned="3" table:number-rows-spanned="1">
            <text:p>0.7525</text:p>
          </table:table-cell>
          <table:covered-table-cell table:style-name="ce25"/>
          <table:covered-table-cell table:style-name="ce26"/>
          <table:table-cell table:style-name="ce30" table:formula="of:=[.N$17]/[.$E$2]*[.$E$4]" office:value-type="float" office:value="0.80625" table:number-columns-spanned="3" table:number-rows-spanned="1">
            <text:p>0.8063</text:p>
          </table:table-cell>
          <table:covered-table-cell table:style-name="ce25"/>
          <table:covered-table-cell table:style-name="ce26"/>
          <table:table-cell table:style-name="ce30" table:formula="of:=[.Q$17]/[.$E$2]*[.$E$4]" office:value-type="float" office:value="0.86" table:number-columns-spanned="3" table:number-rows-spanned="1">
            <text:p>0.86</text:p>
          </table:table-cell>
          <table:covered-table-cell table:style-name="ce25"/>
          <table:covered-table-cell table:style-name="ce26"/>
          <table:table-cell table:style-name="ce30" table:formula="of:=[.T$17]/[.$E$2]*[.$E$4]" office:value-type="float" office:value="1.29" table:number-columns-spanned="3" table:number-rows-spanned="1">
            <text:p>1.29</text:p>
          </table:table-cell>
          <table:covered-table-cell table:style-name="ce25"/>
          <table:covered-table-cell table:style-name="ce26"/>
          <table:table-cell table:style-name="ce30" table:formula="of:=[.W$17]/[.$E$2]*[.$E$4]" office:value-type="float" office:value="1.34375" table:number-columns-spanned="3" table:number-rows-spanned="1">
            <text:p>1.3438</text:p>
          </table:table-cell>
          <table:covered-table-cell table:style-name="ce25"/>
          <table:covered-table-cell table:style-name="ce26"/>
          <table:table-cell table:number-columns-repeated="12"/>
        </table:table-row>
        <table:table-row table:style-name="ro1">
          <table:table-cell office:value-type="string">
            <text:p>CollisionHeight</text:p>
          </table:table-cell>
          <table:table-cell table:number-columns-repeated="6"/>
          <table:table-cell table:style-name="ce31" table:formula="of:=[.H$17]/[.$E$2]*[.$E$5]" office:value-type="float" office:value="44.02125" table:number-columns-spanned="3" table:number-rows-spanned="1">
            <text:p>44.0213</text:p>
          </table:table-cell>
          <table:covered-table-cell table:number-columns-repeated="2"/>
          <table:table-cell table:style-name="ce31" table:formula="of:=[.K$17]/[.$E$2]*[.$E$5]" office:value-type="float" office:value="47.4075" table:number-columns-spanned="3" table:number-rows-spanned="1">
            <text:p>47.4075</text:p>
          </table:table-cell>
          <table:covered-table-cell table:number-columns-repeated="2"/>
          <table:table-cell table:style-name="ce31" table:formula="of:=[.N$17]/[.$E$2]*[.$E$5]" office:value-type="float" office:value="50.79375" table:number-columns-spanned="3" table:number-rows-spanned="1">
            <text:p>50.7938</text:p>
          </table:table-cell>
          <table:covered-table-cell table:number-columns-repeated="2"/>
          <table:table-cell table:style-name="ce31" table:formula="of:=[.Q$17]/[.$E$2]*[.$E$5]" office:value-type="float" office:value="54.18" table:number-columns-spanned="3" table:number-rows-spanned="1">
            <text:p>54.18</text:p>
          </table:table-cell>
          <table:covered-table-cell table:number-columns-repeated="2"/>
          <table:table-cell table:style-name="ce31" table:formula="of:=[.T$17]/[.$E$2]*[.$E$5]" office:value-type="float" office:value="81.27" table:number-columns-spanned="3" table:number-rows-spanned="1">
            <text:p>81.27</text:p>
          </table:table-cell>
          <table:covered-table-cell table:number-columns-repeated="2"/>
          <table:table-cell table:style-name="ce31" table:formula="of:=[.W$17]/[.$E$2]*[.$E$5]" office:value-type="float" office:value="84.65625" table:number-columns-spanned="3" table:number-rows-spanned="1">
            <text:p>84.6563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>
            <text:p>CollisionRadius</text:p>
          </table:table-cell>
          <table:table-cell table:number-columns-repeated="6"/>
          <table:table-cell table:style-name="ce31" table:formula="of:=[.H$17]/[.$E$2]*[.$E$6]" office:value-type="float" office:value="17.46875" table:number-columns-spanned="3" table:number-rows-spanned="1">
            <text:p>17.4688</text:p>
          </table:table-cell>
          <table:covered-table-cell table:number-columns-repeated="2"/>
          <table:table-cell table:style-name="ce31" table:formula="of:=[.K$17]/[.$E$2]*[.$E$6]" office:value-type="float" office:value="18.8125" table:number-columns-spanned="3" table:number-rows-spanned="1">
            <text:p>18.8125</text:p>
          </table:table-cell>
          <table:covered-table-cell table:number-columns-repeated="2"/>
          <table:table-cell table:style-name="ce31" table:formula="of:=[.N$17]/[.$E$2]*[.$E$6]" office:value-type="float" office:value="20.15625" table:number-columns-spanned="3" table:number-rows-spanned="1">
            <text:p>20.1563</text:p>
          </table:table-cell>
          <table:covered-table-cell table:number-columns-repeated="2"/>
          <table:table-cell table:style-name="ce31" table:formula="of:=[.Q$17]/[.$E$2]*[.$E$6]" office:value-type="float" office:value="21.5" table:number-columns-spanned="3" table:number-rows-spanned="1">
            <text:p>21.5</text:p>
          </table:table-cell>
          <table:covered-table-cell table:number-columns-repeated="2"/>
          <table:table-cell table:style-name="ce31" table:formula="of:=[.T$17]/[.$E$2]*[.$E$6]" office:value-type="float" office:value="32.25" table:number-columns-spanned="3" table:number-rows-spanned="1">
            <text:p>32.25</text:p>
          </table:table-cell>
          <table:covered-table-cell table:number-columns-repeated="2"/>
          <table:table-cell table:style-name="ce31" table:formula="of:=[.W$17]/[.$E$2]*[.$E$6]" office:value-type="float" office:value="33.59375" table:number-columns-spanned="3" table:number-rows-spanned="1">
            <text:p>33.5938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>
            <text:p>BaseEyeHeight</text:p>
          </table:table-cell>
          <table:table-cell table:number-columns-repeated="6"/>
          <table:table-cell table:style-name="ce31" table:formula="of:=[.H$17]/[.$E$2]*[.$E$7]" office:value-type="float" office:value="38.43125" table:number-columns-spanned="3" table:number-rows-spanned="1">
            <text:p>38.4313</text:p>
          </table:table-cell>
          <table:covered-table-cell table:number-columns-repeated="2"/>
          <table:table-cell table:style-name="ce31" table:formula="of:=[.K$17]/[.$E$2]*[.$E$7]" office:value-type="float" office:value="41.3875" table:number-columns-spanned="3" table:number-rows-spanned="1">
            <text:p>41.3875</text:p>
          </table:table-cell>
          <table:covered-table-cell table:number-columns-repeated="2"/>
          <table:table-cell table:style-name="ce31" table:formula="of:=[.N$17]/[.$E$2]*[.$E$7]" office:value-type="float" office:value="44.34375" table:number-columns-spanned="3" table:number-rows-spanned="1">
            <text:p>44.3438</text:p>
          </table:table-cell>
          <table:covered-table-cell table:number-columns-repeated="2"/>
          <table:table-cell table:style-name="ce31" table:formula="of:=[.Q$17]/[.$E$2]*[.$E$7]" office:value-type="float" office:value="47.3" table:number-columns-spanned="3" table:number-rows-spanned="1">
            <text:p>47.3</text:p>
          </table:table-cell>
          <table:covered-table-cell table:number-columns-repeated="2"/>
          <table:table-cell table:style-name="ce31" table:formula="of:=[.T$17]/[.$E$2]*[.$E$7]" office:value-type="float" office:value="70.95" table:number-columns-spanned="3" table:number-rows-spanned="1">
            <text:p>70.95</text:p>
          </table:table-cell>
          <table:covered-table-cell table:number-columns-repeated="2"/>
          <table:table-cell table:style-name="ce31" table:formula="of:=[.W$17]/[.$E$2]*[.$E$7]" office:value-type="float" office:value="73.90625" table:number-columns-spanned="3" table:number-rows-spanned="1">
            <text:p>73.9063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>
            <text:p>EyeHeight</text:p>
          </table:table-cell>
          <table:table-cell table:number-columns-repeated="6"/>
          <table:table-cell table:style-name="ce9" table:formula="of:=[.H22]" office:value-type="float" office:value="38.43125" table:number-columns-spanned="3" table:number-rows-spanned="1">
            <text:p>38.4313</text:p>
          </table:table-cell>
          <table:covered-table-cell table:number-columns-repeated="2"/>
          <table:table-cell table:style-name="ce9" table:formula="of:=[.K22]" office:value-type="float" office:value="41.3875" table:number-columns-spanned="3" table:number-rows-spanned="1">
            <text:p>41.3875</text:p>
          </table:table-cell>
          <table:covered-table-cell table:number-columns-repeated="2"/>
          <table:table-cell table:style-name="ce9" table:formula="of:=[.N22]" office:value-type="float" office:value="44.34375" table:number-columns-spanned="3" table:number-rows-spanned="1">
            <text:p>44.3438</text:p>
          </table:table-cell>
          <table:covered-table-cell table:number-columns-repeated="2"/>
          <table:table-cell table:style-name="ce9" table:formula="of:=[.Q22]" office:value-type="float" office:value="47.3" table:number-columns-spanned="3" table:number-rows-spanned="1">
            <text:p>47.3</text:p>
          </table:table-cell>
          <table:covered-table-cell table:number-columns-repeated="2"/>
          <table:table-cell table:style-name="ce9" table:formula="of:=[.T22]" office:value-type="float" office:value="70.95" table:number-columns-spanned="3" table:number-rows-spanned="1">
            <text:p>70.95</text:p>
          </table:table-cell>
          <table:covered-table-cell table:number-columns-repeated="2"/>
          <table:table-cell table:style-name="ce9" table:formula="of:=[.W22]" office:value-type="float" office:value="73.90625" table:number-columns-spanned="3" table:number-rows-spanned="1">
            <text:p>73.9063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>
            <text:p>CrouchHeight</text:p>
          </table:table-cell>
          <table:table-cell table:number-columns-repeated="6"/>
          <table:table-cell table:style-name="ce9" table:formula="of:=[.H$19]/[.$B$4]*[.$B$9]" office:value-type="float" office:value="28.1736" table:number-columns-spanned="3" table:number-rows-spanned="1">
            <text:p>28.1736</text:p>
          </table:table-cell>
          <table:covered-table-cell table:number-columns-repeated="2"/>
          <table:table-cell table:style-name="ce9" table:formula="of:=[.K$19]/[.$B$4]*[.$B$9]" office:value-type="float" office:value="30.3408" table:number-columns-spanned="3" table:number-rows-spanned="1">
            <text:p>30.3408</text:p>
          </table:table-cell>
          <table:covered-table-cell table:number-columns-repeated="2" table:style-name="Default"/>
          <table:table-cell table:style-name="ce9" table:formula="of:=[.N$19]/[.$B$4]*[.$B$9]" office:value-type="float" office:value="32.508" table:number-columns-spanned="3" table:number-rows-spanned="1">
            <text:p>32.508</text:p>
          </table:table-cell>
          <table:covered-table-cell table:number-columns-repeated="2" table:style-name="Default"/>
          <table:table-cell table:style-name="ce9" table:formula="of:=[.Q$19]/[.$B$4]*[.$B$9]" office:value-type="float" office:value="34.6752" table:number-columns-spanned="3" table:number-rows-spanned="1">
            <text:p>34.6752</text:p>
          </table:table-cell>
          <table:covered-table-cell table:number-columns-repeated="2" table:style-name="Default"/>
          <table:table-cell table:style-name="ce9" table:formula="of:=[.T$19]/[.$B$4]*[.$B$9]" office:value-type="float" office:value="52.0128" table:number-columns-spanned="3" table:number-rows-spanned="1">
            <text:p>52.0128</text:p>
          </table:table-cell>
          <table:covered-table-cell table:number-columns-repeated="2" table:style-name="Default"/>
          <table:table-cell table:style-name="ce9" table:formula="of:=[.W$19]/[.$B$4]*[.$B$9]" office:value-type="float" office:value="54.18" table:number-columns-spanned="3" table:number-rows-spanned="1">
            <text:p>54.18</text:p>
          </table:table-cell>
          <table:covered-table-cell table:number-columns-repeated="2" table:style-name="Default"/>
          <table:table-cell table:number-columns-repeated="12"/>
        </table:table-row>
        <table:table-row table:style-name="ro1">
          <table:table-cell office:value-type="string">
            <text:p>CrouchRadius</text:p>
          </table:table-cell>
          <table:table-cell table:number-columns-repeated="6"/>
          <table:table-cell table:style-name="ce9" table:formula="of:=[.H21]" office:value-type="float" office:value="17.46875" table:number-columns-spanned="3" table:number-rows-spanned="1">
            <text:p>17.4688</text:p>
          </table:table-cell>
          <table:covered-table-cell table:number-columns-repeated="2"/>
          <table:table-cell table:style-name="ce9" table:formula="of:=[.K21]" office:value-type="float" office:value="18.8125" table:number-columns-spanned="3" table:number-rows-spanned="1">
            <text:p>18.8125</text:p>
          </table:table-cell>
          <table:covered-table-cell table:number-columns-repeated="2"/>
          <table:table-cell table:style-name="ce9" table:formula="of:=[.N21]" office:value-type="float" office:value="20.15625" table:number-columns-spanned="3" table:number-rows-spanned="1">
            <text:p>20.1563</text:p>
          </table:table-cell>
          <table:covered-table-cell table:number-columns-repeated="2"/>
          <table:table-cell table:style-name="ce9" table:formula="of:=[.Q21]" office:value-type="float" office:value="21.5" table:number-columns-spanned="3" table:number-rows-spanned="1">
            <text:p>21.5</text:p>
          </table:table-cell>
          <table:covered-table-cell table:number-columns-repeated="2"/>
          <table:table-cell table:style-name="ce9" table:formula="of:=[.T21]" office:value-type="float" office:value="32.25" table:number-columns-spanned="3" table:number-rows-spanned="1">
            <text:p>32.25</text:p>
          </table:table-cell>
          <table:covered-table-cell table:number-columns-repeated="2"/>
          <table:table-cell table:style-name="ce9" table:formula="of:=[.W21]" office:value-type="float" office:value="33.59375" table:number-columns-spanned="3" table:number-rows-spanned="1">
            <text:p>33.5938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>
            <text:p>OnlineHeadshotOffset (X,Y,Z)</text:p>
          </table:table-cell>
          <table:table-cell table:number-columns-repeated="6"/>
          <table:table-cell table:style-name="ce10" table:formula="of:=[.H$17]/[.$E$2]*[.$E$11]" office:value-type="float" office:value="1.3975">
            <text:p>1.3975</text:p>
          </table:table-cell>
          <table:table-cell table:formula="of:=[.H$17]/[.$E$2]*[.$F$11]" office:value-type="float" office:value="0">
            <text:p>0.0</text:p>
          </table:table-cell>
          <table:table-cell table:formula="of:=[.H$17]/[.$E$2]*[.$G$11]" office:value-type="float" office:value="37.383125">
            <text:p>37.3831</text:p>
          </table:table-cell>
          <table:table-cell table:style-name="ce10" table:formula="of:=[.K$17]/[.$E$2]*[.$E$11]" office:value-type="float" office:value="1.505">
            <text:p>1.505</text:p>
          </table:table-cell>
          <table:table-cell table:formula="of:=[.K$17]/[.$E$2]*[.$F$11]" office:value-type="float" office:value="0">
            <text:p>0.0</text:p>
          </table:table-cell>
          <table:table-cell table:formula="of:=[.K$17]/[.$E$2]*[.$G$11]" office:value-type="float" office:value="40.25875">
            <text:p>40.2588</text:p>
          </table:table-cell>
          <table:table-cell table:style-name="ce10" table:formula="of:=[.N$17]/[.$E$2]*[.$E$11]" office:value-type="float" office:value="1.6125">
            <text:p>1.6125</text:p>
          </table:table-cell>
          <table:table-cell table:formula="of:=[.N$17]/[.$E$2]*[.$F$11]" office:value-type="float" office:value="0">
            <text:p>0.0</text:p>
          </table:table-cell>
          <table:table-cell table:formula="of:=[.N$17]/[.$E$2]*[.$G$11]" office:value-type="float" office:value="43.134375">
            <text:p>43.1344</text:p>
          </table:table-cell>
          <table:table-cell table:style-name="ce10" table:formula="of:=[.Q$17]/[.$E$2]*[.$E$11]" office:value-type="float" office:value="1.72">
            <text:p>1.72</text:p>
          </table:table-cell>
          <table:table-cell table:formula="of:=[.Q$17]/[.$E$2]*[.$F$11]" office:value-type="float" office:value="0">
            <text:p>0.0</text:p>
          </table:table-cell>
          <table:table-cell table:formula="of:=[.Q$17]/[.$E$2]*[.$G$11]" office:value-type="float" office:value="46.01">
            <text:p>46.01</text:p>
          </table:table-cell>
          <table:table-cell table:style-name="ce10" table:formula="of:=[.T$17]/[.$E$2]*[.$E$11]" office:value-type="float" office:value="2.58">
            <text:p>2.58</text:p>
          </table:table-cell>
          <table:table-cell table:formula="of:=[.T$17]/[.$E$2]*[.$F$11]" office:value-type="float" office:value="0">
            <text:p>0.0</text:p>
          </table:table-cell>
          <table:table-cell table:formula="of:=[.T$17]/[.$E$2]*[.$G$11]" office:value-type="float" office:value="69.015">
            <text:p>69.015</text:p>
          </table:table-cell>
          <table:table-cell table:style-name="ce10" table:formula="of:=[.W$17]/[.$E$2]*[.$E$11]" office:value-type="float" office:value="2.6875">
            <text:p>2.6875</text:p>
          </table:table-cell>
          <table:table-cell table:formula="of:=[.W$17]/[.$E$2]*[.$F$11]" office:value-type="float" office:value="0">
            <text:p>0.0</text:p>
          </table:table-cell>
          <table:table-cell table:formula="of:=[.W$17]/[.$E$2]*[.$G$11]" office:value-type="float" office:value="71.890625">
            <text:p>71.8906</text:p>
          </table:table-cell>
          <table:table-cell table:number-columns-repeated="12"/>
        </table:table-row>
        <table:table-row table:style-name="ro1">
          <table:table-cell office:value-type="string">
            <text:p>OnlineHeadshotScale</text:p>
          </table:table-cell>
          <table:table-cell table:number-columns-repeated="6"/>
          <table:table-cell table:style-name="ce31" table:formula="of:=[.H$17]/[.$E$2]*[.$E$12]" office:value-type="float" office:value="0.975" table:number-columns-spanned="3" table:number-rows-spanned="1">
            <text:p>0.975</text:p>
          </table:table-cell>
          <table:covered-table-cell table:number-columns-repeated="2"/>
          <table:table-cell table:style-name="ce31" table:formula="of:=[.K$17]/[.$E$2]*[.$E$12]" office:value-type="float" office:value="1.05" table:number-columns-spanned="3" table:number-rows-spanned="1">
            <text:p>1.05</text:p>
          </table:table-cell>
          <table:covered-table-cell table:number-columns-repeated="2"/>
          <table:table-cell table:style-name="ce31" table:formula="of:=[.N$17]/[.$E$2]*[.$E$12]" office:value-type="float" office:value="1.125" table:number-columns-spanned="3" table:number-rows-spanned="1">
            <text:p>1.125</text:p>
          </table:table-cell>
          <table:covered-table-cell table:number-columns-repeated="2"/>
          <table:table-cell table:style-name="ce31" table:formula="of:=[.Q$17]/[.$E$2]*[.$E$12]" office:value-type="float" office:value="1.2" table:number-columns-spanned="3" table:number-rows-spanned="1">
            <text:p>1.2</text:p>
          </table:table-cell>
          <table:covered-table-cell table:number-columns-repeated="2"/>
          <table:table-cell table:style-name="ce31" table:formula="of:=[.T$17]/[.$E$2]*[.$E$12]" office:value-type="float" office:value="1.8" table:number-columns-spanned="3" table:number-rows-spanned="1">
            <text:p>1.8</text:p>
          </table:table-cell>
          <table:covered-table-cell table:number-columns-repeated="2"/>
          <table:table-cell table:style-name="ce31" table:formula="of:=[.W$17]/[.$E$2]*[.$E$12]" office:value-type="float" office:value="1.875" table:number-columns-spanned="3" table:number-rows-spanned="1">
            <text:p>1.875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5" office:value-type="string">
            <text:p>Mass</text:p>
          </table:table-cell>
          <table:table-cell table:number-columns-repeated="6"/>
          <table:table-cell table:style-name="ce32" table:formula="of:=[.H$17]/[.$E$2]*[.$E$13]" office:value-type="float" office:value="299" table:number-columns-spanned="3" table:number-rows-spanned="1">
            <text:p>299.0</text:p>
          </table:table-cell>
          <table:covered-table-cell table:style-name="ce18"/>
          <table:covered-table-cell table:style-name="ce22"/>
          <table:table-cell table:style-name="ce32" table:formula="of:=[.K$17]/[.$E$2]*[.$E$13]" office:value-type="float" office:value="322" table:number-columns-spanned="3" table:number-rows-spanned="1">
            <text:p>322.0</text:p>
          </table:table-cell>
          <table:covered-table-cell table:style-name="ce18"/>
          <table:covered-table-cell table:style-name="ce22"/>
          <table:table-cell table:style-name="ce32" table:formula="of:=[.N$17]/[.$E$2]*[.$E$13]" office:value-type="float" office:value="345" table:number-columns-spanned="3" table:number-rows-spanned="1">
            <text:p>345.0</text:p>
          </table:table-cell>
          <table:covered-table-cell table:style-name="ce18"/>
          <table:covered-table-cell table:style-name="ce22"/>
          <table:table-cell table:style-name="ce32" table:formula="of:=[.Q$17]/[.$E$2]*[.$E$13]" office:value-type="float" office:value="368" table:number-columns-spanned="3" table:number-rows-spanned="1">
            <text:p>368.0</text:p>
          </table:table-cell>
          <table:covered-table-cell table:style-name="ce18"/>
          <table:covered-table-cell table:style-name="ce22"/>
          <table:table-cell table:style-name="ce32" table:formula="of:=[.T$17]/[.$E$2]*[.$E$13]" office:value-type="float" office:value="552" table:number-columns-spanned="3" table:number-rows-spanned="1">
            <text:p>552.0</text:p>
          </table:table-cell>
          <table:covered-table-cell table:style-name="ce18"/>
          <table:covered-table-cell table:style-name="ce22"/>
          <table:table-cell table:style-name="ce32" table:formula="of:=[.W$17]/[.$E$2]*[.$E$13]" office:value-type="float" office:value="575" table:number-columns-spanned="3" table:number-rows-spanned="1">
            <text:p>575.0</text:p>
          </table:table-cell>
          <table:covered-table-cell table:style-name="ce18"/>
          <table:covered-table-cell table:style-name="ce22"/>
          <table:table-cell table:number-columns-repeated="12"/>
        </table:table-row>
        <table:table-row table:style-name="ro1" table:number-rows-repeated="6">
          <table:table-cell table:style-name="Default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/>
          <table:table-cell table:style-name="ce12" table:number-columns-repeated="3"/>
          <table:table-cell table:style-name="ce12" office:value-type="string" table:number-columns-spanned="3" table:number-rows-spanned="1">
            <text:p>Offset</text:p>
          </table:table-cell>
          <table:covered-table-cell table:number-columns-repeated="2" table:style-name="ce1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>
            <text:p>BallisticCollision</text:p>
          </table:table-cell>
          <table:table-cell table:style-name="ce12" office:value-type="string">
            <text:p>Radius</text:p>
          </table:table-cell>
          <table:table-cell table:style-name="ce12" office:value-type="string">
            <text:p>Height</text:p>
          </table:table-cell>
          <table:table-cell table:style-name="ce12" office:value-type="string">
            <text:p>Bone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Z</text:p>
          </table:table-cell>
          <table:table-cell table:style-name="ce33" office:value-type="string" table:number-columns-spanned="6" table:number-rows-spanned="1">
            <text:p>Комментарии</text:p>
          </table:table-cell>
          <table:covered-table-cell table:number-columns-repeated="5" table:style-name="ce3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>
            <text:p>Head</text:p>
          </table:table-cell>
          <table:table-cell table:style-name="ce13" office:value-type="float" office:value="9.5">
            <text:p>9.5</text:p>
          </table:table-cell>
          <table:table-cell table:style-name="ce13" office:value-type="float" office:value="8">
            <text:p>8.0</text:p>
          </table:table-cell>
          <table:table-cell table:style-name="ce13"/>
          <table:table-cell table:style-name="ce13" office:value-type="float" office:value="1.75">
            <text:p>1.75</text:p>
          </table:table-cell>
          <table:table-cell table:style-name="ce13" office:value-type="float" office:value="-2.25">
            <text:p>-2.25</text:p>
          </table:table-cell>
          <table:table-cell table:style-name="ce13" office:value-type="float" office:value="0">
            <text:p>0.0</text:p>
          </table:table-cell>
          <table:table-cell table:style-name="ce33" office:value-type="string" table:number-columns-spanned="6" table:number-rows-spanned="1">
            <text:p>В Mesh у кости CHR_Head перепутаны оси Z и Y.</text:p>
          </table:table-cell>
          <table:covered-table-cell table:number-columns-repeated="5" table:style-name="ce3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>
            <text:p>Body</text:p>
          </table:table-cell>
          <table:table-cell table:style-name="ce13" office:value-type="float" office:value="24">
            <text:p>24.0</text:p>
          </table:table-cell>
          <table:table-cell table:style-name="ce13" office:value-type="float" office:value="53.5">
            <text:p>53.5</text:p>
          </table:table-cell>
          <table:table-cell table:style-name="ce13"/>
          <table:table-cell table:number-columns-repeated="2" table:style-name="ce13" office:value-type="float" office:value="0">
            <text:p>0.0</text:p>
          </table:table-cell>
          <table:table-cell table:style-name="ce13" office:value-type="float" office:value="-9.5">
            <text:p>-9.5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</table:table>
      <table:table table:name="Clot" table:style-name="ta1" table:print="false">
        <table:table-column table:style-name="co1" table:default-cell-style-name="ce34"/>
        <table:table-column table:style-name="co2" table:number-columns-repeated="24" table:default-cell-style-name="ce34"/>
        <table:table-column table:style-name="co3" table:number-columns-repeated="999" table:default-cell-style-name="ce34"/>
        <table:table-row table:style-name="ro1">
          <table:table-cell table:style-name="ce39"/>
          <table:table-cell table:style-name="ce44"/>
          <table:table-cell table:style-name="ce47" table:number-columns-repeated="5"/>
          <table:table-cell table:style-name="ce54" office:value-type="string" table:number-columns-spanned="18" table:number-rows-spanned="1">
            <text:p>Normal Sizes</text:p>
          </table:table-cell>
          <table:covered-table-cell table:number-columns-repeated="17" table:style-name="ce56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0" office:value-type="string">
            <text:p>SizeScale</text:p>
          </table:table-cell>
          <table:table-cell table:style-name="ce45" table:number-columns-spanned="3" table:number-rows-spanned="1"/>
          <table:covered-table-cell table:style-name="ce48"/>
          <table:covered-table-cell table:style-name="ce50"/>
          <table:table-cell table:style-name="ce23" office:value-type="float" office:value="1" table:number-columns-spanned="3" table:number-rows-spanned="1">
            <text:p>1.0</text:p>
          </table:table-cell>
          <table:covered-table-cell table:style-name="ce25"/>
          <table:covered-table-cell table:style-name="ce26"/>
          <table:table-cell table:style-name="ce28" office:value-type="float" office:value="0.85" table:number-columns-spanned="3" table:number-rows-spanned="1">
            <text:p>0.85</text:p>
          </table:table-cell>
          <table:covered-table-cell table:number-columns-repeated="2" table:style-name="ce28"/>
          <table:table-cell table:style-name="ce28" office:value-type="float" office:value="0.9" table:number-columns-spanned="3" table:number-rows-spanned="1">
            <text:p>0.9</text:p>
          </table:table-cell>
          <table:covered-table-cell table:number-columns-repeated="2" table:style-name="ce28"/>
          <table:table-cell table:style-name="ce28" office:value-type="float" office:value="0.95" table:number-columns-spanned="3" table:number-rows-spanned="1">
            <text:p>0.95</text:p>
          </table:table-cell>
          <table:covered-table-cell table:number-columns-repeated="2" table:style-name="ce37"/>
          <table:table-cell table:style-name="ce28" office:value-type="float" office:value="1.05" table:number-columns-spanned="3" table:number-rows-spanned="1">
            <text:p>1.05</text:p>
          </table:table-cell>
          <table:covered-table-cell table:number-columns-repeated="2" table:style-name="ce37"/>
          <table:table-cell table:style-name="ce28" office:value-type="float" office:value="1.1" table:number-columns-spanned="3" table:number-rows-spanned="1">
            <text:p>1.1</text:p>
          </table:table-cell>
          <table:covered-table-cell table:number-columns-repeated="2" table:style-name="ce37"/>
          <table:table-cell table:style-name="ce28" office:value-type="float" office:value="1.15" table:number-columns-spanned="3" table:number-rows-spanned="1">
            <text:p>1.15</text:p>
          </table:table-cell>
          <table:covered-table-cell table:number-columns-repeated="2" table:style-name="ce37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1" office:value-type="string">
            <text:p>defaultproperties</text:p>
          </table:table-cell>
          <table:table-cell table:style-name="ce46" office:value-type="string" table:number-columns-spanned="3" table:number-rows-spanned="1">
            <text:p>Mesh</text:p>
          </table:table-cell>
          <table:covered-table-cell table:style-name="ce49"/>
          <table:covered-table-cell table:style-name="ce51"/>
          <table:table-cell table:style-name="ce53" office:value-type="string" table:number-columns-spanned="3" table:number-rows-spanned="1">
            <text:p>Standard</text:p>
          </table:table-cell>
          <table:covered-table-cell table:style-name="ce47"/>
          <table:covered-table-cell table:style-name="ce51"/>
          <table:table-cell table:style-name="ce55" office:value-type="string" table:number-columns-spanned="3" table:number-rows-spanned="1">
            <text:p>XXSmall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Small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Small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Large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large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XLarge</text:p>
          </table:table-cell>
          <table:covered-table-cell table:number-columns-repeated="2" table:style-name="ce55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DrawScale</text:p>
          </table:table-cell>
          <table:table-cell table:style-name="ce9" office:value-type="float" office:value="1" table:number-columns-spanned="3" table:number-rows-spanned="1">
            <text:p>1.0</text:p>
          </table:table-cell>
          <table:covered-table-cell table:style-name="ce17"/>
          <table:covered-table-cell table:style-name="ce21"/>
          <table:table-cell table:style-name="ce9" office:value-type="float" office:value="1.1" table:number-columns-spanned="3" table:number-rows-spanned="1">
            <text:p>1.1</text:p>
          </table:table-cell>
          <table:covered-table-cell table:style-name="ce17"/>
          <table:covered-table-cell table:style-name="ce21"/>
          <table:table-cell table:style-name="ce30" table:formula="of:=[.H$2]/[.$E$2]*[.$E$4]" office:value-type="float" office:value="0.935" table:number-columns-spanned="3" table:number-rows-spanned="1">
            <text:p>0.935</text:p>
          </table:table-cell>
          <table:covered-table-cell table:style-name="ce25"/>
          <table:covered-table-cell table:style-name="ce26"/>
          <table:table-cell table:style-name="ce30" table:formula="of:=[.K$2]/[.$E$2]*[.$E$4]" office:value-type="float" office:value="0.99" table:number-columns-spanned="3" table:number-rows-spanned="1">
            <text:p>0.99</text:p>
          </table:table-cell>
          <table:covered-table-cell table:style-name="ce25"/>
          <table:covered-table-cell table:style-name="ce26"/>
          <table:table-cell table:style-name="ce30" table:formula="of:=[.N$2]/[.$E$2]*[.$E$4]" office:value-type="float" office:value="1.045" table:number-columns-spanned="3" table:number-rows-spanned="1">
            <text:p>1.045</text:p>
          </table:table-cell>
          <table:covered-table-cell table:style-name="ce25"/>
          <table:covered-table-cell table:style-name="ce26"/>
          <table:table-cell table:style-name="ce30" table:formula="of:=[.Q$2]/[.$E$2]*[.$E$4]" office:value-type="float" office:value="1.155" table:number-columns-spanned="3" table:number-rows-spanned="1">
            <text:p>1.155</text:p>
          </table:table-cell>
          <table:covered-table-cell table:style-name="ce25"/>
          <table:covered-table-cell table:style-name="ce26"/>
          <table:table-cell table:style-name="ce30" table:formula="of:=[.T$2]/[.$E$2]*[.$E$4]" office:value-type="float" office:value="1.21" table:number-columns-spanned="3" table:number-rows-spanned="1">
            <text:p>1.21</text:p>
          </table:table-cell>
          <table:covered-table-cell table:style-name="ce25"/>
          <table:covered-table-cell table:style-name="ce26"/>
          <table:table-cell table:style-name="ce30" table:formula="of:=[.W$2]/[.$E$2]*[.$E$4]" office:value-type="float" office:value="1.265" table:number-columns-spanned="3" table:number-rows-spanned="1">
            <text:p>1.265</text:p>
          </table:table-cell>
          <table:covered-table-cell table:style-name="ce25"/>
          <table:covered-table-cell table:style-name="ce26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CollisionHeight</text:p>
          </table:table-cell>
          <table:table-cell table:style-name="ce9" office:value-type="float" office:value="50.1" table:number-columns-spanned="3" table:number-rows-spanned="1">
            <text:p>50.1</text:p>
          </table:table-cell>
          <table:covered-table-cell table:style-name="ce17"/>
          <table:covered-table-cell table:style-name="ce21"/>
          <table:table-cell table:style-name="ce9" table:formula="of:=[.$E$4]/[.$B$4]*[.$B$5]" office:value-type="float" office:value="55.11" table:number-columns-spanned="3" table:number-rows-spanned="1">
            <text:p>55.11</text:p>
          </table:table-cell>
          <table:covered-table-cell table:style-name="ce17"/>
          <table:covered-table-cell table:style-name="ce21"/>
          <table:table-cell table:style-name="ce31" table:formula="of:=[.H$2]/[.$E$2]*[.$E$5]" office:value-type="float" office:value="46.8435" table:number-columns-spanned="3" table:number-rows-spanned="1">
            <text:p>46.8435</text:p>
          </table:table-cell>
          <table:covered-table-cell table:style-name="ce17"/>
          <table:covered-table-cell table:style-name="ce21"/>
          <table:table-cell table:style-name="ce31" table:formula="of:=[.K$2]/[.$E$2]*[.$E$5]" office:value-type="float" office:value="49.599" table:number-columns-spanned="3" table:number-rows-spanned="1">
            <text:p>49.599</text:p>
          </table:table-cell>
          <table:covered-table-cell table:style-name="ce17"/>
          <table:covered-table-cell table:style-name="ce21"/>
          <table:table-cell table:style-name="ce31" table:formula="of:=[.N$2]/[.$E$2]*[.$E$5]" office:value-type="float" office:value="52.3545" table:number-columns-spanned="3" table:number-rows-spanned="1">
            <text:p>52.3545</text:p>
          </table:table-cell>
          <table:covered-table-cell table:style-name="ce17"/>
          <table:covered-table-cell table:style-name="ce21"/>
          <table:table-cell table:style-name="ce31" table:formula="of:=[.Q$2]/[.$E$2]*[.$E$5]" office:value-type="float" office:value="57.8655" table:number-columns-spanned="3" table:number-rows-spanned="1">
            <text:p>57.8655</text:p>
          </table:table-cell>
          <table:covered-table-cell table:style-name="ce17"/>
          <table:covered-table-cell table:style-name="ce21"/>
          <table:table-cell table:style-name="ce31" table:formula="of:=[.T$2]/[.$E$2]*[.$E$5]" office:value-type="float" office:value="60.621" table:number-columns-spanned="3" table:number-rows-spanned="1">
            <text:p>60.621</text:p>
          </table:table-cell>
          <table:covered-table-cell table:style-name="ce17"/>
          <table:covered-table-cell table:style-name="ce21"/>
          <table:table-cell table:style-name="ce31" table:formula="of:=[.W$2]/[.$E$2]*[.$E$5]" office:value-type="float" office:value="63.3765" table:number-columns-spanned="3" table:number-rows-spanned="1">
            <text:p>63.3765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CollisionRadius</text:p>
          </table:table-cell>
          <table:table-cell table:style-name="ce9" office:value-type="float" office:value="18" table:number-columns-spanned="3" table:number-rows-spanned="1">
            <text:p>18.0</text:p>
          </table:table-cell>
          <table:covered-table-cell table:style-name="ce17"/>
          <table:covered-table-cell table:style-name="ce21"/>
          <table:table-cell table:style-name="ce9" table:formula="of:=[.$E$4]/[.$B$4]*[.$B$6]" office:value-type="float" office:value="19.8" table:number-columns-spanned="3" table:number-rows-spanned="1">
            <text:p>19.8</text:p>
          </table:table-cell>
          <table:covered-table-cell table:style-name="ce17"/>
          <table:covered-table-cell table:style-name="ce21"/>
          <table:table-cell table:style-name="ce31" table:formula="of:=[.H$2]/[.$E$2]*[.$E$6]" office:value-type="float" office:value="16.83" table:number-columns-spanned="3" table:number-rows-spanned="1">
            <text:p>16.83</text:p>
          </table:table-cell>
          <table:covered-table-cell table:style-name="ce17"/>
          <table:covered-table-cell table:style-name="ce21"/>
          <table:table-cell table:style-name="ce31" table:formula="of:=[.K$2]/[.$E$2]*[.$E$6]" office:value-type="float" office:value="17.82" table:number-columns-spanned="3" table:number-rows-spanned="1">
            <text:p>17.82</text:p>
          </table:table-cell>
          <table:covered-table-cell table:style-name="ce17"/>
          <table:covered-table-cell table:style-name="ce21"/>
          <table:table-cell table:style-name="ce31" table:formula="of:=[.N$2]/[.$E$2]*[.$E$6]" office:value-type="float" office:value="18.81" table:number-columns-spanned="3" table:number-rows-spanned="1">
            <text:p>18.81</text:p>
          </table:table-cell>
          <table:covered-table-cell table:style-name="ce17"/>
          <table:covered-table-cell table:style-name="ce21"/>
          <table:table-cell table:style-name="ce31" table:formula="of:=[.Q$2]/[.$E$2]*[.$E$6]" office:value-type="float" office:value="20.79" table:number-columns-spanned="3" table:number-rows-spanned="1">
            <text:p>20.79</text:p>
          </table:table-cell>
          <table:covered-table-cell table:style-name="ce17"/>
          <table:covered-table-cell table:style-name="ce21"/>
          <table:table-cell table:style-name="ce31" table:formula="of:=[.T$2]/[.$E$2]*[.$E$6]" office:value-type="float" office:value="21.78" table:number-columns-spanned="3" table:number-rows-spanned="1">
            <text:p>21.78</text:p>
          </table:table-cell>
          <table:covered-table-cell table:style-name="ce17"/>
          <table:covered-table-cell table:style-name="ce21"/>
          <table:table-cell table:style-name="ce31" table:formula="of:=[.W$2]/[.$E$2]*[.$E$6]" office:value-type="float" office:value="22.77" table:number-columns-spanned="3" table:number-rows-spanned="1">
            <text:p>22.77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BaseEyeHeight</text:p>
          </table:table-cell>
          <table:table-cell table:style-name="ce9" office:value-type="float" office:value="44" table:number-columns-spanned="3" table:number-rows-spanned="1">
            <text:p>44.0</text:p>
          </table:table-cell>
          <table:covered-table-cell table:style-name="ce17"/>
          <table:covered-table-cell table:style-name="ce21"/>
          <table:table-cell table:style-name="ce9" table:formula="of:=[.$E$4]/[.$B$4]*[.$B$7]" office:value-type="float" office:value="48.4" table:number-columns-spanned="3" table:number-rows-spanned="1">
            <text:p>48.4</text:p>
          </table:table-cell>
          <table:covered-table-cell table:style-name="ce17"/>
          <table:covered-table-cell table:style-name="ce21"/>
          <table:table-cell table:style-name="ce31" table:formula="of:=[.H$2]/[.$E$2]*[.$E$7]" office:value-type="float" office:value="41.14" table:number-columns-spanned="3" table:number-rows-spanned="1">
            <text:p>41.14</text:p>
          </table:table-cell>
          <table:covered-table-cell table:style-name="ce17"/>
          <table:covered-table-cell table:style-name="ce21"/>
          <table:table-cell table:style-name="ce31" table:formula="of:=[.K$2]/[.$E$2]*[.$E$7]" office:value-type="float" office:value="43.56" table:number-columns-spanned="3" table:number-rows-spanned="1">
            <text:p>43.56</text:p>
          </table:table-cell>
          <table:covered-table-cell table:style-name="ce17"/>
          <table:covered-table-cell table:style-name="ce21"/>
          <table:table-cell table:style-name="ce31" table:formula="of:=[.N$2]/[.$E$2]*[.$E$7]" office:value-type="float" office:value="45.98" table:number-columns-spanned="3" table:number-rows-spanned="1">
            <text:p>45.98</text:p>
          </table:table-cell>
          <table:covered-table-cell table:style-name="ce17"/>
          <table:covered-table-cell table:style-name="ce21"/>
          <table:table-cell table:style-name="ce31" table:formula="of:=[.Q$2]/[.$E$2]*[.$E$7]" office:value-type="float" office:value="50.82" table:number-columns-spanned="3" table:number-rows-spanned="1">
            <text:p>50.82</text:p>
          </table:table-cell>
          <table:covered-table-cell table:style-name="ce17"/>
          <table:covered-table-cell table:style-name="ce21"/>
          <table:table-cell table:style-name="ce31" table:formula="of:=[.T$2]/[.$E$2]*[.$E$7]" office:value-type="float" office:value="53.24" table:number-columns-spanned="3" table:number-rows-spanned="1">
            <text:p>53.24</text:p>
          </table:table-cell>
          <table:covered-table-cell table:style-name="ce17"/>
          <table:covered-table-cell table:style-name="ce21"/>
          <table:table-cell table:style-name="ce31" table:formula="of:=[.W$2]/[.$E$2]*[.$E$7]" office:value-type="float" office:value="55.66" table:number-columns-spanned="3" table:number-rows-spanned="1">
            <text:p>55.66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EyeHeight</text:p>
          </table:table-cell>
          <table:table-cell table:style-name="ce9" office:value-type="float" office:value="44" table:number-columns-spanned="3" table:number-rows-spanned="1">
            <text:p>44.0</text:p>
          </table:table-cell>
          <table:covered-table-cell table:style-name="ce17"/>
          <table:covered-table-cell table:style-name="ce21"/>
          <table:table-cell table:style-name="ce9" table:formula="of:=[.E7]" office:value-type="float" office:value="48.4" table:number-columns-spanned="3" table:number-rows-spanned="1">
            <text:p>48.4</text:p>
          </table:table-cell>
          <table:covered-table-cell table:style-name="ce17"/>
          <table:covered-table-cell table:style-name="ce21"/>
          <table:table-cell table:style-name="ce9" table:formula="of:=[.H7]" office:value-type="float" office:value="41.14" table:number-columns-spanned="3" table:number-rows-spanned="1">
            <text:p>41.14</text:p>
          </table:table-cell>
          <table:covered-table-cell table:style-name="ce17"/>
          <table:covered-table-cell table:style-name="ce21"/>
          <table:table-cell table:style-name="ce9" table:formula="of:=[.K7]" office:value-type="float" office:value="43.56" table:number-columns-spanned="3" table:number-rows-spanned="1">
            <text:p>43.56</text:p>
          </table:table-cell>
          <table:covered-table-cell table:style-name="ce17"/>
          <table:covered-table-cell table:style-name="ce21"/>
          <table:table-cell table:style-name="ce9" table:formula="of:=[.N7]" office:value-type="float" office:value="45.98" table:number-columns-spanned="3" table:number-rows-spanned="1">
            <text:p>45.98</text:p>
          </table:table-cell>
          <table:covered-table-cell table:style-name="ce17"/>
          <table:covered-table-cell table:style-name="ce21"/>
          <table:table-cell table:style-name="ce9" table:formula="of:=[.Q7]" office:value-type="float" office:value="50.82" table:number-columns-spanned="3" table:number-rows-spanned="1">
            <text:p>50.82</text:p>
          </table:table-cell>
          <table:covered-table-cell table:style-name="ce17"/>
          <table:covered-table-cell table:style-name="ce21"/>
          <table:table-cell table:style-name="ce9" table:formula="of:=[.T7]" office:value-type="float" office:value="53.24" table:number-columns-spanned="3" table:number-rows-spanned="1">
            <text:p>53.24</text:p>
          </table:table-cell>
          <table:covered-table-cell table:style-name="ce17"/>
          <table:covered-table-cell table:style-name="ce21"/>
          <table:table-cell table:style-name="ce9" table:formula="of:=[.W7]" office:value-type="float" office:value="55.66" table:number-columns-spanned="3" table:number-rows-spanned="1">
            <text:p>55.66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CrouchHeight</text:p>
          </table:table-cell>
          <table:table-cell table:style-name="ce9" table:formula="of:=[.B5]/1.5625" office:value-type="float" office:value="32.064" table:number-columns-spanned="3" table:number-rows-spanned="1">
            <text:p>32.064</text:p>
          </table:table-cell>
          <table:covered-table-cell table:style-name="ce17"/>
          <table:covered-table-cell table:style-name="ce21"/>
          <table:table-cell table:style-name="ce9" table:formula="of:=[.E$4]/[.$B$4]*[.$B$9]" office:value-type="float" office:value="35.2704" table:number-columns-spanned="3" table:number-rows-spanned="1">
            <text:p>35.2704</text:p>
          </table:table-cell>
          <table:covered-table-cell table:number-columns-repeated="2" table:style-name="Default"/>
          <table:table-cell table:style-name="ce9" table:formula="of:=[.H$4]/[.$B$4]*[.$B$9]" office:value-type="float" office:value="29.97984" table:number-columns-spanned="3" table:number-rows-spanned="1">
            <text:p>29.9798</text:p>
          </table:table-cell>
          <table:covered-table-cell table:number-columns-repeated="2" table:style-name="Default"/>
          <table:table-cell table:style-name="ce9" table:formula="of:=[.K$4]/[.$B$4]*[.$B$9]" office:value-type="float" office:value="31.74336" table:number-columns-spanned="3" table:number-rows-spanned="1">
            <text:p>31.7434</text:p>
          </table:table-cell>
          <table:covered-table-cell table:number-columns-repeated="2" table:style-name="Default"/>
          <table:table-cell table:style-name="ce9" table:formula="of:=[.N$4]/[.$B$4]*[.$B$9]" office:value-type="float" office:value="33.50688" table:number-columns-spanned="3" table:number-rows-spanned="1">
            <text:p>33.5069</text:p>
          </table:table-cell>
          <table:covered-table-cell table:number-columns-repeated="2" table:style-name="Default"/>
          <table:table-cell table:style-name="ce9" table:formula="of:=[.Q$4]/[.$B$4]*[.$B$9]" office:value-type="float" office:value="37.03392" table:number-columns-spanned="3" table:number-rows-spanned="1">
            <text:p>37.0339</text:p>
          </table:table-cell>
          <table:covered-table-cell table:number-columns-repeated="2" table:style-name="Default"/>
          <table:table-cell table:style-name="ce9" table:formula="of:=[.T$4]/[.$B$4]*[.$B$9]" office:value-type="float" office:value="38.79744" table:number-columns-spanned="3" table:number-rows-spanned="1">
            <text:p>38.7974</text:p>
          </table:table-cell>
          <table:covered-table-cell table:number-columns-repeated="2" table:style-name="Default"/>
          <table:table-cell table:style-name="ce9" table:formula="of:=[.W$4]/[.$B$4]*[.$B$9]" office:value-type="float" office:value="40.56096" table:number-columns-spanned="3" table:number-rows-spanned="1">
            <text:p>40.561</text:p>
          </table:table-cell>
          <table:covered-table-cell table:number-columns-repeated="2" table:style-name="Default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CrouchRadius</text:p>
          </table:table-cell>
          <table:table-cell table:style-name="ce9" table:formula="of:=[.B6]" office:value-type="float" office:value="18" table:number-columns-spanned="3" table:number-rows-spanned="1">
            <text:p>18.0</text:p>
          </table:table-cell>
          <table:covered-table-cell table:style-name="ce17"/>
          <table:covered-table-cell table:style-name="ce21"/>
          <table:table-cell table:style-name="ce9" table:formula="of:=[.E6]" office:value-type="float" office:value="19.8" table:number-columns-spanned="3" table:number-rows-spanned="1">
            <text:p>19.8</text:p>
          </table:table-cell>
          <table:covered-table-cell table:style-name="ce17"/>
          <table:covered-table-cell table:style-name="ce21"/>
          <table:table-cell table:style-name="ce9" table:formula="of:=[.H6]" office:value-type="float" office:value="16.83" table:number-columns-spanned="3" table:number-rows-spanned="1">
            <text:p>16.83</text:p>
          </table:table-cell>
          <table:covered-table-cell table:style-name="ce17"/>
          <table:covered-table-cell table:style-name="ce21"/>
          <table:table-cell table:style-name="ce9" table:formula="of:=[.K6]" office:value-type="float" office:value="17.82" table:number-columns-spanned="3" table:number-rows-spanned="1">
            <text:p>17.82</text:p>
          </table:table-cell>
          <table:covered-table-cell table:style-name="ce17"/>
          <table:covered-table-cell table:style-name="ce21"/>
          <table:table-cell table:style-name="ce9" table:formula="of:=[.N6]" office:value-type="float" office:value="18.81" table:number-columns-spanned="3" table:number-rows-spanned="1">
            <text:p>18.81</text:p>
          </table:table-cell>
          <table:covered-table-cell table:style-name="ce17"/>
          <table:covered-table-cell table:style-name="ce21"/>
          <table:table-cell table:style-name="ce9" table:formula="of:=[.Q6]" office:value-type="float" office:value="20.79" table:number-columns-spanned="3" table:number-rows-spanned="1">
            <text:p>20.79</text:p>
          </table:table-cell>
          <table:covered-table-cell table:style-name="ce17"/>
          <table:covered-table-cell table:style-name="ce21"/>
          <table:table-cell table:style-name="ce9" table:formula="of:=[.T6]" office:value-type="float" office:value="21.78" table:number-columns-spanned="3" table:number-rows-spanned="1">
            <text:p>21.78</text:p>
          </table:table-cell>
          <table:covered-table-cell table:style-name="ce17"/>
          <table:covered-table-cell table:style-name="ce21"/>
          <table:table-cell table:style-name="ce9" table:formula="of:=[.W6]" office:value-type="float" office:value="22.77" table:number-columns-spanned="3" table:number-rows-spanned="1">
            <text:p>22.77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OnlineHeadshotOffset (X,Y,Z)</text:p>
          </table:table-cell>
          <table:table-cell table:style-name="ce10" office:value-type="float" office:value="1.1">
            <text:p>1.1</text:p>
          </table:table-cell>
          <table:table-cell table:style-name="ce17" office:value-type="float" office:value="0">
            <text:p>0.0</text:p>
          </table:table-cell>
          <table:table-cell table:style-name="ce21" office:value-type="float" office:value="42.6">
            <text:p>42.6</text:p>
          </table:table-cell>
          <table:table-cell table:style-name="ce10" table:formula="of:=[.$E$4]/[.$B$4]*[.$B$11]" office:value-type="float" office:value="1.21">
            <text:p>1.21</text:p>
          </table:table-cell>
          <table:table-cell table:style-name="ce17" table:formula="of:=[.$E$4]/[.$B$4]*[.$C$11]" office:value-type="float" office:value="0">
            <text:p>0.0</text:p>
          </table:table-cell>
          <table:table-cell table:style-name="ce21" table:formula="of:=[.$E$4]/[.$B$4]*[.$D$11]" office:value-type="float" office:value="46.86">
            <text:p>46.86</text:p>
          </table:table-cell>
          <table:table-cell table:style-name="ce10" table:formula="of:=[.H$2]/[.$E$2]*[.$E$11]" office:value-type="float" office:value="1.0285">
            <text:p>1.0285</text:p>
          </table:table-cell>
          <table:table-cell table:style-name="ce17" table:formula="of:=[.H$2]/[.$E$2]*[.$F$11]" office:value-type="float" office:value="0">
            <text:p>0.0</text:p>
          </table:table-cell>
          <table:table-cell table:style-name="ce21" table:formula="of:=[.H$2]/[.$E$2]*[.$G$11]" office:value-type="float" office:value="39.831">
            <text:p>39.831</text:p>
          </table:table-cell>
          <table:table-cell table:style-name="ce10" table:formula="of:=[.K$2]/[.$E$2]*[.$E$11]" office:value-type="float" office:value="1.089">
            <text:p>1.089</text:p>
          </table:table-cell>
          <table:table-cell table:style-name="ce17" table:formula="of:=[.K$2]/[.$E$2]*[.$F$11]" office:value-type="float" office:value="0">
            <text:p>0.0</text:p>
          </table:table-cell>
          <table:table-cell table:style-name="ce21" table:formula="of:=[.K$2]/[.$E$2]*[.$G$11]" office:value-type="float" office:value="42.174">
            <text:p>42.174</text:p>
          </table:table-cell>
          <table:table-cell table:style-name="ce10" table:formula="of:=[.N$2]/[.$E$2]*[.$E$11]" office:value-type="float" office:value="1.1495">
            <text:p>1.1495</text:p>
          </table:table-cell>
          <table:table-cell table:style-name="ce17" table:formula="of:=[.N$2]/[.$E$2]*[.$F$11]" office:value-type="float" office:value="0">
            <text:p>0.0</text:p>
          </table:table-cell>
          <table:table-cell table:style-name="ce21" table:formula="of:=[.N$2]/[.$E$2]*[.$G$11]" office:value-type="float" office:value="44.517">
            <text:p>44.517</text:p>
          </table:table-cell>
          <table:table-cell table:style-name="ce10" table:formula="of:=[.Q$2]/[.$E$2]*[.$E$11]" office:value-type="float" office:value="1.2705">
            <text:p>1.2705</text:p>
          </table:table-cell>
          <table:table-cell table:style-name="ce17" table:formula="of:=[.Q$2]/[.$E$2]*[.$F$11]" office:value-type="float" office:value="0">
            <text:p>0.0</text:p>
          </table:table-cell>
          <table:table-cell table:style-name="ce21" table:formula="of:=[.Q$2]/[.$E$2]*[.$G$11]" office:value-type="float" office:value="49.203">
            <text:p>49.203</text:p>
          </table:table-cell>
          <table:table-cell table:style-name="ce10" table:formula="of:=[.T$2]/[.$E$2]*[.$E$11]" office:value-type="float" office:value="1.331">
            <text:p>1.331</text:p>
          </table:table-cell>
          <table:table-cell table:style-name="ce17" table:formula="of:=[.T$2]/[.$E$2]*[.$F$11]" office:value-type="float" office:value="0">
            <text:p>0.0</text:p>
          </table:table-cell>
          <table:table-cell table:style-name="ce21" table:formula="of:=[.T$2]/[.$E$2]*[.$G$11]" office:value-type="float" office:value="51.546">
            <text:p>51.546</text:p>
          </table:table-cell>
          <table:table-cell table:style-name="ce10" table:formula="of:=[.W$2]/[.$E$2]*[.$E$11]" office:value-type="float" office:value="1.3915">
            <text:p>1.3915</text:p>
          </table:table-cell>
          <table:table-cell table:style-name="ce17" table:formula="of:=[.W$2]/[.$E$2]*[.$F$11]" office:value-type="float" office:value="0">
            <text:p>0.0</text:p>
          </table:table-cell>
          <table:table-cell table:style-name="ce21" table:formula="of:=[.W$2]/[.$E$2]*[.$G$11]" office:value-type="float" office:value="53.889">
            <text:p>53.889</text:p>
          </table:table-cell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OnlineHeadshotScale</text:p>
          </table:table-cell>
          <table:table-cell table:style-name="ce9" table:number-columns-spanned="3" table:number-rows-spanned="1"/>
          <table:covered-table-cell table:style-name="ce17"/>
          <table:covered-table-cell table:style-name="ce21"/>
          <table:table-cell table:style-name="ce9" office:value-type="float" office:value="1.3" table:number-columns-spanned="3" table:number-rows-spanned="1">
            <text:p>1.3</text:p>
          </table:table-cell>
          <table:covered-table-cell table:style-name="ce17"/>
          <table:covered-table-cell table:style-name="ce21"/>
          <table:table-cell table:style-name="ce31" table:formula="of:=[.H$2]/[.$E$2]*[.$E$12]" office:value-type="float" office:value="1.105" table:number-columns-spanned="3" table:number-rows-spanned="1">
            <text:p>1.105</text:p>
          </table:table-cell>
          <table:covered-table-cell table:style-name="ce17"/>
          <table:covered-table-cell table:style-name="ce21"/>
          <table:table-cell table:style-name="ce31" table:formula="of:=[.K$2]/[.$E$2]*[.$E$12]" office:value-type="float" office:value="1.17" table:number-columns-spanned="3" table:number-rows-spanned="1">
            <text:p>1.17</text:p>
          </table:table-cell>
          <table:covered-table-cell table:style-name="ce17"/>
          <table:covered-table-cell table:style-name="ce21"/>
          <table:table-cell table:style-name="ce31" table:formula="of:=[.N$2]/[.$E$2]*[.$E$12]" office:value-type="float" office:value="1.235" table:number-columns-spanned="3" table:number-rows-spanned="1">
            <text:p>1.235</text:p>
          </table:table-cell>
          <table:covered-table-cell table:style-name="ce17"/>
          <table:covered-table-cell table:style-name="ce21"/>
          <table:table-cell table:style-name="ce31" table:formula="of:=[.Q$2]/[.$E$2]*[.$E$12]" office:value-type="float" office:value="1.365" table:number-columns-spanned="3" table:number-rows-spanned="1">
            <text:p>1.365</text:p>
          </table:table-cell>
          <table:covered-table-cell table:style-name="ce17"/>
          <table:covered-table-cell table:style-name="ce21"/>
          <table:table-cell table:style-name="ce31" table:formula="of:=[.T$2]/[.$E$2]*[.$E$12]" office:value-type="float" office:value="1.43" table:number-columns-spanned="3" table:number-rows-spanned="1">
            <text:p>1.43</text:p>
          </table:table-cell>
          <table:covered-table-cell table:style-name="ce17"/>
          <table:covered-table-cell table:style-name="ce21"/>
          <table:table-cell table:style-name="ce31" table:formula="of:=[.W$2]/[.$E$2]*[.$E$12]" office:value-type="float" office:value="1.495" table:number-columns-spanned="3" table:number-rows-spanned="1">
            <text:p>1.495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3" office:value-type="string">
            <text:p>Mass</text:p>
          </table:table-cell>
          <table:table-cell table:style-name="ce11" table:number-columns-spanned="3" table:number-rows-spanned="1"/>
          <table:covered-table-cell table:style-name="ce18"/>
          <table:covered-table-cell table:style-name="ce22"/>
          <table:table-cell table:style-name="ce11" office:value-type="float" office:value="200" table:number-columns-spanned="3" table:number-rows-spanned="1">
            <text:p>200.0</text:p>
          </table:table-cell>
          <table:covered-table-cell table:style-name="ce18"/>
          <table:covered-table-cell table:style-name="ce22"/>
          <table:table-cell table:style-name="ce32" table:formula="of:=[.H$2]/[.$E$2]*[.$E$13]" office:value-type="float" office:value="170" table:number-columns-spanned="3" table:number-rows-spanned="1">
            <text:p>170.0</text:p>
          </table:table-cell>
          <table:covered-table-cell table:style-name="ce18"/>
          <table:covered-table-cell table:style-name="ce22"/>
          <table:table-cell table:style-name="ce32" table:formula="of:=[.K$2]/[.$E$2]*[.$E$13]" office:value-type="float" office:value="180" table:number-columns-spanned="3" table:number-rows-spanned="1">
            <text:p>180.0</text:p>
          </table:table-cell>
          <table:covered-table-cell table:style-name="ce18"/>
          <table:covered-table-cell table:style-name="ce22"/>
          <table:table-cell table:style-name="ce32" table:formula="of:=[.N$2]/[.$E$2]*[.$E$13]" office:value-type="float" office:value="190" table:number-columns-spanned="3" table:number-rows-spanned="1">
            <text:p>190.0</text:p>
          </table:table-cell>
          <table:covered-table-cell table:style-name="ce18"/>
          <table:covered-table-cell table:style-name="ce22"/>
          <table:table-cell table:style-name="ce32" table:formula="of:=[.Q$2]/[.$E$2]*[.$E$13]" office:value-type="float" office:value="210" table:number-columns-spanned="3" table:number-rows-spanned="1">
            <text:p>210.0</text:p>
          </table:table-cell>
          <table:covered-table-cell table:style-name="ce18"/>
          <table:covered-table-cell table:style-name="ce22"/>
          <table:table-cell table:style-name="ce32" table:formula="of:=[.T$2]/[.$E$2]*[.$E$13]" office:value-type="float" office:value="220" table:number-columns-spanned="3" table:number-rows-spanned="1">
            <text:p>220.0</text:p>
          </table:table-cell>
          <table:covered-table-cell table:style-name="ce18"/>
          <table:covered-table-cell table:style-name="ce22"/>
          <table:table-cell table:style-name="ce32" table:formula="of:=[.W$2]/[.$E$2]*[.$E$13]" office:value-type="float" office:value="230" table:number-columns-spanned="3" table:number-rows-spanned="1">
            <text:p>230.0</text:p>
          </table:table-cell>
          <table:covered-table-cell table:style-name="ce18"/>
          <table:covered-table-cell table:style-name="ce22"/>
          <table:table-cell table:style-name="ce47" table:number-columns-repeated="3"/>
          <table:table-cell table:number-columns-repeated="996"/>
        </table:table-row>
        <table:table-row table:style-name="ro1">
          <table:table-cell table:number-columns-repeated="26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54" office:value-type="string" table:number-columns-spanned="18" table:number-rows-spanned="1">
            <text:p>Special Sizes</text:p>
          </table:table-cell>
          <table:covered-table-cell table:number-columns-repeated="14" table:style-name="ce57"/>
          <table:covered-table-cell table:number-columns-repeated="3"/>
          <table:table-cell table:number-columns-repeated="999"/>
        </table:table-row>
        <table:table-row table:style-name="ro1">
          <table:table-cell table:style-name="ce40" office:value-type="string">
            <text:p>SizeScale</text:p>
          </table:table-cell>
          <table:table-cell table:number-columns-repeated="6"/>
          <table:table-cell table:style-name="ce28" office:value-type="float" office:value="0.65" table:number-columns-spanned="3" table:number-rows-spanned="1">
            <text:p>0.65</text:p>
          </table:table-cell>
          <table:covered-table-cell table:number-columns-repeated="2" table:style-name="ce28"/>
          <table:table-cell table:style-name="ce28" office:value-type="float" office:value="0.7" table:number-columns-spanned="3" table:number-rows-spanned="1">
            <text:p>0.7</text:p>
          </table:table-cell>
          <table:covered-table-cell table:number-columns-repeated="2" table:style-name="ce28"/>
          <table:table-cell table:style-name="ce28" office:value-type="float" office:value="0.75" table:number-columns-spanned="3" table:number-rows-spanned="1">
            <text:p>0.75</text:p>
          </table:table-cell>
          <table:covered-table-cell table:number-columns-repeated="2" table:style-name="ce28"/>
          <table:table-cell table:style-name="ce28" office:value-type="float" office:value="0.8" table:number-columns-spanned="3" table:number-rows-spanned="1">
            <text:p>0.8</text:p>
          </table:table-cell>
          <table:covered-table-cell table:number-columns-repeated="2" table:style-name="ce28"/>
          <table:table-cell table:style-name="ce28" office:value-type="float" office:value="1.2" table:number-columns-spanned="3" table:number-rows-spanned="1">
            <text:p>1.2</text:p>
          </table:table-cell>
          <table:covered-table-cell table:number-columns-repeated="2" table:style-name="ce28"/>
          <table:table-cell table:style-name="ce28" office:value-type="float" office:value="1.25" table:number-columns-spanned="3" table:number-rows-spanned="1">
            <text:p>1.25</text:p>
          </table:table-cell>
          <table:covered-table-cell table:number-columns-repeated="2" table:style-name="ce28"/>
          <table:table-cell table:number-columns-repeated="999"/>
        </table:table-row>
        <table:table-row table:style-name="ro1">
          <table:table-cell table:style-name="ce41" office:value-type="string">
            <text:p>defaultproperties</text:p>
          </table:table-cell>
          <table:table-cell table:number-columns-repeated="6"/>
          <table:table-cell table:style-name="ce55" office:value-type="string" table:number-columns-spanned="3" table:number-rows-spanned="1">
            <text:p>Midget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XTiny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Tiny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Tiny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Huge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Huge</text:p>
          </table:table-cell>
          <table:covered-table-cell table:number-columns-repeated="2" table:style-name="ce55"/>
          <table:table-cell table:number-columns-repeated="999"/>
        </table:table-row>
        <table:table-row table:style-name="ro1">
          <table:table-cell table:style-name="ce42" office:value-type="string">
            <text:p>DrawScale</text:p>
          </table:table-cell>
          <table:table-cell table:number-columns-repeated="6"/>
          <table:table-cell table:style-name="ce30" table:formula="of:=[.H$17]/[.$E$2]*[.$E$4]" office:value-type="float" office:value="0.715" table:number-columns-spanned="3" table:number-rows-spanned="1">
            <text:p>0.715</text:p>
          </table:table-cell>
          <table:covered-table-cell table:style-name="ce25"/>
          <table:covered-table-cell table:style-name="ce26"/>
          <table:table-cell table:style-name="ce30" table:formula="of:=[.K$17]/[.$E$2]*[.$E$4]" office:value-type="float" office:value="0.77" table:number-columns-spanned="3" table:number-rows-spanned="1">
            <text:p>0.77</text:p>
          </table:table-cell>
          <table:covered-table-cell table:style-name="ce25"/>
          <table:covered-table-cell table:style-name="ce26"/>
          <table:table-cell table:style-name="ce30" table:formula="of:=[.N$17]/[.$E$2]*[.$E$4]" office:value-type="float" office:value="0.825" table:number-columns-spanned="3" table:number-rows-spanned="1">
            <text:p>0.825</text:p>
          </table:table-cell>
          <table:covered-table-cell table:style-name="ce25"/>
          <table:covered-table-cell table:style-name="ce26"/>
          <table:table-cell table:style-name="ce30" table:formula="of:=[.Q$17]/[.$E$2]*[.$E$4]" office:value-type="float" office:value="0.88" table:number-columns-spanned="3" table:number-rows-spanned="1">
            <text:p>0.88</text:p>
          </table:table-cell>
          <table:covered-table-cell table:style-name="ce25"/>
          <table:covered-table-cell table:style-name="ce26"/>
          <table:table-cell table:style-name="ce30" table:formula="of:=[.T$17]/[.$E$2]*[.$E$4]" office:value-type="float" office:value="1.32" table:number-columns-spanned="3" table:number-rows-spanned="1">
            <text:p>1.32</text:p>
          </table:table-cell>
          <table:covered-table-cell table:style-name="ce25"/>
          <table:covered-table-cell table:style-name="ce26"/>
          <table:table-cell table:style-name="ce30" table:formula="of:=[.W$17]/[.$E$2]*[.$E$4]" office:value-type="float" office:value="1.375" table:number-columns-spanned="3" table:number-rows-spanned="1">
            <text:p>1.375</text:p>
          </table:table-cell>
          <table:covered-table-cell table:style-name="ce25"/>
          <table:covered-table-cell table:style-name="ce26"/>
          <table:table-cell table:number-columns-repeated="999"/>
        </table:table-row>
        <table:table-row table:style-name="ro1">
          <table:table-cell table:style-name="ce42" office:value-type="string">
            <text:p>CollisionHeight</text:p>
          </table:table-cell>
          <table:table-cell table:number-columns-repeated="6"/>
          <table:table-cell table:style-name="ce31" table:formula="of:=[.H$17]/[.$E$2]*[.$E$5]" office:value-type="float" office:value="35.8215" table:number-columns-spanned="3" table:number-rows-spanned="1">
            <text:p>35.8215</text:p>
          </table:table-cell>
          <table:covered-table-cell table:style-name="ce17"/>
          <table:covered-table-cell table:style-name="ce21"/>
          <table:table-cell table:style-name="ce31" table:formula="of:=[.K$17]/[.$E$2]*[.$E$5]" office:value-type="float" office:value="38.577" table:number-columns-spanned="3" table:number-rows-spanned="1">
            <text:p>38.577</text:p>
          </table:table-cell>
          <table:covered-table-cell table:style-name="ce17"/>
          <table:covered-table-cell table:style-name="ce21"/>
          <table:table-cell table:style-name="ce31" table:formula="of:=[.N$17]/[.$E$2]*[.$E$5]" office:value-type="float" office:value="41.3325" table:number-columns-spanned="3" table:number-rows-spanned="1">
            <text:p>41.3325</text:p>
          </table:table-cell>
          <table:covered-table-cell table:style-name="ce17"/>
          <table:covered-table-cell table:style-name="ce21"/>
          <table:table-cell table:style-name="ce31" table:formula="of:=[.Q$17]/[.$E$2]*[.$E$5]" office:value-type="float" office:value="44.088" table:number-columns-spanned="3" table:number-rows-spanned="1">
            <text:p>44.088</text:p>
          </table:table-cell>
          <table:covered-table-cell table:style-name="ce17"/>
          <table:covered-table-cell table:style-name="ce21"/>
          <table:table-cell table:style-name="ce31" table:formula="of:=[.T$17]/[.$E$2]*[.$E$5]" office:value-type="float" office:value="66.132" table:number-columns-spanned="3" table:number-rows-spanned="1">
            <text:p>66.132</text:p>
          </table:table-cell>
          <table:covered-table-cell table:style-name="ce17"/>
          <table:covered-table-cell table:style-name="ce21"/>
          <table:table-cell table:style-name="ce31" table:formula="of:=[.W$17]/[.$E$2]*[.$E$5]" office:value-type="float" office:value="68.8875" table:number-columns-spanned="3" table:number-rows-spanned="1">
            <text:p>68.887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2" office:value-type="string">
            <text:p>CollisionRadius</text:p>
          </table:table-cell>
          <table:table-cell table:number-columns-repeated="6"/>
          <table:table-cell table:style-name="ce31" table:formula="of:=[.H$17]/[.$E$2]*[.$E$6]" office:value-type="float" office:value="12.87" table:number-columns-spanned="3" table:number-rows-spanned="1">
            <text:p>12.87</text:p>
          </table:table-cell>
          <table:covered-table-cell table:style-name="ce17"/>
          <table:covered-table-cell table:style-name="ce21"/>
          <table:table-cell table:style-name="ce31" table:formula="of:=[.K$17]/[.$E$2]*[.$E$6]" office:value-type="float" office:value="13.86" table:number-columns-spanned="3" table:number-rows-spanned="1">
            <text:p>13.86</text:p>
          </table:table-cell>
          <table:covered-table-cell table:style-name="ce17"/>
          <table:covered-table-cell table:style-name="ce21"/>
          <table:table-cell table:style-name="ce31" table:formula="of:=[.N$17]/[.$E$2]*[.$E$6]" office:value-type="float" office:value="14.85" table:number-columns-spanned="3" table:number-rows-spanned="1">
            <text:p>14.85</text:p>
          </table:table-cell>
          <table:covered-table-cell table:style-name="ce17"/>
          <table:covered-table-cell table:style-name="ce21"/>
          <table:table-cell table:style-name="ce31" table:formula="of:=[.Q$17]/[.$E$2]*[.$E$6]" office:value-type="float" office:value="15.84" table:number-columns-spanned="3" table:number-rows-spanned="1">
            <text:p>15.84</text:p>
          </table:table-cell>
          <table:covered-table-cell table:style-name="ce17"/>
          <table:covered-table-cell table:style-name="ce21"/>
          <table:table-cell table:style-name="ce31" table:formula="of:=[.T$17]/[.$E$2]*[.$E$6]" office:value-type="float" office:value="23.76" table:number-columns-spanned="3" table:number-rows-spanned="1">
            <text:p>23.76</text:p>
          </table:table-cell>
          <table:covered-table-cell table:style-name="ce17"/>
          <table:covered-table-cell table:style-name="ce21"/>
          <table:table-cell table:style-name="ce31" table:formula="of:=[.W$17]/[.$E$2]*[.$E$6]" office:value-type="float" office:value="24.75" table:number-columns-spanned="3" table:number-rows-spanned="1">
            <text:p>24.7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2" office:value-type="string">
            <text:p>BaseEyeHeight</text:p>
          </table:table-cell>
          <table:table-cell table:number-columns-repeated="6"/>
          <table:table-cell table:style-name="ce31" table:formula="of:=[.H$17]/[.$E$2]*[.$E$7]" office:value-type="float" office:value="31.46" table:number-columns-spanned="3" table:number-rows-spanned="1">
            <text:p>31.46</text:p>
          </table:table-cell>
          <table:covered-table-cell table:style-name="ce17"/>
          <table:covered-table-cell table:style-name="ce21"/>
          <table:table-cell table:style-name="ce31" table:formula="of:=[.K$17]/[.$E$2]*[.$E$7]" office:value-type="float" office:value="33.88" table:number-columns-spanned="3" table:number-rows-spanned="1">
            <text:p>33.88</text:p>
          </table:table-cell>
          <table:covered-table-cell table:style-name="ce17"/>
          <table:covered-table-cell table:style-name="ce21"/>
          <table:table-cell table:style-name="ce31" table:formula="of:=[.N$17]/[.$E$2]*[.$E$7]" office:value-type="float" office:value="36.3" table:number-columns-spanned="3" table:number-rows-spanned="1">
            <text:p>36.3</text:p>
          </table:table-cell>
          <table:covered-table-cell table:style-name="ce17"/>
          <table:covered-table-cell table:style-name="ce21"/>
          <table:table-cell table:style-name="ce31" table:formula="of:=[.Q$17]/[.$E$2]*[.$E$7]" office:value-type="float" office:value="38.72" table:number-columns-spanned="3" table:number-rows-spanned="1">
            <text:p>38.72</text:p>
          </table:table-cell>
          <table:covered-table-cell table:style-name="ce17"/>
          <table:covered-table-cell table:style-name="ce21"/>
          <table:table-cell table:style-name="ce31" table:formula="of:=[.T$17]/[.$E$2]*[.$E$7]" office:value-type="float" office:value="58.08" table:number-columns-spanned="3" table:number-rows-spanned="1">
            <text:p>58.08</text:p>
          </table:table-cell>
          <table:covered-table-cell table:style-name="ce17"/>
          <table:covered-table-cell table:style-name="ce21"/>
          <table:table-cell table:style-name="ce31" table:formula="of:=[.W$17]/[.$E$2]*[.$E$7]" office:value-type="float" office:value="60.5" table:number-columns-spanned="3" table:number-rows-spanned="1">
            <text:p>60.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2" office:value-type="string">
            <text:p>EyeHeight</text:p>
          </table:table-cell>
          <table:table-cell table:number-columns-repeated="6"/>
          <table:table-cell table:style-name="ce9" table:formula="of:=[.H22]" office:value-type="float" office:value="31.46" table:number-columns-spanned="3" table:number-rows-spanned="1">
            <text:p>31.46</text:p>
          </table:table-cell>
          <table:covered-table-cell table:style-name="ce17"/>
          <table:covered-table-cell table:style-name="ce21"/>
          <table:table-cell table:style-name="ce9" table:formula="of:=[.K22]" office:value-type="float" office:value="33.88" table:number-columns-spanned="3" table:number-rows-spanned="1">
            <text:p>33.88</text:p>
          </table:table-cell>
          <table:covered-table-cell table:style-name="ce17"/>
          <table:covered-table-cell table:style-name="ce21"/>
          <table:table-cell table:style-name="ce9" table:formula="of:=[.N22]" office:value-type="float" office:value="36.3" table:number-columns-spanned="3" table:number-rows-spanned="1">
            <text:p>36.3</text:p>
          </table:table-cell>
          <table:covered-table-cell table:style-name="ce17"/>
          <table:covered-table-cell table:style-name="ce21"/>
          <table:table-cell table:style-name="ce9" table:formula="of:=[.Q22]" office:value-type="float" office:value="38.72" table:number-columns-spanned="3" table:number-rows-spanned="1">
            <text:p>38.72</text:p>
          </table:table-cell>
          <table:covered-table-cell table:style-name="ce17"/>
          <table:covered-table-cell table:style-name="ce21"/>
          <table:table-cell table:style-name="ce9" table:formula="of:=[.T22]" office:value-type="float" office:value="58.08" table:number-columns-spanned="3" table:number-rows-spanned="1">
            <text:p>58.08</text:p>
          </table:table-cell>
          <table:covered-table-cell table:style-name="ce17"/>
          <table:covered-table-cell table:style-name="ce21"/>
          <table:table-cell table:style-name="ce9" table:formula="of:=[.W22]" office:value-type="float" office:value="60.5" table:number-columns-spanned="3" table:number-rows-spanned="1">
            <text:p>60.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2" office:value-type="string">
            <text:p>CrouchHeight</text:p>
          </table:table-cell>
          <table:table-cell table:number-columns-repeated="6"/>
          <table:table-cell table:style-name="ce9" table:formula="of:=[.H$19]/[.$B$4]*[.$B$9]" office:value-type="float" office:value="22.92576" table:number-columns-spanned="3" table:number-rows-spanned="1">
            <text:p>22.9258</text:p>
          </table:table-cell>
          <table:covered-table-cell table:style-name="ce17"/>
          <table:covered-table-cell table:style-name="ce21"/>
          <table:table-cell table:style-name="ce9" table:formula="of:=[.K$19]/[.$B$4]*[.$B$9]" office:value-type="float" office:value="24.68928" table:number-columns-spanned="3" table:number-rows-spanned="1">
            <text:p>24.6893</text:p>
          </table:table-cell>
          <table:covered-table-cell table:number-columns-repeated="2" table:style-name="Default"/>
          <table:table-cell table:style-name="ce9" table:formula="of:=[.N$19]/[.$B$4]*[.$B$9]" office:value-type="float" office:value="26.4528" table:number-columns-spanned="3" table:number-rows-spanned="1">
            <text:p>26.4528</text:p>
          </table:table-cell>
          <table:covered-table-cell table:number-columns-repeated="2" table:style-name="Default"/>
          <table:table-cell table:style-name="ce9" table:formula="of:=[.Q$19]/[.$B$4]*[.$B$9]" office:value-type="float" office:value="28.21632" table:number-columns-spanned="3" table:number-rows-spanned="1">
            <text:p>28.2163</text:p>
          </table:table-cell>
          <table:covered-table-cell table:number-columns-repeated="2" table:style-name="Default"/>
          <table:table-cell table:style-name="ce9" table:formula="of:=[.T$19]/[.$B$4]*[.$B$9]" office:value-type="float" office:value="42.32448" table:number-columns-spanned="3" table:number-rows-spanned="1">
            <text:p>42.3245</text:p>
          </table:table-cell>
          <table:covered-table-cell table:number-columns-repeated="2" table:style-name="Default"/>
          <table:table-cell table:style-name="ce9" table:formula="of:=[.W$19]/[.$B$4]*[.$B$9]" office:value-type="float" office:value="44.088" table:number-columns-spanned="3" table:number-rows-spanned="1">
            <text:p>44.088</text:p>
          </table:table-cell>
          <table:covered-table-cell table:number-columns-repeated="2" table:style-name="Default"/>
          <table:table-cell table:number-columns-repeated="999"/>
        </table:table-row>
        <table:table-row table:style-name="ro1">
          <table:table-cell table:style-name="ce42" office:value-type="string">
            <text:p>CrouchRadius</text:p>
          </table:table-cell>
          <table:table-cell table:number-columns-repeated="6"/>
          <table:table-cell table:style-name="ce9" table:formula="of:=[.H21]" office:value-type="float" office:value="12.87" table:number-columns-spanned="3" table:number-rows-spanned="1">
            <text:p>12.87</text:p>
          </table:table-cell>
          <table:covered-table-cell table:style-name="ce17"/>
          <table:covered-table-cell table:style-name="ce21"/>
          <table:table-cell table:style-name="ce9" table:formula="of:=[.K21]" office:value-type="float" office:value="13.86" table:number-columns-spanned="3" table:number-rows-spanned="1">
            <text:p>13.86</text:p>
          </table:table-cell>
          <table:covered-table-cell table:style-name="ce17"/>
          <table:covered-table-cell table:style-name="ce21"/>
          <table:table-cell table:style-name="ce9" table:formula="of:=[.N21]" office:value-type="float" office:value="14.85" table:number-columns-spanned="3" table:number-rows-spanned="1">
            <text:p>14.85</text:p>
          </table:table-cell>
          <table:covered-table-cell table:style-name="ce17"/>
          <table:covered-table-cell table:style-name="ce21"/>
          <table:table-cell table:style-name="ce9" table:formula="of:=[.Q21]" office:value-type="float" office:value="15.84" table:number-columns-spanned="3" table:number-rows-spanned="1">
            <text:p>15.84</text:p>
          </table:table-cell>
          <table:covered-table-cell table:style-name="ce17"/>
          <table:covered-table-cell table:style-name="ce21"/>
          <table:table-cell table:style-name="ce9" table:formula="of:=[.T21]" office:value-type="float" office:value="23.76" table:number-columns-spanned="3" table:number-rows-spanned="1">
            <text:p>23.76</text:p>
          </table:table-cell>
          <table:covered-table-cell table:style-name="ce17"/>
          <table:covered-table-cell table:style-name="ce21"/>
          <table:table-cell table:style-name="ce9" table:formula="of:=[.W21]" office:value-type="float" office:value="24.75" table:number-columns-spanned="3" table:number-rows-spanned="1">
            <text:p>24.7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2" office:value-type="string">
            <text:p>OnlineHeadshotOffset (X,Y,Z)</text:p>
          </table:table-cell>
          <table:table-cell table:number-columns-repeated="6"/>
          <table:table-cell table:style-name="ce10" table:formula="of:=[.H$17]/[.$E$2]*[.$E$11]" office:value-type="float" office:value="0.7865">
            <text:p>0.7865</text:p>
          </table:table-cell>
          <table:table-cell table:style-name="ce17" table:formula="of:=[.H$17]/[.$E$2]*[.$F$11]" office:value-type="float" office:value="0">
            <text:p>0.0</text:p>
          </table:table-cell>
          <table:table-cell table:style-name="ce21" table:formula="of:=[.H$17]/[.$E$2]*[.$G$11]" office:value-type="float" office:value="30.459">
            <text:p>30.459</text:p>
          </table:table-cell>
          <table:table-cell table:style-name="ce10" table:formula="of:=[.K$17]/[.$E$2]*[.$E$11]" office:value-type="float" office:value="0.847">
            <text:p>0.847</text:p>
          </table:table-cell>
          <table:table-cell table:style-name="ce17" table:formula="of:=[.K$17]/[.$E$2]*[.$F$11]" office:value-type="float" office:value="0">
            <text:p>0.0</text:p>
          </table:table-cell>
          <table:table-cell table:style-name="ce21" table:formula="of:=[.K$17]/[.$E$2]*[.$G$11]" office:value-type="float" office:value="32.802">
            <text:p>32.802</text:p>
          </table:table-cell>
          <table:table-cell table:style-name="ce10" table:formula="of:=[.N$17]/[.$E$2]*[.$E$11]" office:value-type="float" office:value="0.9075">
            <text:p>0.9075</text:p>
          </table:table-cell>
          <table:table-cell table:style-name="ce17" table:formula="of:=[.N$17]/[.$E$2]*[.$F$11]" office:value-type="float" office:value="0">
            <text:p>0.0</text:p>
          </table:table-cell>
          <table:table-cell table:style-name="ce21" table:formula="of:=[.N$17]/[.$E$2]*[.$G$11]" office:value-type="float" office:value="35.145">
            <text:p>35.145</text:p>
          </table:table-cell>
          <table:table-cell table:style-name="ce10" table:formula="of:=[.Q$17]/[.$E$2]*[.$E$11]" office:value-type="float" office:value="0.968">
            <text:p>0.968</text:p>
          </table:table-cell>
          <table:table-cell table:style-name="ce17" table:formula="of:=[.Q$17]/[.$E$2]*[.$F$11]" office:value-type="float" office:value="0">
            <text:p>0.0</text:p>
          </table:table-cell>
          <table:table-cell table:style-name="ce21" table:formula="of:=[.Q$17]/[.$E$2]*[.$G$11]" office:value-type="float" office:value="37.488">
            <text:p>37.488</text:p>
          </table:table-cell>
          <table:table-cell table:style-name="ce10" table:formula="of:=[.T$17]/[.$E$2]*[.$E$11]" office:value-type="float" office:value="1.452">
            <text:p>1.452</text:p>
          </table:table-cell>
          <table:table-cell table:style-name="ce17" table:formula="of:=[.T$17]/[.$E$2]*[.$F$11]" office:value-type="float" office:value="0">
            <text:p>0.0</text:p>
          </table:table-cell>
          <table:table-cell table:style-name="ce21" table:formula="of:=[.T$17]/[.$E$2]*[.$G$11]" office:value-type="float" office:value="56.232">
            <text:p>56.232</text:p>
          </table:table-cell>
          <table:table-cell table:style-name="ce10" table:formula="of:=[.W$17]/[.$E$2]*[.$E$11]" office:value-type="float" office:value="1.5125">
            <text:p>1.5125</text:p>
          </table:table-cell>
          <table:table-cell table:style-name="ce17" table:formula="of:=[.W$17]/[.$E$2]*[.$F$11]" office:value-type="float" office:value="0">
            <text:p>0.0</text:p>
          </table:table-cell>
          <table:table-cell table:style-name="ce21" table:formula="of:=[.W$17]/[.$E$2]*[.$G$11]" office:value-type="float" office:value="58.575">
            <text:p>58.575</text:p>
          </table:table-cell>
          <table:table-cell table:number-columns-repeated="999"/>
        </table:table-row>
        <table:table-row table:style-name="ro1">
          <table:table-cell table:style-name="ce42" office:value-type="string">
            <text:p>OnlineHeadshotScale</text:p>
          </table:table-cell>
          <table:table-cell table:number-columns-repeated="6"/>
          <table:table-cell table:style-name="ce31" table:formula="of:=[.H$17]/[.$E$2]*[.$E$12]" office:value-type="float" office:value="0.845" table:number-columns-spanned="3" table:number-rows-spanned="1">
            <text:p>0.845</text:p>
          </table:table-cell>
          <table:covered-table-cell table:style-name="ce17"/>
          <table:covered-table-cell table:style-name="ce21"/>
          <table:table-cell table:style-name="ce31" table:formula="of:=[.K$17]/[.$E$2]*[.$E$12]" office:value-type="float" office:value="0.91" table:number-columns-spanned="3" table:number-rows-spanned="1">
            <text:p>0.91</text:p>
          </table:table-cell>
          <table:covered-table-cell table:style-name="ce17"/>
          <table:covered-table-cell table:style-name="ce21"/>
          <table:table-cell table:style-name="ce31" table:formula="of:=[.N$17]/[.$E$2]*[.$E$12]" office:value-type="float" office:value="0.975" table:number-columns-spanned="3" table:number-rows-spanned="1">
            <text:p>0.975</text:p>
          </table:table-cell>
          <table:covered-table-cell table:style-name="ce17"/>
          <table:covered-table-cell table:style-name="ce21"/>
          <table:table-cell table:style-name="ce31" table:formula="of:=[.Q$17]/[.$E$2]*[.$E$12]" office:value-type="float" office:value="1.04" table:number-columns-spanned="3" table:number-rows-spanned="1">
            <text:p>1.04</text:p>
          </table:table-cell>
          <table:covered-table-cell table:style-name="ce17"/>
          <table:covered-table-cell table:style-name="ce21"/>
          <table:table-cell table:style-name="ce31" table:formula="of:=[.T$17]/[.$E$2]*[.$E$12]" office:value-type="float" office:value="1.56" table:number-columns-spanned="3" table:number-rows-spanned="1">
            <text:p>1.56</text:p>
          </table:table-cell>
          <table:covered-table-cell table:style-name="ce17"/>
          <table:covered-table-cell table:style-name="ce21"/>
          <table:table-cell table:style-name="ce31" table:formula="of:=[.W$17]/[.$E$2]*[.$E$12]" office:value-type="float" office:value="1.625" table:number-columns-spanned="3" table:number-rows-spanned="1">
            <text:p>1.62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3" office:value-type="string">
            <text:p>Mass</text:p>
          </table:table-cell>
          <table:table-cell table:number-columns-repeated="6"/>
          <table:table-cell table:style-name="ce32" table:formula="of:=[.H$17]/[.$E$2]*[.$E$13]" office:value-type="float" office:value="130" table:number-columns-spanned="3" table:number-rows-spanned="1">
            <text:p>130.0</text:p>
          </table:table-cell>
          <table:covered-table-cell table:style-name="ce18"/>
          <table:covered-table-cell table:style-name="ce22"/>
          <table:table-cell table:style-name="ce32" table:formula="of:=[.K$17]/[.$E$2]*[.$E$13]" office:value-type="float" office:value="140" table:number-columns-spanned="3" table:number-rows-spanned="1">
            <text:p>140.0</text:p>
          </table:table-cell>
          <table:covered-table-cell table:style-name="ce18"/>
          <table:covered-table-cell table:style-name="ce22"/>
          <table:table-cell table:style-name="ce32" table:formula="of:=[.N$17]/[.$E$2]*[.$E$13]" office:value-type="float" office:value="150" table:number-columns-spanned="3" table:number-rows-spanned="1">
            <text:p>150.0</text:p>
          </table:table-cell>
          <table:covered-table-cell table:style-name="ce18"/>
          <table:covered-table-cell table:style-name="ce22"/>
          <table:table-cell table:style-name="ce32" table:formula="of:=[.Q$17]/[.$E$2]*[.$E$13]" office:value-type="float" office:value="160" table:number-columns-spanned="3" table:number-rows-spanned="1">
            <text:p>160.0</text:p>
          </table:table-cell>
          <table:covered-table-cell table:style-name="ce18"/>
          <table:covered-table-cell table:style-name="ce22"/>
          <table:table-cell table:style-name="ce32" table:formula="of:=[.T$17]/[.$E$2]*[.$E$13]" office:value-type="float" office:value="240" table:number-columns-spanned="3" table:number-rows-spanned="1">
            <text:p>240.0</text:p>
          </table:table-cell>
          <table:covered-table-cell table:style-name="ce18"/>
          <table:covered-table-cell table:style-name="ce22"/>
          <table:table-cell table:style-name="ce32" table:formula="of:=[.W$17]/[.$E$2]*[.$E$13]" office:value-type="float" office:value="250" table:number-columns-spanned="3" table:number-rows-spanned="1">
            <text:p>250.0</text:p>
          </table:table-cell>
          <table:covered-table-cell table:style-name="ce18"/>
          <table:covered-table-cell table:style-name="ce22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33" table:number-columns-repeated="3"/>
          <table:table-cell table:style-name="ce33" office:value-type="string" table:number-columns-spanned="3" table:number-rows-spanned="1">
            <text:p>Offset</text:p>
          </table:table-cell>
          <table:covered-table-cell table:number-columns-repeated="2" table:style-name="ce33"/>
          <table:table-cell table:number-columns-repeated="1017"/>
        </table:table-row>
        <table:table-row table:style-name="ro1">
          <table:table-cell office:value-type="string">
            <text:p>BallisticCollision</text:p>
          </table:table-cell>
          <table:table-cell table:style-name="ce33" office:value-type="string">
            <text:p>Radius</text:p>
          </table:table-cell>
          <table:table-cell table:style-name="ce33" office:value-type="string">
            <text:p>Height</text:p>
          </table:table-cell>
          <table:table-cell table:style-name="ce33" office:value-type="string">
            <text:p>Bone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Z</text:p>
          </table:table-cell>
          <table:table-cell table:style-name="ce33" office:value-type="string" table:number-columns-spanned="6" table:number-rows-spanned="1">
            <text:p>Комментарии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office:value-type="string">
            <text:p>Head</text:p>
          </table:table-cell>
          <table:table-cell table:style-name="ce13" office:value-type="float" office:value="7.5">
            <text:p>7.5</text:p>
          </table:table-cell>
          <table:table-cell table:style-name="ce13" office:value-type="float" office:value="6">
            <text:p>6.0</text:p>
          </table:table-cell>
          <table:table-cell table:style-name="ce52" office:value-type="string">
            <text:p>CHR_Head</text:p>
          </table:table-cell>
          <table:table-cell table:style-name="ce13" office:value-type="float" office:value="1">
            <text:p>1.0</text:p>
          </table:table-cell>
          <table:table-cell table:style-name="ce13" office:value-type="float" office:value="-1.5">
            <text:p>-1.5</text:p>
          </table:table-cell>
          <table:table-cell table:style-name="ce13" office:value-type="float" office:value="0">
            <text:p>0.0</text:p>
          </table:table-cell>
          <table:table-cell table:style-name="ce33" office:value-type="string" table:number-columns-spanned="6" table:number-rows-spanned="1">
            <text:p>В Mesh у кости CHR_Head перепутаны оси Z и Y.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office:value-type="string">
            <text:p>Body</text:p>
          </table:table-cell>
          <table:table-cell table:style-name="ce13" office:value-type="float" office:value="17">
            <text:p>17.0</text:p>
          </table:table-cell>
          <table:table-cell table:style-name="ce13" office:value-type="float" office:value="42.6">
            <text:p>42.6</text:p>
          </table:table-cell>
          <table:table-cell table:style-name="ce13"/>
          <table:table-cell table:number-columns-repeated="2" table:style-name="ce13" office:value-type="float" office:value="0">
            <text:p>0.0</text:p>
          </table:table-cell>
          <table:table-cell table:style-name="ce13" office:value-type="float" office:value="-7.5">
            <text:p>-7.5</text:p>
          </table:table-cell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awler_NotFinished" table:style-name="ta1" table:print="false">
        <table:table-column table:style-name="co1" table:default-cell-style-name="ce34"/>
        <table:table-column table:style-name="co2" table:number-columns-repeated="24" table:default-cell-style-name="ce34"/>
        <table:table-column table:style-name="co3" table:number-columns-repeated="999" table:default-cell-style-name="ce34"/>
        <table:table-row table:style-name="ro1">
          <table:table-cell table:style-name="ce39"/>
          <table:table-cell table:style-name="ce44"/>
          <table:table-cell table:style-name="ce47" table:number-columns-repeated="5"/>
          <table:table-cell table:style-name="ce54" office:value-type="string" table:number-columns-spanned="18" table:number-rows-spanned="1">
            <text:p>Normal Sizes</text:p>
          </table:table-cell>
          <table:covered-table-cell table:number-columns-repeated="17" table:style-name="ce56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0" office:value-type="string">
            <text:p>SizeScale</text:p>
          </table:table-cell>
          <table:table-cell table:style-name="ce45" table:number-columns-spanned="3" table:number-rows-spanned="1"/>
          <table:covered-table-cell table:style-name="ce48"/>
          <table:covered-table-cell table:style-name="ce50"/>
          <table:table-cell table:style-name="ce23" office:value-type="float" office:value="1" table:number-columns-spanned="3" table:number-rows-spanned="1">
            <text:p>1.0</text:p>
          </table:table-cell>
          <table:covered-table-cell table:style-name="ce25"/>
          <table:covered-table-cell table:style-name="ce26"/>
          <table:table-cell table:style-name="ce28" office:value-type="float" office:value="0.85" table:number-columns-spanned="3" table:number-rows-spanned="1">
            <text:p>0.85</text:p>
          </table:table-cell>
          <table:covered-table-cell table:number-columns-repeated="2" table:style-name="ce28"/>
          <table:table-cell table:style-name="ce28" office:value-type="float" office:value="0.9" table:number-columns-spanned="3" table:number-rows-spanned="1">
            <text:p>0.9</text:p>
          </table:table-cell>
          <table:covered-table-cell table:number-columns-repeated="2" table:style-name="ce28"/>
          <table:table-cell table:style-name="ce28" office:value-type="float" office:value="0.95" table:number-columns-spanned="3" table:number-rows-spanned="1">
            <text:p>0.95</text:p>
          </table:table-cell>
          <table:covered-table-cell table:number-columns-repeated="2" table:style-name="ce37"/>
          <table:table-cell table:style-name="ce28" office:value-type="float" office:value="1.05" table:number-columns-spanned="3" table:number-rows-spanned="1">
            <text:p>1.05</text:p>
          </table:table-cell>
          <table:covered-table-cell table:number-columns-repeated="2" table:style-name="ce37"/>
          <table:table-cell table:style-name="ce28" office:value-type="float" office:value="1.1" table:number-columns-spanned="3" table:number-rows-spanned="1">
            <text:p>1.1</text:p>
          </table:table-cell>
          <table:covered-table-cell table:number-columns-repeated="2" table:style-name="ce37"/>
          <table:table-cell table:style-name="ce28" office:value-type="float" office:value="1.15" table:number-columns-spanned="3" table:number-rows-spanned="1">
            <text:p>1.15</text:p>
          </table:table-cell>
          <table:covered-table-cell table:number-columns-repeated="2" table:style-name="ce37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1" office:value-type="string">
            <text:p>defaultproperties</text:p>
          </table:table-cell>
          <table:table-cell table:style-name="ce46" office:value-type="string" table:number-columns-spanned="3" table:number-rows-spanned="1">
            <text:p>Mesh</text:p>
          </table:table-cell>
          <table:covered-table-cell table:style-name="ce49"/>
          <table:covered-table-cell table:style-name="ce51"/>
          <table:table-cell table:style-name="ce53" office:value-type="string" table:number-columns-spanned="3" table:number-rows-spanned="1">
            <text:p>Standard</text:p>
          </table:table-cell>
          <table:covered-table-cell table:style-name="ce47"/>
          <table:covered-table-cell table:style-name="ce51"/>
          <table:table-cell table:style-name="ce55" office:value-type="string" table:number-columns-spanned="3" table:number-rows-spanned="1">
            <text:p>XXSmall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small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Small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Large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large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XLarge</text:p>
          </table:table-cell>
          <table:covered-table-cell table:number-columns-repeated="2" table:style-name="ce55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DrawScale</text:p>
          </table:table-cell>
          <table:table-cell table:style-name="ce9" office:value-type="float" office:value="1" table:number-columns-spanned="3" table:number-rows-spanned="1">
            <text:p>1.0</text:p>
          </table:table-cell>
          <table:covered-table-cell table:style-name="ce17"/>
          <table:covered-table-cell table:style-name="ce21"/>
          <table:table-cell table:style-name="ce9" office:value-type="float" office:value="1.1" table:number-columns-spanned="3" table:number-rows-spanned="1">
            <text:p>1.1</text:p>
          </table:table-cell>
          <table:covered-table-cell table:style-name="ce17"/>
          <table:covered-table-cell table:style-name="ce21"/>
          <table:table-cell table:style-name="ce30" table:formula="of:=[.H$2]/[.$E$2]*[.$E$4]" office:value-type="float" office:value="0.935" table:number-columns-spanned="3" table:number-rows-spanned="1">
            <text:p>0.935</text:p>
          </table:table-cell>
          <table:covered-table-cell table:style-name="ce25"/>
          <table:covered-table-cell table:style-name="ce26"/>
          <table:table-cell table:style-name="ce30" table:formula="of:=[.K$2]/[.$E$2]*[.$E$4]" office:value-type="float" office:value="0.99" table:number-columns-spanned="3" table:number-rows-spanned="1">
            <text:p>0.99</text:p>
          </table:table-cell>
          <table:covered-table-cell table:style-name="ce25"/>
          <table:covered-table-cell table:style-name="ce26"/>
          <table:table-cell table:style-name="ce30" table:formula="of:=[.N$2]/[.$E$2]*[.$E$4]" office:value-type="float" office:value="1.045" table:number-columns-spanned="3" table:number-rows-spanned="1">
            <text:p>1.045</text:p>
          </table:table-cell>
          <table:covered-table-cell table:style-name="ce25"/>
          <table:covered-table-cell table:style-name="ce26"/>
          <table:table-cell table:style-name="ce30" table:formula="of:=[.Q$2]/[.$E$2]*[.$E$4]" office:value-type="float" office:value="1.155" table:number-columns-spanned="3" table:number-rows-spanned="1">
            <text:p>1.155</text:p>
          </table:table-cell>
          <table:covered-table-cell table:style-name="ce25"/>
          <table:covered-table-cell table:style-name="ce26"/>
          <table:table-cell table:style-name="ce30" table:formula="of:=[.T$2]/[.$E$2]*[.$E$4]" office:value-type="float" office:value="1.21" table:number-columns-spanned="3" table:number-rows-spanned="1">
            <text:p>1.21</text:p>
          </table:table-cell>
          <table:covered-table-cell table:style-name="ce25"/>
          <table:covered-table-cell table:style-name="ce26"/>
          <table:table-cell table:style-name="ce30" table:formula="of:=[.W$2]/[.$E$2]*[.$E$4]" office:value-type="float" office:value="1.265" table:number-columns-spanned="3" table:number-rows-spanned="1">
            <text:p>1.265</text:p>
          </table:table-cell>
          <table:covered-table-cell table:style-name="ce25"/>
          <table:covered-table-cell table:style-name="ce26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CollisionHeight</text:p>
          </table:table-cell>
          <table:table-cell table:style-name="ce9" office:value-type="float" office:value="19" table:number-columns-spanned="3" table:number-rows-spanned="1">
            <text:p>19.0</text:p>
          </table:table-cell>
          <table:covered-table-cell table:style-name="ce17"/>
          <table:covered-table-cell table:style-name="ce21"/>
          <table:table-cell table:style-name="ce9" table:formula="of:=[.$E$4]/[.$B$4]*[.$B$5]" office:value-type="float" office:value="20.9" table:number-columns-spanned="3" table:number-rows-spanned="1">
            <text:p>20.9</text:p>
          </table:table-cell>
          <table:covered-table-cell table:style-name="ce17"/>
          <table:covered-table-cell table:style-name="ce21"/>
          <table:table-cell table:style-name="ce31" table:formula="of:=[.H$2]/[.$E$2]*[.$E$5]" office:value-type="float" office:value="17.765" table:number-columns-spanned="3" table:number-rows-spanned="1">
            <text:p>17.765</text:p>
          </table:table-cell>
          <table:covered-table-cell table:style-name="ce17"/>
          <table:covered-table-cell table:style-name="ce21"/>
          <table:table-cell table:style-name="ce31" table:formula="of:=[.K$2]/[.$E$2]*[.$E$5]" office:value-type="float" office:value="18.81" table:number-columns-spanned="3" table:number-rows-spanned="1">
            <text:p>18.81</text:p>
          </table:table-cell>
          <table:covered-table-cell table:style-name="ce17"/>
          <table:covered-table-cell table:style-name="ce21"/>
          <table:table-cell table:style-name="ce31" table:formula="of:=[.N$2]/[.$E$2]*[.$E$5]" office:value-type="float" office:value="19.855" table:number-columns-spanned="3" table:number-rows-spanned="1">
            <text:p>19.855</text:p>
          </table:table-cell>
          <table:covered-table-cell table:style-name="ce17"/>
          <table:covered-table-cell table:style-name="ce21"/>
          <table:table-cell table:style-name="ce31" table:formula="of:=[.Q$2]/[.$E$2]*[.$E$5]" office:value-type="float" office:value="21.945" table:number-columns-spanned="3" table:number-rows-spanned="1">
            <text:p>21.945</text:p>
          </table:table-cell>
          <table:covered-table-cell table:style-name="ce17"/>
          <table:covered-table-cell table:style-name="ce21"/>
          <table:table-cell table:style-name="ce31" table:formula="of:=[.T$2]/[.$E$2]*[.$E$5]" office:value-type="float" office:value="22.99" table:number-columns-spanned="3" table:number-rows-spanned="1">
            <text:p>22.99</text:p>
          </table:table-cell>
          <table:covered-table-cell table:style-name="ce17"/>
          <table:covered-table-cell table:style-name="ce21"/>
          <table:table-cell table:style-name="ce31" table:formula="of:=[.W$2]/[.$E$2]*[.$E$5]" office:value-type="float" office:value="24.035" table:number-columns-spanned="3" table:number-rows-spanned="1">
            <text:p>24.035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CollisionRadius</text:p>
          </table:table-cell>
          <table:table-cell table:style-name="ce9" office:value-type="float" office:value="36" table:number-columns-spanned="3" table:number-rows-spanned="1">
            <text:p>36.0</text:p>
          </table:table-cell>
          <table:covered-table-cell table:style-name="ce17"/>
          <table:covered-table-cell table:style-name="ce21"/>
          <table:table-cell table:style-name="ce9" table:formula="of:=[.$E$4]/[.$B$4]*[.$B$6]" office:value-type="float" office:value="39.6" table:number-columns-spanned="3" table:number-rows-spanned="1">
            <text:p>39.6</text:p>
          </table:table-cell>
          <table:covered-table-cell table:style-name="ce17"/>
          <table:covered-table-cell table:style-name="ce21"/>
          <table:table-cell table:style-name="ce31" table:formula="of:=[.H$2]/[.$E$2]*[.$E$6]" office:value-type="float" office:value="33.66" table:number-columns-spanned="3" table:number-rows-spanned="1">
            <text:p>33.66</text:p>
          </table:table-cell>
          <table:covered-table-cell table:style-name="ce17"/>
          <table:covered-table-cell table:style-name="ce21"/>
          <table:table-cell table:style-name="ce31" table:formula="of:=[.K$2]/[.$E$2]*[.$E$6]" office:value-type="float" office:value="35.64" table:number-columns-spanned="3" table:number-rows-spanned="1">
            <text:p>35.64</text:p>
          </table:table-cell>
          <table:covered-table-cell table:style-name="ce17"/>
          <table:covered-table-cell table:style-name="ce21"/>
          <table:table-cell table:style-name="ce31" table:formula="of:=[.N$2]/[.$E$2]*[.$E$6]" office:value-type="float" office:value="37.62" table:number-columns-spanned="3" table:number-rows-spanned="1">
            <text:p>37.62</text:p>
          </table:table-cell>
          <table:covered-table-cell table:style-name="ce17"/>
          <table:covered-table-cell table:style-name="ce21"/>
          <table:table-cell table:style-name="ce31" table:formula="of:=[.Q$2]/[.$E$2]*[.$E$6]" office:value-type="float" office:value="41.58" table:number-columns-spanned="3" table:number-rows-spanned="1">
            <text:p>41.58</text:p>
          </table:table-cell>
          <table:covered-table-cell table:style-name="ce17"/>
          <table:covered-table-cell table:style-name="ce21"/>
          <table:table-cell table:style-name="ce31" table:formula="of:=[.T$2]/[.$E$2]*[.$E$6]" office:value-type="float" office:value="43.56" table:number-columns-spanned="3" table:number-rows-spanned="1">
            <text:p>43.56</text:p>
          </table:table-cell>
          <table:covered-table-cell table:style-name="ce17"/>
          <table:covered-table-cell table:style-name="ce21"/>
          <table:table-cell table:style-name="ce31" table:formula="of:=[.W$2]/[.$E$2]*[.$E$6]" office:value-type="float" office:value="45.54" table:number-columns-spanned="3" table:number-rows-spanned="1">
            <text:p>45.54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BaseEyeHeight</text:p>
          </table:table-cell>
          <table:table-cell table:style-name="ce9" office:value-type="float" office:value="10" table:number-columns-spanned="3" table:number-rows-spanned="1">
            <text:p>10.0</text:p>
          </table:table-cell>
          <table:covered-table-cell table:style-name="ce17"/>
          <table:covered-table-cell table:style-name="ce21"/>
          <table:table-cell table:style-name="ce9" table:formula="of:=[.$E$4]/[.$B$4]*[.$B$7]" office:value-type="float" office:value="11" table:number-columns-spanned="3" table:number-rows-spanned="1">
            <text:p>11.0</text:p>
          </table:table-cell>
          <table:covered-table-cell table:style-name="ce17"/>
          <table:covered-table-cell table:style-name="ce21"/>
          <table:table-cell table:style-name="ce31" table:formula="of:=[.H$2]/[.$E$2]*[.$E$7]" office:value-type="float" office:value="9.35" table:number-columns-spanned="3" table:number-rows-spanned="1">
            <text:p>9.35</text:p>
          </table:table-cell>
          <table:covered-table-cell table:style-name="ce17"/>
          <table:covered-table-cell table:style-name="ce21"/>
          <table:table-cell table:style-name="ce31" table:formula="of:=[.K$2]/[.$E$2]*[.$E$7]" office:value-type="float" office:value="9.9" table:number-columns-spanned="3" table:number-rows-spanned="1">
            <text:p>9.9</text:p>
          </table:table-cell>
          <table:covered-table-cell table:style-name="ce17"/>
          <table:covered-table-cell table:style-name="ce21"/>
          <table:table-cell table:style-name="ce31" table:formula="of:=[.N$2]/[.$E$2]*[.$E$7]" office:value-type="float" office:value="10.45" table:number-columns-spanned="3" table:number-rows-spanned="1">
            <text:p>10.45</text:p>
          </table:table-cell>
          <table:covered-table-cell table:style-name="ce17"/>
          <table:covered-table-cell table:style-name="ce21"/>
          <table:table-cell table:style-name="ce31" table:formula="of:=[.Q$2]/[.$E$2]*[.$E$7]" office:value-type="float" office:value="11.55" table:number-columns-spanned="3" table:number-rows-spanned="1">
            <text:p>11.55</text:p>
          </table:table-cell>
          <table:covered-table-cell table:style-name="ce17"/>
          <table:covered-table-cell table:style-name="ce21"/>
          <table:table-cell table:style-name="ce31" table:formula="of:=[.T$2]/[.$E$2]*[.$E$7]" office:value-type="float" office:value="12.1" table:number-columns-spanned="3" table:number-rows-spanned="1">
            <text:p>12.1</text:p>
          </table:table-cell>
          <table:covered-table-cell table:style-name="ce17"/>
          <table:covered-table-cell table:style-name="ce21"/>
          <table:table-cell table:style-name="ce31" table:formula="of:=[.W$2]/[.$E$2]*[.$E$7]" office:value-type="float" office:value="12.65" table:number-columns-spanned="3" table:number-rows-spanned="1">
            <text:p>12.65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EyeHeight</text:p>
          </table:table-cell>
          <table:table-cell table:style-name="ce9" office:value-type="float" office:value="10" table:number-columns-spanned="3" table:number-rows-spanned="1">
            <text:p>10.0</text:p>
          </table:table-cell>
          <table:covered-table-cell table:style-name="ce17"/>
          <table:covered-table-cell table:style-name="ce21"/>
          <table:table-cell table:style-name="ce9" table:formula="of:=[.E7]" office:value-type="float" office:value="11" table:number-columns-spanned="3" table:number-rows-spanned="1">
            <text:p>11.0</text:p>
          </table:table-cell>
          <table:covered-table-cell table:style-name="ce17"/>
          <table:covered-table-cell table:style-name="ce21"/>
          <table:table-cell table:style-name="ce9" table:formula="of:=[.H7]" office:value-type="float" office:value="9.35" table:number-columns-spanned="3" table:number-rows-spanned="1">
            <text:p>9.35</text:p>
          </table:table-cell>
          <table:covered-table-cell table:style-name="ce17"/>
          <table:covered-table-cell table:style-name="ce21"/>
          <table:table-cell table:style-name="ce9" table:formula="of:=[.K7]" office:value-type="float" office:value="9.9" table:number-columns-spanned="3" table:number-rows-spanned="1">
            <text:p>9.9</text:p>
          </table:table-cell>
          <table:covered-table-cell table:style-name="ce17"/>
          <table:covered-table-cell table:style-name="ce21"/>
          <table:table-cell table:style-name="ce9" table:formula="of:=[.N7]" office:value-type="float" office:value="10.45" table:number-columns-spanned="3" table:number-rows-spanned="1">
            <text:p>10.45</text:p>
          </table:table-cell>
          <table:covered-table-cell table:style-name="ce17"/>
          <table:covered-table-cell table:style-name="ce21"/>
          <table:table-cell table:style-name="ce9" table:formula="of:=[.Q7]" office:value-type="float" office:value="11.55" table:number-columns-spanned="3" table:number-rows-spanned="1">
            <text:p>11.55</text:p>
          </table:table-cell>
          <table:covered-table-cell table:style-name="ce17"/>
          <table:covered-table-cell table:style-name="ce21"/>
          <table:table-cell table:style-name="ce9" table:formula="of:=[.T7]" office:value-type="float" office:value="12.1" table:number-columns-spanned="3" table:number-rows-spanned="1">
            <text:p>12.1</text:p>
          </table:table-cell>
          <table:covered-table-cell table:style-name="ce17"/>
          <table:covered-table-cell table:style-name="ce21"/>
          <table:table-cell table:style-name="ce9" table:formula="of:=[.W7]" office:value-type="float" office:value="12.65" table:number-columns-spanned="3" table:number-rows-spanned="1">
            <text:p>12.65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CrouchHeight</text:p>
          </table:table-cell>
          <table:table-cell table:style-name="ce9" office:value-type="float" office:value="19" table:number-columns-spanned="3" table:number-rows-spanned="1">
            <text:p>19.0</text:p>
          </table:table-cell>
          <table:covered-table-cell table:style-name="ce17"/>
          <table:covered-table-cell table:style-name="ce21"/>
          <table:table-cell table:style-name="ce9" table:formula="of:=[.E$4]/[.$B$4]*[.$B$9]" office:value-type="float" office:value="20.9" table:number-columns-spanned="3" table:number-rows-spanned="1">
            <text:p>20.9</text:p>
          </table:table-cell>
          <table:covered-table-cell table:number-columns-repeated="2" table:style-name="Default"/>
          <table:table-cell table:style-name="ce9" table:formula="of:=[.H$4]/[.$B$4]*[.$B$9]" office:value-type="float" office:value="17.765" table:number-columns-spanned="3" table:number-rows-spanned="1">
            <text:p>17.765</text:p>
          </table:table-cell>
          <table:covered-table-cell table:number-columns-repeated="2" table:style-name="Default"/>
          <table:table-cell table:style-name="ce9" table:formula="of:=[.K$4]/[.$B$4]*[.$B$9]" office:value-type="float" office:value="18.81" table:number-columns-spanned="3" table:number-rows-spanned="1">
            <text:p>18.81</text:p>
          </table:table-cell>
          <table:covered-table-cell table:number-columns-repeated="2" table:style-name="Default"/>
          <table:table-cell table:style-name="ce9" table:formula="of:=[.N$4]/[.$B$4]*[.$B$9]" office:value-type="float" office:value="19.855" table:number-columns-spanned="3" table:number-rows-spanned="1">
            <text:p>19.855</text:p>
          </table:table-cell>
          <table:covered-table-cell table:number-columns-repeated="2" table:style-name="Default"/>
          <table:table-cell table:style-name="ce9" table:formula="of:=[.Q$4]/[.$B$4]*[.$B$9]" office:value-type="float" office:value="21.945" table:number-columns-spanned="3" table:number-rows-spanned="1">
            <text:p>21.945</text:p>
          </table:table-cell>
          <table:covered-table-cell table:number-columns-repeated="2" table:style-name="Default"/>
          <table:table-cell table:style-name="ce9" table:formula="of:=[.T$4]/[.$B$4]*[.$B$9]" office:value-type="float" office:value="22.99" table:number-columns-spanned="3" table:number-rows-spanned="1">
            <text:p>22.99</text:p>
          </table:table-cell>
          <table:covered-table-cell table:number-columns-repeated="2" table:style-name="Default"/>
          <table:table-cell table:style-name="ce9" table:formula="of:=[.W$4]/[.$B$4]*[.$B$9]" office:value-type="float" office:value="24.035" table:number-columns-spanned="3" table:number-rows-spanned="1">
            <text:p>24.035</text:p>
          </table:table-cell>
          <table:covered-table-cell table:number-columns-repeated="2" table:style-name="Default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CrouchRadius</text:p>
          </table:table-cell>
          <table:table-cell table:style-name="ce9" table:formula="of:=[.B6]" office:value-type="float" office:value="36" table:number-columns-spanned="3" table:number-rows-spanned="1">
            <text:p>36.0</text:p>
          </table:table-cell>
          <table:covered-table-cell table:style-name="ce17"/>
          <table:covered-table-cell table:style-name="ce21"/>
          <table:table-cell table:style-name="ce9" table:formula="of:=[.E6]" office:value-type="float" office:value="39.6" table:number-columns-spanned="3" table:number-rows-spanned="1">
            <text:p>39.6</text:p>
          </table:table-cell>
          <table:covered-table-cell table:style-name="ce17"/>
          <table:covered-table-cell table:style-name="ce21"/>
          <table:table-cell table:style-name="ce9" table:formula="of:=[.H6]" office:value-type="float" office:value="33.66" table:number-columns-spanned="3" table:number-rows-spanned="1">
            <text:p>33.66</text:p>
          </table:table-cell>
          <table:covered-table-cell table:style-name="ce17"/>
          <table:covered-table-cell table:style-name="ce21"/>
          <table:table-cell table:style-name="ce9" table:formula="of:=[.K6]" office:value-type="float" office:value="35.64" table:number-columns-spanned="3" table:number-rows-spanned="1">
            <text:p>35.64</text:p>
          </table:table-cell>
          <table:covered-table-cell table:style-name="ce17"/>
          <table:covered-table-cell table:style-name="ce21"/>
          <table:table-cell table:style-name="ce9" table:formula="of:=[.N6]" office:value-type="float" office:value="37.62" table:number-columns-spanned="3" table:number-rows-spanned="1">
            <text:p>37.62</text:p>
          </table:table-cell>
          <table:covered-table-cell table:style-name="ce17"/>
          <table:covered-table-cell table:style-name="ce21"/>
          <table:table-cell table:style-name="ce9" table:formula="of:=[.Q6]" office:value-type="float" office:value="41.58" table:number-columns-spanned="3" table:number-rows-spanned="1">
            <text:p>41.58</text:p>
          </table:table-cell>
          <table:covered-table-cell table:style-name="ce17"/>
          <table:covered-table-cell table:style-name="ce21"/>
          <table:table-cell table:style-name="ce9" table:formula="of:=[.T6]" office:value-type="float" office:value="43.56" table:number-columns-spanned="3" table:number-rows-spanned="1">
            <text:p>43.56</text:p>
          </table:table-cell>
          <table:covered-table-cell table:style-name="ce17"/>
          <table:covered-table-cell table:style-name="ce21"/>
          <table:table-cell table:style-name="ce9" table:formula="of:=[.W6]" office:value-type="float" office:value="45.54" table:number-columns-spanned="3" table:number-rows-spanned="1">
            <text:p>45.54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OnlineHeadshotOffset (X,Y,Z)</text:p>
          </table:table-cell>
          <table:table-cell table:style-name="ce10" office:value-type="float" office:value="27.5">
            <text:p>27.5</text:p>
          </table:table-cell>
          <table:table-cell table:style-name="ce17" office:value-type="float" office:value="0">
            <text:p>0.0</text:p>
          </table:table-cell>
          <table:table-cell table:style-name="ce21" office:value-type="float" office:value="8">
            <text:p>8.0</text:p>
          </table:table-cell>
          <table:table-cell table:style-name="ce10" table:formula="of:=[.$E$4]/[.$B$4]*[.$B$11]" office:value-type="float" office:value="30.25">
            <text:p>30.25</text:p>
          </table:table-cell>
          <table:table-cell table:style-name="ce17" table:formula="of:=[.$E$4]/[.$B$4]*[.$C$11]" office:value-type="float" office:value="0">
            <text:p>0.0</text:p>
          </table:table-cell>
          <table:table-cell table:style-name="ce21" table:formula="of:=[.$E$4]/[.$B$4]*[.$D$11]" office:value-type="float" office:value="8.8">
            <text:p>8.8</text:p>
          </table:table-cell>
          <table:table-cell table:style-name="ce10" table:formula="of:=[.H$2]/[.$E$2]*[.$E$11]" office:value-type="float" office:value="25.7125">
            <text:p>25.7125</text:p>
          </table:table-cell>
          <table:table-cell table:style-name="ce17" table:formula="of:=[.H$2]/[.$E$2]*[.$F$11]" office:value-type="float" office:value="0">
            <text:p>0.0</text:p>
          </table:table-cell>
          <table:table-cell table:style-name="ce21" table:formula="of:=[.H$2]/[.$E$2]*[.$G$11]" office:value-type="float" office:value="7.48">
            <text:p>7.48</text:p>
          </table:table-cell>
          <table:table-cell table:style-name="ce10" table:formula="of:=[.K$2]/[.$E$2]*[.$E$11]" office:value-type="float" office:value="27.225">
            <text:p>27.225</text:p>
          </table:table-cell>
          <table:table-cell table:style-name="ce17" table:formula="of:=[.K$2]/[.$E$2]*[.$F$11]" office:value-type="float" office:value="0">
            <text:p>0.0</text:p>
          </table:table-cell>
          <table:table-cell table:style-name="ce21" table:formula="of:=[.K$2]/[.$E$2]*[.$G$11]" office:value-type="float" office:value="7.92">
            <text:p>7.92</text:p>
          </table:table-cell>
          <table:table-cell table:style-name="ce10" table:formula="of:=[.N$2]/[.$E$2]*[.$E$11]" office:value-type="float" office:value="28.7375">
            <text:p>28.7375</text:p>
          </table:table-cell>
          <table:table-cell table:style-name="ce17" table:formula="of:=[.N$2]/[.$E$2]*[.$F$11]" office:value-type="float" office:value="0">
            <text:p>0.0</text:p>
          </table:table-cell>
          <table:table-cell table:style-name="ce21" table:formula="of:=[.N$2]/[.$E$2]*[.$G$11]" office:value-type="float" office:value="8.36">
            <text:p>8.36</text:p>
          </table:table-cell>
          <table:table-cell table:style-name="ce10" table:formula="of:=[.Q$2]/[.$E$2]*[.$E$11]" office:value-type="float" office:value="31.7625">
            <text:p>31.7625</text:p>
          </table:table-cell>
          <table:table-cell table:style-name="ce17" table:formula="of:=[.Q$2]/[.$E$2]*[.$F$11]" office:value-type="float" office:value="0">
            <text:p>0.0</text:p>
          </table:table-cell>
          <table:table-cell table:style-name="ce21" table:formula="of:=[.Q$2]/[.$E$2]*[.$G$11]" office:value-type="float" office:value="9.24">
            <text:p>9.24</text:p>
          </table:table-cell>
          <table:table-cell table:style-name="ce10" table:formula="of:=[.T$2]/[.$E$2]*[.$E$11]" office:value-type="float" office:value="33.275">
            <text:p>33.275</text:p>
          </table:table-cell>
          <table:table-cell table:style-name="ce17" table:formula="of:=[.T$2]/[.$E$2]*[.$F$11]" office:value-type="float" office:value="0">
            <text:p>0.0</text:p>
          </table:table-cell>
          <table:table-cell table:style-name="ce21" table:formula="of:=[.T$2]/[.$E$2]*[.$G$11]" office:value-type="float" office:value="9.68">
            <text:p>9.68</text:p>
          </table:table-cell>
          <table:table-cell table:style-name="ce10" table:formula="of:=[.W$2]/[.$E$2]*[.$E$11]" office:value-type="float" office:value="34.7875">
            <text:p>34.7875</text:p>
          </table:table-cell>
          <table:table-cell table:style-name="ce17" table:formula="of:=[.W$2]/[.$E$2]*[.$F$11]" office:value-type="float" office:value="0">
            <text:p>0.0</text:p>
          </table:table-cell>
          <table:table-cell table:style-name="ce21" table:formula="of:=[.W$2]/[.$E$2]*[.$G$11]" office:value-type="float" office:value="10.12">
            <text:p>10.12</text:p>
          </table:table-cell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2" office:value-type="string">
            <text:p>OnlineHeadshotScale</text:p>
          </table:table-cell>
          <table:table-cell table:style-name="ce9" table:number-columns-spanned="3" table:number-rows-spanned="1"/>
          <table:covered-table-cell table:style-name="ce17"/>
          <table:covered-table-cell table:style-name="ce21"/>
          <table:table-cell table:style-name="ce9" office:value-type="float" office:value="1.5" table:number-columns-spanned="3" table:number-rows-spanned="1">
            <text:p>1.5</text:p>
          </table:table-cell>
          <table:covered-table-cell table:style-name="ce17"/>
          <table:covered-table-cell table:style-name="ce21"/>
          <table:table-cell table:style-name="ce31" table:formula="of:=[.H$2]/[.$E$2]*[.$E$12]" office:value-type="float" office:value="1.275" table:number-columns-spanned="3" table:number-rows-spanned="1">
            <text:p>1.275</text:p>
          </table:table-cell>
          <table:covered-table-cell table:style-name="ce17"/>
          <table:covered-table-cell table:style-name="ce21"/>
          <table:table-cell table:style-name="ce31" table:formula="of:=[.K$2]/[.$E$2]*[.$E$12]" office:value-type="float" office:value="1.35" table:number-columns-spanned="3" table:number-rows-spanned="1">
            <text:p>1.35</text:p>
          </table:table-cell>
          <table:covered-table-cell table:style-name="ce17"/>
          <table:covered-table-cell table:style-name="ce21"/>
          <table:table-cell table:style-name="ce31" table:formula="of:=[.N$2]/[.$E$2]*[.$E$12]" office:value-type="float" office:value="1.425" table:number-columns-spanned="3" table:number-rows-spanned="1">
            <text:p>1.425</text:p>
          </table:table-cell>
          <table:covered-table-cell table:style-name="ce17"/>
          <table:covered-table-cell table:style-name="ce21"/>
          <table:table-cell table:style-name="ce31" table:formula="of:=[.Q$2]/[.$E$2]*[.$E$12]" office:value-type="float" office:value="1.575" table:number-columns-spanned="3" table:number-rows-spanned="1">
            <text:p>1.575</text:p>
          </table:table-cell>
          <table:covered-table-cell table:style-name="ce17"/>
          <table:covered-table-cell table:style-name="ce21"/>
          <table:table-cell table:style-name="ce31" table:formula="of:=[.T$2]/[.$E$2]*[.$E$12]" office:value-type="float" office:value="1.65" table:number-columns-spanned="3" table:number-rows-spanned="1">
            <text:p>1.65</text:p>
          </table:table-cell>
          <table:covered-table-cell table:style-name="ce17"/>
          <table:covered-table-cell table:style-name="ce21"/>
          <table:table-cell table:style-name="ce31" table:formula="of:=[.W$2]/[.$E$2]*[.$E$12]" office:value-type="float" office:value="1.725" table:number-columns-spanned="3" table:number-rows-spanned="1">
            <text:p>1.725</text:p>
          </table:table-cell>
          <table:covered-table-cell table:style-name="ce17"/>
          <table:covered-table-cell table:style-name="ce21"/>
          <table:table-cell table:style-name="ce47" table:number-columns-repeated="3"/>
          <table:table-cell table:number-columns-repeated="996"/>
        </table:table-row>
        <table:table-row table:style-name="ro1">
          <table:table-cell table:style-name="ce43" office:value-type="string">
            <text:p>Mass</text:p>
          </table:table-cell>
          <table:table-cell table:style-name="ce11" table:number-columns-spanned="3" table:number-rows-spanned="1"/>
          <table:covered-table-cell table:style-name="ce18"/>
          <table:covered-table-cell table:style-name="ce22"/>
          <table:table-cell table:style-name="ce11" office:value-type="float" office:value="460" table:number-columns-spanned="3" table:number-rows-spanned="1">
            <text:p>460.0</text:p>
          </table:table-cell>
          <table:covered-table-cell table:style-name="ce18"/>
          <table:covered-table-cell table:style-name="ce22"/>
          <table:table-cell table:style-name="ce32" table:formula="of:=[.H$2]/[.$E$2]*[.$E$13]" office:value-type="float" office:value="391" table:number-columns-spanned="3" table:number-rows-spanned="1">
            <text:p>391.0</text:p>
          </table:table-cell>
          <table:covered-table-cell table:style-name="ce18"/>
          <table:covered-table-cell table:style-name="ce22"/>
          <table:table-cell table:style-name="ce32" table:formula="of:=[.K$2]/[.$E$2]*[.$E$13]" office:value-type="float" office:value="414" table:number-columns-spanned="3" table:number-rows-spanned="1">
            <text:p>414.0</text:p>
          </table:table-cell>
          <table:covered-table-cell table:style-name="ce18"/>
          <table:covered-table-cell table:style-name="ce22"/>
          <table:table-cell table:style-name="ce32" table:formula="of:=[.N$2]/[.$E$2]*[.$E$13]" office:value-type="float" office:value="437" table:number-columns-spanned="3" table:number-rows-spanned="1">
            <text:p>437.0</text:p>
          </table:table-cell>
          <table:covered-table-cell table:style-name="ce18"/>
          <table:covered-table-cell table:style-name="ce22"/>
          <table:table-cell table:style-name="ce32" table:formula="of:=[.Q$2]/[.$E$2]*[.$E$13]" office:value-type="float" office:value="483" table:number-columns-spanned="3" table:number-rows-spanned="1">
            <text:p>483.0</text:p>
          </table:table-cell>
          <table:covered-table-cell table:style-name="ce18"/>
          <table:covered-table-cell table:style-name="ce22"/>
          <table:table-cell table:style-name="ce32" table:formula="of:=[.T$2]/[.$E$2]*[.$E$13]" office:value-type="float" office:value="506" table:number-columns-spanned="3" table:number-rows-spanned="1">
            <text:p>506.0</text:p>
          </table:table-cell>
          <table:covered-table-cell table:style-name="ce18"/>
          <table:covered-table-cell table:style-name="ce22"/>
          <table:table-cell table:style-name="ce32" table:formula="of:=[.W$2]/[.$E$2]*[.$E$13]" office:value-type="float" office:value="529" table:number-columns-spanned="3" table:number-rows-spanned="1">
            <text:p>529.0</text:p>
          </table:table-cell>
          <table:covered-table-cell table:style-name="ce18"/>
          <table:covered-table-cell table:style-name="ce22"/>
          <table:table-cell table:style-name="ce47" table:number-columns-repeated="3"/>
          <table:table-cell table:number-columns-repeated="996"/>
        </table:table-row>
        <table:table-row table:style-name="ro1">
          <table:table-cell table:number-columns-repeated="26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54" office:value-type="string" table:number-columns-spanned="18" table:number-rows-spanned="1">
            <text:p>Special Sizes</text:p>
          </table:table-cell>
          <table:covered-table-cell table:number-columns-repeated="14" table:style-name="ce57"/>
          <table:covered-table-cell table:number-columns-repeated="3"/>
          <table:table-cell table:number-columns-repeated="999"/>
        </table:table-row>
        <table:table-row table:style-name="ro1">
          <table:table-cell table:style-name="ce40" office:value-type="string">
            <text:p>SizeScale</text:p>
          </table:table-cell>
          <table:table-cell table:number-columns-repeated="6"/>
          <table:table-cell table:style-name="ce28" office:value-type="float" office:value="0.65" table:number-columns-spanned="3" table:number-rows-spanned="1">
            <text:p>0.65</text:p>
          </table:table-cell>
          <table:covered-table-cell table:number-columns-repeated="2" table:style-name="ce28"/>
          <table:table-cell table:style-name="ce28" office:value-type="float" office:value="0.7" table:number-columns-spanned="3" table:number-rows-spanned="1">
            <text:p>0.7</text:p>
          </table:table-cell>
          <table:covered-table-cell table:number-columns-repeated="2" table:style-name="ce28"/>
          <table:table-cell table:style-name="ce28" office:value-type="float" office:value="0.75" table:number-columns-spanned="3" table:number-rows-spanned="1">
            <text:p>0.75</text:p>
          </table:table-cell>
          <table:covered-table-cell table:number-columns-repeated="2" table:style-name="ce28"/>
          <table:table-cell table:style-name="ce28" office:value-type="float" office:value="0.8" table:number-columns-spanned="3" table:number-rows-spanned="1">
            <text:p>0.8</text:p>
          </table:table-cell>
          <table:covered-table-cell table:number-columns-repeated="2" table:style-name="ce28"/>
          <table:table-cell table:style-name="ce28" office:value-type="float" office:value="1.2" table:number-columns-spanned="3" table:number-rows-spanned="1">
            <text:p>1.2</text:p>
          </table:table-cell>
          <table:covered-table-cell table:number-columns-repeated="2" table:style-name="ce28"/>
          <table:table-cell table:style-name="ce28" office:value-type="float" office:value="1.25" table:number-columns-spanned="3" table:number-rows-spanned="1">
            <text:p>1.25</text:p>
          </table:table-cell>
          <table:covered-table-cell table:number-columns-repeated="2" table:style-name="ce28"/>
          <table:table-cell table:number-columns-repeated="999"/>
        </table:table-row>
        <table:table-row table:style-name="ro1">
          <table:table-cell table:style-name="ce41" office:value-type="string">
            <text:p>defaultproperties</text:p>
          </table:table-cell>
          <table:table-cell table:number-columns-repeated="6"/>
          <table:table-cell table:style-name="ce55" office:value-type="string" table:number-columns-spanned="3" table:number-rows-spanned="1">
            <text:p>Midget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XTiny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tiny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Tiny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Huge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Xhuge</text:p>
          </table:table-cell>
          <table:covered-table-cell table:number-columns-repeated="2" table:style-name="ce55"/>
          <table:table-cell table:number-columns-repeated="999"/>
        </table:table-row>
        <table:table-row table:style-name="ro1">
          <table:table-cell table:style-name="ce42" office:value-type="string">
            <text:p>DrawScale</text:p>
          </table:table-cell>
          <table:table-cell table:number-columns-repeated="6"/>
          <table:table-cell table:style-name="ce30" table:formula="of:=[.H$17]/[.$E$2]*[.$E$4]" office:value-type="float" office:value="0.715" table:number-columns-spanned="3" table:number-rows-spanned="1">
            <text:p>0.715</text:p>
          </table:table-cell>
          <table:covered-table-cell table:style-name="ce25"/>
          <table:covered-table-cell table:style-name="ce26"/>
          <table:table-cell table:style-name="ce30" table:formula="of:=[.K$17]/[.$E$2]*[.$E$4]" office:value-type="float" office:value="0.77" table:number-columns-spanned="3" table:number-rows-spanned="1">
            <text:p>0.77</text:p>
          </table:table-cell>
          <table:covered-table-cell table:style-name="ce25"/>
          <table:covered-table-cell table:style-name="ce26"/>
          <table:table-cell table:style-name="ce30" table:formula="of:=[.N$17]/[.$E$2]*[.$E$4]" office:value-type="float" office:value="0.825" table:number-columns-spanned="3" table:number-rows-spanned="1">
            <text:p>0.825</text:p>
          </table:table-cell>
          <table:covered-table-cell table:style-name="ce25"/>
          <table:covered-table-cell table:style-name="ce26"/>
          <table:table-cell table:style-name="ce30" table:formula="of:=[.Q$17]/[.$E$2]*[.$E$4]" office:value-type="float" office:value="0.88" table:number-columns-spanned="3" table:number-rows-spanned="1">
            <text:p>0.88</text:p>
          </table:table-cell>
          <table:covered-table-cell table:style-name="ce25"/>
          <table:covered-table-cell table:style-name="ce26"/>
          <table:table-cell table:style-name="ce30" table:formula="of:=[.T$17]/[.$E$2]*[.$E$4]" office:value-type="float" office:value="1.32" table:number-columns-spanned="3" table:number-rows-spanned="1">
            <text:p>1.32</text:p>
          </table:table-cell>
          <table:covered-table-cell table:style-name="ce25"/>
          <table:covered-table-cell table:style-name="ce26"/>
          <table:table-cell table:style-name="ce30" table:formula="of:=[.W$17]/[.$E$2]*[.$E$4]" office:value-type="float" office:value="1.375" table:number-columns-spanned="3" table:number-rows-spanned="1">
            <text:p>1.375</text:p>
          </table:table-cell>
          <table:covered-table-cell table:style-name="ce25"/>
          <table:covered-table-cell table:style-name="ce26"/>
          <table:table-cell table:number-columns-repeated="999"/>
        </table:table-row>
        <table:table-row table:style-name="ro1">
          <table:table-cell table:style-name="ce42" office:value-type="string">
            <text:p>CollisionHeight</text:p>
          </table:table-cell>
          <table:table-cell table:number-columns-repeated="6"/>
          <table:table-cell table:style-name="ce31" table:formula="of:=[.H$17]/[.$E$2]*[.$E$5]" office:value-type="float" office:value="13.585" table:number-columns-spanned="3" table:number-rows-spanned="1">
            <text:p>13.585</text:p>
          </table:table-cell>
          <table:covered-table-cell table:style-name="ce17"/>
          <table:covered-table-cell table:style-name="ce21"/>
          <table:table-cell table:style-name="ce31" table:formula="of:=[.K$17]/[.$E$2]*[.$E$5]" office:value-type="float" office:value="14.63" table:number-columns-spanned="3" table:number-rows-spanned="1">
            <text:p>14.63</text:p>
          </table:table-cell>
          <table:covered-table-cell table:style-name="ce17"/>
          <table:covered-table-cell table:style-name="ce21"/>
          <table:table-cell table:style-name="ce31" table:formula="of:=[.N$17]/[.$E$2]*[.$E$5]" office:value-type="float" office:value="15.675" table:number-columns-spanned="3" table:number-rows-spanned="1">
            <text:p>15.675</text:p>
          </table:table-cell>
          <table:covered-table-cell table:style-name="ce17"/>
          <table:covered-table-cell table:style-name="ce21"/>
          <table:table-cell table:style-name="ce31" table:formula="of:=[.Q$17]/[.$E$2]*[.$E$5]" office:value-type="float" office:value="16.72" table:number-columns-spanned="3" table:number-rows-spanned="1">
            <text:p>16.72</text:p>
          </table:table-cell>
          <table:covered-table-cell table:style-name="ce17"/>
          <table:covered-table-cell table:style-name="ce21"/>
          <table:table-cell table:style-name="ce31" table:formula="of:=[.T$17]/[.$E$2]*[.$E$5]" office:value-type="float" office:value="25.08" table:number-columns-spanned="3" table:number-rows-spanned="1">
            <text:p>25.08</text:p>
          </table:table-cell>
          <table:covered-table-cell table:style-name="ce17"/>
          <table:covered-table-cell table:style-name="ce21"/>
          <table:table-cell table:style-name="ce31" table:formula="of:=[.W$17]/[.$E$2]*[.$E$5]" office:value-type="float" office:value="26.125" table:number-columns-spanned="3" table:number-rows-spanned="1">
            <text:p>26.12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2" office:value-type="string">
            <text:p>CollisionRadius</text:p>
          </table:table-cell>
          <table:table-cell table:number-columns-repeated="6"/>
          <table:table-cell table:style-name="ce31" table:formula="of:=[.H$17]/[.$E$2]*[.$E$6]" office:value-type="float" office:value="25.74" table:number-columns-spanned="3" table:number-rows-spanned="1">
            <text:p>25.74</text:p>
          </table:table-cell>
          <table:covered-table-cell table:style-name="ce17"/>
          <table:covered-table-cell table:style-name="ce21"/>
          <table:table-cell table:style-name="ce31" table:formula="of:=[.K$17]/[.$E$2]*[.$E$6]" office:value-type="float" office:value="27.72" table:number-columns-spanned="3" table:number-rows-spanned="1">
            <text:p>27.72</text:p>
          </table:table-cell>
          <table:covered-table-cell table:style-name="ce17"/>
          <table:covered-table-cell table:style-name="ce21"/>
          <table:table-cell table:style-name="ce31" table:formula="of:=[.N$17]/[.$E$2]*[.$E$6]" office:value-type="float" office:value="29.7" table:number-columns-spanned="3" table:number-rows-spanned="1">
            <text:p>29.7</text:p>
          </table:table-cell>
          <table:covered-table-cell table:style-name="ce17"/>
          <table:covered-table-cell table:style-name="ce21"/>
          <table:table-cell table:style-name="ce31" table:formula="of:=[.Q$17]/[.$E$2]*[.$E$6]" office:value-type="float" office:value="31.68" table:number-columns-spanned="3" table:number-rows-spanned="1">
            <text:p>31.68</text:p>
          </table:table-cell>
          <table:covered-table-cell table:style-name="ce17"/>
          <table:covered-table-cell table:style-name="ce21"/>
          <table:table-cell table:style-name="ce31" table:formula="of:=[.T$17]/[.$E$2]*[.$E$6]" office:value-type="float" office:value="47.52" table:number-columns-spanned="3" table:number-rows-spanned="1">
            <text:p>47.52</text:p>
          </table:table-cell>
          <table:covered-table-cell table:style-name="ce17"/>
          <table:covered-table-cell table:style-name="ce21"/>
          <table:table-cell table:style-name="ce31" table:formula="of:=[.W$17]/[.$E$2]*[.$E$6]" office:value-type="float" office:value="49.5" table:number-columns-spanned="3" table:number-rows-spanned="1">
            <text:p>49.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2" office:value-type="string">
            <text:p>BaseEyeHeight</text:p>
          </table:table-cell>
          <table:table-cell table:number-columns-repeated="6"/>
          <table:table-cell table:style-name="ce31" table:formula="of:=[.H$17]/[.$E$2]*[.$E$7]" office:value-type="float" office:value="7.15" table:number-columns-spanned="3" table:number-rows-spanned="1">
            <text:p>7.15</text:p>
          </table:table-cell>
          <table:covered-table-cell table:style-name="ce17"/>
          <table:covered-table-cell table:style-name="ce21"/>
          <table:table-cell table:style-name="ce31" table:formula="of:=[.K$17]/[.$E$2]*[.$E$7]" office:value-type="float" office:value="7.7" table:number-columns-spanned="3" table:number-rows-spanned="1">
            <text:p>7.7</text:p>
          </table:table-cell>
          <table:covered-table-cell table:style-name="ce17"/>
          <table:covered-table-cell table:style-name="ce21"/>
          <table:table-cell table:style-name="ce31" table:formula="of:=[.N$17]/[.$E$2]*[.$E$7]" office:value-type="float" office:value="8.25" table:number-columns-spanned="3" table:number-rows-spanned="1">
            <text:p>8.25</text:p>
          </table:table-cell>
          <table:covered-table-cell table:style-name="ce17"/>
          <table:covered-table-cell table:style-name="ce21"/>
          <table:table-cell table:style-name="ce31" table:formula="of:=[.Q$17]/[.$E$2]*[.$E$7]" office:value-type="float" office:value="8.8" table:number-columns-spanned="3" table:number-rows-spanned="1">
            <text:p>8.8</text:p>
          </table:table-cell>
          <table:covered-table-cell table:style-name="ce17"/>
          <table:covered-table-cell table:style-name="ce21"/>
          <table:table-cell table:style-name="ce31" table:formula="of:=[.T$17]/[.$E$2]*[.$E$7]" office:value-type="float" office:value="13.2" table:number-columns-spanned="3" table:number-rows-spanned="1">
            <text:p>13.2</text:p>
          </table:table-cell>
          <table:covered-table-cell table:style-name="ce17"/>
          <table:covered-table-cell table:style-name="ce21"/>
          <table:table-cell table:style-name="ce31" table:formula="of:=[.W$17]/[.$E$2]*[.$E$7]" office:value-type="float" office:value="13.75" table:number-columns-spanned="3" table:number-rows-spanned="1">
            <text:p>13.7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2" office:value-type="string">
            <text:p>EyeHeight</text:p>
          </table:table-cell>
          <table:table-cell table:number-columns-repeated="6"/>
          <table:table-cell table:style-name="ce9" table:formula="of:=[.H22]" office:value-type="float" office:value="7.15" table:number-columns-spanned="3" table:number-rows-spanned="1">
            <text:p>7.15</text:p>
          </table:table-cell>
          <table:covered-table-cell table:style-name="ce17"/>
          <table:covered-table-cell table:style-name="ce21"/>
          <table:table-cell table:style-name="ce9" table:formula="of:=[.K22]" office:value-type="float" office:value="7.7" table:number-columns-spanned="3" table:number-rows-spanned="1">
            <text:p>7.7</text:p>
          </table:table-cell>
          <table:covered-table-cell table:style-name="ce17"/>
          <table:covered-table-cell table:style-name="ce21"/>
          <table:table-cell table:style-name="ce9" table:formula="of:=[.N22]" office:value-type="float" office:value="8.25" table:number-columns-spanned="3" table:number-rows-spanned="1">
            <text:p>8.25</text:p>
          </table:table-cell>
          <table:covered-table-cell table:style-name="ce17"/>
          <table:covered-table-cell table:style-name="ce21"/>
          <table:table-cell table:style-name="ce9" table:formula="of:=[.Q22]" office:value-type="float" office:value="8.8" table:number-columns-spanned="3" table:number-rows-spanned="1">
            <text:p>8.8</text:p>
          </table:table-cell>
          <table:covered-table-cell table:style-name="ce17"/>
          <table:covered-table-cell table:style-name="ce21"/>
          <table:table-cell table:style-name="ce9" table:formula="of:=[.T22]" office:value-type="float" office:value="13.2" table:number-columns-spanned="3" table:number-rows-spanned="1">
            <text:p>13.2</text:p>
          </table:table-cell>
          <table:covered-table-cell table:style-name="ce17"/>
          <table:covered-table-cell table:style-name="ce21"/>
          <table:table-cell table:style-name="ce9" table:formula="of:=[.W22]" office:value-type="float" office:value="13.75" table:number-columns-spanned="3" table:number-rows-spanned="1">
            <text:p>13.7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2" office:value-type="string">
            <text:p>CrouchHeight</text:p>
          </table:table-cell>
          <table:table-cell table:number-columns-repeated="6"/>
          <table:table-cell table:style-name="ce9" table:formula="of:=[.H$19]/[.$B$4]*[.$B$9]" office:value-type="float" office:value="13.585" table:number-columns-spanned="3" table:number-rows-spanned="1">
            <text:p>13.585</text:p>
          </table:table-cell>
          <table:covered-table-cell table:style-name="ce17"/>
          <table:covered-table-cell table:style-name="ce21"/>
          <table:table-cell table:style-name="ce9" table:formula="of:=[.K$19]/[.$B$4]*[.$B$9]" office:value-type="float" office:value="14.63" table:number-columns-spanned="3" table:number-rows-spanned="1">
            <text:p>14.63</text:p>
          </table:table-cell>
          <table:covered-table-cell table:number-columns-repeated="2" table:style-name="Default"/>
          <table:table-cell table:style-name="ce9" table:formula="of:=[.N$19]/[.$B$4]*[.$B$9]" office:value-type="float" office:value="15.675" table:number-columns-spanned="3" table:number-rows-spanned="1">
            <text:p>15.675</text:p>
          </table:table-cell>
          <table:covered-table-cell table:number-columns-repeated="2" table:style-name="Default"/>
          <table:table-cell table:style-name="ce9" table:formula="of:=[.Q$19]/[.$B$4]*[.$B$9]" office:value-type="float" office:value="16.72" table:number-columns-spanned="3" table:number-rows-spanned="1">
            <text:p>16.72</text:p>
          </table:table-cell>
          <table:covered-table-cell table:number-columns-repeated="2" table:style-name="Default"/>
          <table:table-cell table:style-name="ce9" table:formula="of:=[.T$19]/[.$B$4]*[.$B$9]" office:value-type="float" office:value="25.08" table:number-columns-spanned="3" table:number-rows-spanned="1">
            <text:p>25.08</text:p>
          </table:table-cell>
          <table:covered-table-cell table:number-columns-repeated="2" table:style-name="Default"/>
          <table:table-cell table:style-name="ce9" table:formula="of:=[.W$19]/[.$B$4]*[.$B$9]" office:value-type="float" office:value="26.125" table:number-columns-spanned="3" table:number-rows-spanned="1">
            <text:p>26.125</text:p>
          </table:table-cell>
          <table:covered-table-cell table:number-columns-repeated="2" table:style-name="Default"/>
          <table:table-cell table:number-columns-repeated="999"/>
        </table:table-row>
        <table:table-row table:style-name="ro1">
          <table:table-cell table:style-name="ce42" office:value-type="string">
            <text:p>CrouchRadius</text:p>
          </table:table-cell>
          <table:table-cell table:number-columns-repeated="6"/>
          <table:table-cell table:style-name="ce9" table:formula="of:=[.H21]" office:value-type="float" office:value="25.74" table:number-columns-spanned="3" table:number-rows-spanned="1">
            <text:p>25.74</text:p>
          </table:table-cell>
          <table:covered-table-cell table:style-name="ce17"/>
          <table:covered-table-cell table:style-name="ce21"/>
          <table:table-cell table:style-name="ce9" table:formula="of:=[.K21]" office:value-type="float" office:value="27.72" table:number-columns-spanned="3" table:number-rows-spanned="1">
            <text:p>27.72</text:p>
          </table:table-cell>
          <table:covered-table-cell table:style-name="ce17"/>
          <table:covered-table-cell table:style-name="ce21"/>
          <table:table-cell table:style-name="ce9" table:formula="of:=[.N21]" office:value-type="float" office:value="29.7" table:number-columns-spanned="3" table:number-rows-spanned="1">
            <text:p>29.7</text:p>
          </table:table-cell>
          <table:covered-table-cell table:style-name="ce17"/>
          <table:covered-table-cell table:style-name="ce21"/>
          <table:table-cell table:style-name="ce9" table:formula="of:=[.Q21]" office:value-type="float" office:value="31.68" table:number-columns-spanned="3" table:number-rows-spanned="1">
            <text:p>31.68</text:p>
          </table:table-cell>
          <table:covered-table-cell table:style-name="ce17"/>
          <table:covered-table-cell table:style-name="ce21"/>
          <table:table-cell table:style-name="ce9" table:formula="of:=[.T21]" office:value-type="float" office:value="47.52" table:number-columns-spanned="3" table:number-rows-spanned="1">
            <text:p>47.52</text:p>
          </table:table-cell>
          <table:covered-table-cell table:style-name="ce17"/>
          <table:covered-table-cell table:style-name="ce21"/>
          <table:table-cell table:style-name="ce9" table:formula="of:=[.W21]" office:value-type="float" office:value="49.5" table:number-columns-spanned="3" table:number-rows-spanned="1">
            <text:p>49.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2" office:value-type="string">
            <text:p>OnlineHeadshotOffset (X,Y,Z)</text:p>
          </table:table-cell>
          <table:table-cell table:number-columns-repeated="6"/>
          <table:table-cell table:style-name="ce10" table:formula="of:=[.H$17]/[.$E$2]*[.$E$11]" office:value-type="float" office:value="19.6625">
            <text:p>19.6625</text:p>
          </table:table-cell>
          <table:table-cell table:style-name="ce17" table:formula="of:=[.H$17]/[.$E$2]*[.$F$11]" office:value-type="float" office:value="0">
            <text:p>0.0</text:p>
          </table:table-cell>
          <table:table-cell table:style-name="ce21" table:formula="of:=[.H$17]/[.$E$2]*[.$G$11]" office:value-type="float" office:value="5.72">
            <text:p>5.72</text:p>
          </table:table-cell>
          <table:table-cell table:style-name="ce10" table:formula="of:=[.K$17]/[.$E$2]*[.$E$11]" office:value-type="float" office:value="21.175">
            <text:p>21.175</text:p>
          </table:table-cell>
          <table:table-cell table:style-name="ce17" table:formula="of:=[.K$17]/[.$E$2]*[.$F$11]" office:value-type="float" office:value="0">
            <text:p>0.0</text:p>
          </table:table-cell>
          <table:table-cell table:style-name="ce21" table:formula="of:=[.K$17]/[.$E$2]*[.$G$11]" office:value-type="float" office:value="6.16">
            <text:p>6.16</text:p>
          </table:table-cell>
          <table:table-cell table:style-name="ce10" table:formula="of:=[.N$17]/[.$E$2]*[.$E$11]" office:value-type="float" office:value="22.6875">
            <text:p>22.6875</text:p>
          </table:table-cell>
          <table:table-cell table:style-name="ce17" table:formula="of:=[.N$17]/[.$E$2]*[.$F$11]" office:value-type="float" office:value="0">
            <text:p>0.0</text:p>
          </table:table-cell>
          <table:table-cell table:style-name="ce21" table:formula="of:=[.N$17]/[.$E$2]*[.$G$11]" office:value-type="float" office:value="6.6">
            <text:p>6.6</text:p>
          </table:table-cell>
          <table:table-cell table:style-name="ce10" table:formula="of:=[.Q$17]/[.$E$2]*[.$E$11]" office:value-type="float" office:value="24.2">
            <text:p>24.2</text:p>
          </table:table-cell>
          <table:table-cell table:style-name="ce17" table:formula="of:=[.Q$17]/[.$E$2]*[.$F$11]" office:value-type="float" office:value="0">
            <text:p>0.0</text:p>
          </table:table-cell>
          <table:table-cell table:style-name="ce21" table:formula="of:=[.Q$17]/[.$E$2]*[.$G$11]" office:value-type="float" office:value="7.04">
            <text:p>7.04</text:p>
          </table:table-cell>
          <table:table-cell table:style-name="ce10" table:formula="of:=[.T$17]/[.$E$2]*[.$E$11]" office:value-type="float" office:value="36.3">
            <text:p>36.3</text:p>
          </table:table-cell>
          <table:table-cell table:style-name="ce17" table:formula="of:=[.T$17]/[.$E$2]*[.$F$11]" office:value-type="float" office:value="0">
            <text:p>0.0</text:p>
          </table:table-cell>
          <table:table-cell table:style-name="ce21" table:formula="of:=[.T$17]/[.$E$2]*[.$G$11]" office:value-type="float" office:value="10.56">
            <text:p>10.56</text:p>
          </table:table-cell>
          <table:table-cell table:style-name="ce10" table:formula="of:=[.W$17]/[.$E$2]*[.$E$11]" office:value-type="float" office:value="37.8125">
            <text:p>37.8125</text:p>
          </table:table-cell>
          <table:table-cell table:style-name="ce17" table:formula="of:=[.W$17]/[.$E$2]*[.$F$11]" office:value-type="float" office:value="0">
            <text:p>0.0</text:p>
          </table:table-cell>
          <table:table-cell table:style-name="ce21" table:formula="of:=[.W$17]/[.$E$2]*[.$G$11]" office:value-type="float" office:value="11">
            <text:p>11.0</text:p>
          </table:table-cell>
          <table:table-cell table:number-columns-repeated="999"/>
        </table:table-row>
        <table:table-row table:style-name="ro1">
          <table:table-cell table:style-name="ce42" office:value-type="string">
            <text:p>OnlineHeadshotScale</text:p>
          </table:table-cell>
          <table:table-cell table:number-columns-repeated="6"/>
          <table:table-cell table:style-name="ce31" table:formula="of:=[.H$17]/[.$E$2]*[.$E$12]" office:value-type="float" office:value="0.975" table:number-columns-spanned="3" table:number-rows-spanned="1">
            <text:p>0.975</text:p>
          </table:table-cell>
          <table:covered-table-cell table:style-name="ce17"/>
          <table:covered-table-cell table:style-name="ce21"/>
          <table:table-cell table:style-name="ce31" table:formula="of:=[.K$17]/[.$E$2]*[.$E$12]" office:value-type="float" office:value="1.05" table:number-columns-spanned="3" table:number-rows-spanned="1">
            <text:p>1.05</text:p>
          </table:table-cell>
          <table:covered-table-cell table:style-name="ce17"/>
          <table:covered-table-cell table:style-name="ce21"/>
          <table:table-cell table:style-name="ce31" table:formula="of:=[.N$17]/[.$E$2]*[.$E$12]" office:value-type="float" office:value="1.125" table:number-columns-spanned="3" table:number-rows-spanned="1">
            <text:p>1.125</text:p>
          </table:table-cell>
          <table:covered-table-cell table:style-name="ce17"/>
          <table:covered-table-cell table:style-name="ce21"/>
          <table:table-cell table:style-name="ce31" table:formula="of:=[.Q$17]/[.$E$2]*[.$E$12]" office:value-type="float" office:value="1.2" table:number-columns-spanned="3" table:number-rows-spanned="1">
            <text:p>1.2</text:p>
          </table:table-cell>
          <table:covered-table-cell table:style-name="ce17"/>
          <table:covered-table-cell table:style-name="ce21"/>
          <table:table-cell table:style-name="ce31" table:formula="of:=[.T$17]/[.$E$2]*[.$E$12]" office:value-type="float" office:value="1.8" table:number-columns-spanned="3" table:number-rows-spanned="1">
            <text:p>1.8</text:p>
          </table:table-cell>
          <table:covered-table-cell table:style-name="ce17"/>
          <table:covered-table-cell table:style-name="ce21"/>
          <table:table-cell table:style-name="ce31" table:formula="of:=[.W$17]/[.$E$2]*[.$E$12]" office:value-type="float" office:value="1.875" table:number-columns-spanned="3" table:number-rows-spanned="1">
            <text:p>1.875</text:p>
          </table:table-cell>
          <table:covered-table-cell table:style-name="ce17"/>
          <table:covered-table-cell table:style-name="ce21"/>
          <table:table-cell table:number-columns-repeated="999"/>
        </table:table-row>
        <table:table-row table:style-name="ro1">
          <table:table-cell table:style-name="ce43" office:value-type="string">
            <text:p>Mass</text:p>
          </table:table-cell>
          <table:table-cell table:number-columns-repeated="6"/>
          <table:table-cell table:style-name="ce32" table:formula="of:=[.H$17]/[.$E$2]*[.$E$13]" office:value-type="float" office:value="299" table:number-columns-spanned="3" table:number-rows-spanned="1">
            <text:p>299.0</text:p>
          </table:table-cell>
          <table:covered-table-cell table:style-name="ce18"/>
          <table:covered-table-cell table:style-name="ce22"/>
          <table:table-cell table:style-name="ce32" table:formula="of:=[.K$17]/[.$E$2]*[.$E$13]" office:value-type="float" office:value="322" table:number-columns-spanned="3" table:number-rows-spanned="1">
            <text:p>322.0</text:p>
          </table:table-cell>
          <table:covered-table-cell table:style-name="ce18"/>
          <table:covered-table-cell table:style-name="ce22"/>
          <table:table-cell table:style-name="ce32" table:formula="of:=[.N$17]/[.$E$2]*[.$E$13]" office:value-type="float" office:value="345" table:number-columns-spanned="3" table:number-rows-spanned="1">
            <text:p>345.0</text:p>
          </table:table-cell>
          <table:covered-table-cell table:style-name="ce18"/>
          <table:covered-table-cell table:style-name="ce22"/>
          <table:table-cell table:style-name="ce32" table:formula="of:=[.Q$17]/[.$E$2]*[.$E$13]" office:value-type="float" office:value="368" table:number-columns-spanned="3" table:number-rows-spanned="1">
            <text:p>368.0</text:p>
          </table:table-cell>
          <table:covered-table-cell table:style-name="ce18"/>
          <table:covered-table-cell table:style-name="ce22"/>
          <table:table-cell table:style-name="ce32" table:formula="of:=[.T$17]/[.$E$2]*[.$E$13]" office:value-type="float" office:value="552" table:number-columns-spanned="3" table:number-rows-spanned="1">
            <text:p>552.0</text:p>
          </table:table-cell>
          <table:covered-table-cell table:style-name="ce18"/>
          <table:covered-table-cell table:style-name="ce22"/>
          <table:table-cell table:style-name="ce32" table:formula="of:=[.W$17]/[.$E$2]*[.$E$13]" office:value-type="float" office:value="575" table:number-columns-spanned="3" table:number-rows-spanned="1">
            <text:p>575.0</text:p>
          </table:table-cell>
          <table:covered-table-cell table:style-name="ce18"/>
          <table:covered-table-cell table:style-name="ce22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33" table:number-columns-repeated="3"/>
          <table:table-cell table:style-name="ce33" office:value-type="string" table:number-columns-spanned="3" table:number-rows-spanned="1">
            <text:p>Offset</text:p>
          </table:table-cell>
          <table:covered-table-cell table:number-columns-repeated="2" table:style-name="ce33"/>
          <table:table-cell table:number-columns-repeated="1017"/>
        </table:table-row>
        <table:table-row table:style-name="ro1">
          <table:table-cell office:value-type="string">
            <text:p>BallisticCollision</text:p>
          </table:table-cell>
          <table:table-cell table:style-name="ce33" office:value-type="string">
            <text:p>Radius</text:p>
          </table:table-cell>
          <table:table-cell table:style-name="ce33" office:value-type="string">
            <text:p>Height</text:p>
          </table:table-cell>
          <table:table-cell table:style-name="ce33" office:value-type="string">
            <text:p>Bone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>
            <text:p>Head</text:p>
          </table:table-cell>
          <table:table-cell table:style-name="ce13" office:value-type="float" office:value="6.5">
            <text:p>6.5</text:p>
          </table:table-cell>
          <table:table-cell table:style-name="ce13" office:value-type="float" office:value="8">
            <text:p>8.0</text:p>
          </table:table-cell>
          <table:table-cell table:style-name="ce13"/>
          <table:table-cell table:style-name="ce13" office:value-type="float" office:value="2">
            <text:p>2.0</text:p>
          </table:table-cell>
          <table:table-cell table:style-name="ce13" office:value-type="float" office:value="-2">
            <text:p>-2.0</text:p>
          </table:table-cell>
          <table:table-cell table:style-name="ce13" office:value-type="float" office:value="0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13" office:value-type="float" office:value="29.5">
            <text:p>29.5</text:p>
          </table:table-cell>
          <table:table-cell table:style-name="ce13" office:value-type="float" office:value="19">
            <text:p>19.0</text:p>
          </table:table-cell>
          <table:table-cell table:style-name="ce13"/>
          <table:table-cell table:style-name="ce13" office:value-type="float" office:value="-6.5">
            <text:p>-6.5</text:p>
          </table:table-cell>
          <table:table-cell table:number-columns-repeated="2" table:style-name="ce13" office:value-type="float" office:value="0">
            <text:p>0.0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5118" number:language="en" number:country="US" number:title="UnrealScript Float Suppressed 4">
      <number:number number:decimal-places="4" number:min-integer-digits="1"/>
    </number:number-style>
    <number:number-style style:name="N5119" number:language="en" number:country="US" number:title="UnrealScript Float Suppressed 6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17.04.2016</text:date>, <text:time>23:22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4-12T21:22:52.93</meta:creation-date>
    <dc:date>2016-04-17T23:22:13.85</dc:date>
    <meta:editing-duration>PT13H55M17S</meta:editing-duration>
    <meta:editing-cycles>47</meta:editing-cycles>
    <meta:generator>OpenOffice.org/3.3$Win32 OpenOffice.org_project/330m20$Build-9567</meta:generator>
    <dc:creator>Глеб Цирюта</dc:creator>
    <meta:document-statistic meta:table-count="3" meta:cell-count="722" meta:object-count="0"/>
  </office:meta>
</office:document-meta>
</file>